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861cm"/>
    </style:style>
    <style:style style:name="ro1" style:family="table-row">
      <style:table-row-properties style:row-height="2.674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ubmed search 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5" office:value-type="string" calcext:value-type="string">
            <text:p>PMID</text:p>
          </table:table-cell>
          <table:table-cell table:style-name="ce1" office:value-type="string" calcext:value-type="string">
            <text:p>having evaluated the title, and given that you know that a search keyword was found in the abstract, does it sound like the abstract should be evaluated? (1: likely not interesting, 2: potentially interesting, 3: certainly relevant)</text:p>
          </table:table-cell>
          <table:table-cell table:style-name="ce1" office:value-type="string" calcext:value-type="string">
            <text:p>having evaluated the abstract, would it be worthwhile to check the full text? 1: probably not, 2: maybe, 3: yes</text:p>
          </table:table-cell>
          <table:table-cell table:style-name="ce3" office:value-type="string" calcext:value-type="string">
            <text:p>comments after evaluation of abstract</text:p>
          </table:table-cell>
          <table:table-cell table:style-name="ce3" office:value-type="string" calcext:value-type="string">
            <text:p>Read in detail? 1: yes, 0: no</text:p>
          </table:table-cell>
          <table:table-cell table:style-name="ce3" office:value-type="string" calcext:value-type="string">
            <text:p>If read in detail, did the publication contain relevant data? 0: no, 1: yes</text:p>
          </table:table-cell>
          <table:table-cell table:style-name="ce3" office:value-type="string" calcext:value-type="string">
            <text:p>needs more work to curate all data from the paper? 0: no, 1: yes</text:p>
          </table:table-cell>
          <table:table-cell/>
          <table:table-cell table:style-name="ce5" table:number-columns-repeated="1004"/>
        </table:table-row>
        <table:table-row table:style-name="ro2">
          <table:table-cell office:value-type="float" office:value="30654300" calcext:value-type="float">
            <text:p>30654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2451400" calcext:value-type="float">
            <text:p>2245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4969400" calcext:value-type="float">
            <text:p>24969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6122210" calcext:value-type="float">
            <text:p>26122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17092210" calcext:value-type="float">
            <text:p>17092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aturation</text:p>
          </table:table-cell>
          <table:table-cell table:number-columns-repeated="1008"/>
        </table:table-row>
        <table:table-row table:style-name="ro2">
          <table:table-cell office:value-type="float" office:value="19839610" calcext:value-type="float">
            <text:p>19839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9176910" calcext:value-type="float">
            <text:p>291769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ut metal redox, not really in scope</text:p>
          </table:table-cell>
          <table:table-cell table:number-columns-repeated="1008"/>
        </table:table-row>
        <table:table-row table:style-name="ro2">
          <table:table-cell office:value-type="float" office:value="33399120" calcext:value-type="float">
            <text:p>33399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nano particles, not really in scope</text:p>
          </table:table-cell>
          <table:table-cell table:number-columns-repeated="1008"/>
        </table:table-row>
        <table:table-row table:style-name="ro2">
          <table:table-cell office:value-type="float" office:value="22047920" calcext:value-type="float">
            <text:p>22047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absorption/desorption</text:p>
          </table:table-cell>
          <table:table-cell table:number-columns-repeated="1008"/>
        </table:table-row>
        <table:table-row table:style-name="ro2">
          <table:table-cell office:value-type="float" office:value="18395530" calcext:value-type="float">
            <text:p>183955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0733040" calcext:value-type="float">
            <text:p>20733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/RNA binding</text:p>
          </table:table-cell>
          <table:table-cell table:number-columns-repeated="1008"/>
        </table:table-row>
        <table:table-row table:style-name="ro2">
          <table:table-cell office:value-type="float" office:value="33582140" calcext:value-type="float">
            <text:p>33582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formations</text:p>
          </table:table-cell>
          <table:table-cell table:number-columns-repeated="1008"/>
        </table:table-row>
        <table:table-row table:style-name="ro2">
          <table:table-cell office:value-type="float" office:value="29787240" calcext:value-type="float">
            <text:p>297872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enzyme-catalyzed, but still biologically relevant</text:p>
          </table:table-cell>
          <table:table-cell table:number-columns-repeated="1008"/>
        </table:table-row>
        <table:table-row table:style-name="ro2">
          <table:table-cell office:value-type="float" office:value="21368150" calcext:value-type="float">
            <text:p>213681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31617350" calcext:value-type="float">
            <text:p>3161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/RNA binding</text:p>
          </table:table-cell>
          <table:table-cell table:number-columns-repeated="1008"/>
        </table:table-row>
        <table:table-row table:style-name="ro2">
          <table:table-cell office:value-type="float" office:value="30737350" calcext:value-type="float">
            <text:p>307373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576650" calcext:value-type="float">
            <text:p>185766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5561060" calcext:value-type="float">
            <text:p>255610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t sure if this is new data</text:p>
          </table:table-cell>
          <table:table-cell table:number-columns-repeated="1008"/>
        </table:table-row>
        <table:table-row table:style-name="ro2">
          <table:table-cell office:value-type="float" office:value="21062060" calcext:value-type="float">
            <text:p>21062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ormations</text:p>
          </table:table-cell>
          <table:table-cell table:number-columns-repeated="1008"/>
        </table:table-row>
        <table:table-row table:style-name="ro2">
          <table:table-cell office:value-type="float" office:value="27434160" calcext:value-type="float">
            <text:p>27434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sorption</text:p>
          </table:table-cell>
          <table:table-cell table:number-columns-repeated="1008"/>
        </table:table-row>
        <table:table-row table:style-name="ro2">
          <table:table-cell office:value-type="float" office:value="18979460" calcext:value-type="float">
            <text:p>18979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ography</text:p>
          </table:table-cell>
          <table:table-cell table:number-columns-repeated="1008"/>
        </table:table-row>
        <table:table-row table:style-name="ro2">
          <table:table-cell office:value-type="float" office:value="19177560" calcext:value-type="float">
            <text:p>19177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ll ligand binding</text:p>
          </table:table-cell>
          <table:table-cell table:number-columns-repeated="1008"/>
        </table:table-row>
        <table:table-row table:style-name="ro2">
          <table:table-cell office:value-type="float" office:value="27942960" calcext:value-type="float">
            <text:p>27942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5190480" calcext:value-type="float">
            <text:p>251904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8698480" calcext:value-type="float">
            <text:p>18698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ction in ionic liquid</text:p>
          </table:table-cell>
          <table:table-cell table:number-columns-repeated="1008"/>
        </table:table-row>
        <table:table-row table:style-name="ro2">
          <table:table-cell office:value-type="float" office:value="27933780" calcext:value-type="float">
            <text:p>27933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6174880" calcext:value-type="float">
            <text:p>26174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table:number-columns-repeated="1008"/>
        </table:table-row>
        <table:table-row table:style-name="ro2">
          <table:table-cell office:value-type="float" office:value="33711090" calcext:value-type="float">
            <text:p>33711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9632090" calcext:value-type="float">
            <text:p>29632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8905090" calcext:value-type="float">
            <text:p>289050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6435390" calcext:value-type="float">
            <text:p>264353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30907590" calcext:value-type="float">
            <text:p>30907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25942001" calcext:value-type="float">
            <text:p>25942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tomer equilibrium; 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23624101" calcext:value-type="float">
            <text:p>23624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30950601" calcext:value-type="float">
            <text:p>30950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out big molecules</text:p>
          </table:table-cell>
          <table:table-cell table:number-columns-repeated="1008"/>
        </table:table-row>
        <table:table-row table:style-name="ro2">
          <table:table-cell office:value-type="float" office:value="20367611" calcext:value-type="float">
            <text:p>20367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; protein states</text:p>
          </table:table-cell>
          <table:table-cell table:number-columns-repeated="1008"/>
        </table:table-row>
        <table:table-row table:style-name="ro2">
          <table:table-cell office:value-type="float" office:value="23289611" calcext:value-type="float">
            <text:p>232896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 states</text:p>
          </table:table-cell>
          <table:table-cell table:number-columns-repeated="1008"/>
        </table:table-row>
        <table:table-row table:style-name="ro2">
          <table:table-cell office:value-type="float" office:value="21550711" calcext:value-type="float">
            <text:p>21550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eory</text:p>
          </table:table-cell>
          <table:table-cell table:number-columns-repeated="1008"/>
        </table:table-row>
        <table:table-row table:style-name="ro2">
          <table:table-cell office:value-type="float" office:value="17223711" calcext:value-type="float">
            <text:p>172237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9156321" calcext:value-type="float">
            <text:p>191563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1501921" calcext:value-type="float">
            <text:p>21501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number-columns-repeated="1008"/>
        </table:table-row>
        <table:table-row table:style-name="ro2">
          <table:table-cell office:value-type="float" office:value="29768031" calcext:value-type="float">
            <text:p>29768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sorption</text:p>
          </table:table-cell>
          <table:table-cell table:number-columns-repeated="1008"/>
        </table:table-row>
        <table:table-row table:style-name="ro2">
          <table:table-cell office:value-type="float" office:value="28602731" calcext:value-type="float">
            <text:p>28602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nds strange</text:p>
          </table:table-cell>
          <table:table-cell table:number-columns-repeated="1008"/>
        </table:table-row>
        <table:table-row table:style-name="ro2">
          <table:table-cell office:value-type="float" office:value="24099941" calcext:value-type="float">
            <text:p>24099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1420351" calcext:value-type="float">
            <text:p>21420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4415551" calcext:value-type="float">
            <text:p>24415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atography</text:p>
          </table:table-cell>
          <table:table-cell table:number-columns-repeated="1008"/>
        </table:table-row>
        <table:table-row table:style-name="ro2">
          <table:table-cell office:value-type="float" office:value="27276551" calcext:value-type="float">
            <text:p>27276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table:number-columns-repeated="1008"/>
        </table:table-row>
        <table:table-row table:style-name="ro2">
          <table:table-cell office:value-type="float" office:value="17388551" calcext:value-type="float">
            <text:p>17388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tomer equilibrium; not sure about biological relevance</text:p>
          </table:table-cell>
          <table:table-cell table:number-columns-repeated="1008"/>
        </table:table-row>
        <table:table-row table:style-name="ro2">
          <table:table-cell office:value-type="float" office:value="18350161" calcext:value-type="float">
            <text:p>183501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w data? </text:p>
          </table:table-cell>
          <table:table-cell table:number-columns-repeated="1008"/>
        </table:table-row>
        <table:table-row table:style-name="ro2">
          <table:table-cell office:value-type="float" office:value="18207161" calcext:value-type="float">
            <text:p>18207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</text:p>
          </table:table-cell>
          <table:table-cell table:number-columns-repeated="1008"/>
        </table:table-row>
        <table:table-row table:style-name="ro2">
          <table:table-cell office:value-type="float" office:value="23482561" calcext:value-type="float">
            <text:p>23482561</text:p>
          </table:table-cell>
          <table:table-cell table:number-columns-repeated="1011"/>
        </table:table-row>
        <table:table-row table:style-name="ro2">
          <table:table-cell office:value-type="float" office:value="23906761" calcext:value-type="float">
            <text:p>23906761</text:p>
          </table:table-cell>
          <table:table-cell table:number-columns-repeated="1011"/>
        </table:table-row>
        <table:table-row table:style-name="ro2">
          <table:table-cell office:value-type="float" office:value="18313071" calcext:value-type="float">
            <text:p>18313071</text:p>
          </table:table-cell>
          <table:table-cell table:number-columns-repeated="1011"/>
        </table:table-row>
        <table:table-row table:style-name="ro2">
          <table:table-cell office:value-type="float" office:value="28369071" calcext:value-type="float">
            <text:p>28369071</text:p>
          </table:table-cell>
          <table:table-cell table:number-columns-repeated="1011"/>
        </table:table-row>
        <table:table-row table:style-name="ro2">
          <table:table-cell office:value-type="float" office:value="17550271" calcext:value-type="float">
            <text:p>17550271</text:p>
          </table:table-cell>
          <table:table-cell table:number-columns-repeated="1011"/>
        </table:table-row>
        <table:table-row table:style-name="ro2">
          <table:table-cell office:value-type="float" office:value="20564571" calcext:value-type="float">
            <text:p>20564571</text:p>
          </table:table-cell>
          <table:table-cell table:number-columns-repeated="1011"/>
        </table:table-row>
        <table:table-row table:style-name="ro2">
          <table:table-cell office:value-type="float" office:value="17848571" calcext:value-type="float">
            <text:p>17848571</text:p>
          </table:table-cell>
          <table:table-cell table:number-columns-repeated="1011"/>
        </table:table-row>
        <table:table-row table:style-name="ro2">
          <table:table-cell office:value-type="float" office:value="9635771" calcext:value-type="float">
            <text:p>9635771</text:p>
          </table:table-cell>
          <table:table-cell table:number-columns-repeated="1011"/>
        </table:table-row>
        <table:table-row table:style-name="ro2">
          <table:table-cell office:value-type="float" office:value="18235971" calcext:value-type="float">
            <text:p>18235971</text:p>
          </table:table-cell>
          <table:table-cell table:number-columns-repeated="1011"/>
        </table:table-row>
        <table:table-row table:style-name="ro2">
          <table:table-cell office:value-type="float" office:value="25680381" calcext:value-type="float">
            <text:p>25680381</text:p>
          </table:table-cell>
          <table:table-cell table:number-columns-repeated="1011"/>
        </table:table-row>
        <table:table-row table:style-name="ro2">
          <table:table-cell office:value-type="float" office:value="27041481" calcext:value-type="float">
            <text:p>27041481</text:p>
          </table:table-cell>
          <table:table-cell table:number-columns-repeated="1011"/>
        </table:table-row>
        <table:table-row table:style-name="ro2">
          <table:table-cell office:value-type="float" office:value="27159581" calcext:value-type="float">
            <text:p>27159581</text:p>
          </table:table-cell>
          <table:table-cell table:number-columns-repeated="1011"/>
        </table:table-row>
        <table:table-row table:style-name="ro2">
          <table:table-cell office:value-type="float" office:value="28739781" calcext:value-type="float">
            <text:p>28739781</text:p>
          </table:table-cell>
          <table:table-cell table:number-columns-repeated="1011"/>
        </table:table-row>
        <table:table-row table:style-name="ro2">
          <table:table-cell office:value-type="float" office:value="20674981" calcext:value-type="float">
            <text:p>20674981</text:p>
          </table:table-cell>
          <table:table-cell table:number-columns-repeated="1011"/>
        </table:table-row>
        <table:table-row table:style-name="ro2">
          <table:table-cell office:value-type="float" office:value="25722002" calcext:value-type="float">
            <text:p>25722002</text:p>
          </table:table-cell>
          <table:table-cell table:number-columns-repeated="1011"/>
        </table:table-row>
        <table:table-row table:style-name="ro2">
          <table:table-cell office:value-type="float" office:value="28295202" calcext:value-type="float">
            <text:p>28295202</text:p>
          </table:table-cell>
          <table:table-cell table:number-columns-repeated="1011"/>
        </table:table-row>
        <table:table-row table:style-name="ro2">
          <table:table-cell office:value-type="float" office:value="27792302" calcext:value-type="float">
            <text:p>27792302</text:p>
          </table:table-cell>
          <table:table-cell table:number-columns-repeated="1011"/>
        </table:table-row>
        <table:table-row table:style-name="ro2">
          <table:table-cell office:value-type="float" office:value="31958502" calcext:value-type="float">
            <text:p>31958502</text:p>
          </table:table-cell>
          <table:table-cell table:number-columns-repeated="1011"/>
        </table:table-row>
        <table:table-row table:style-name="ro2">
          <table:table-cell table:style-name="ce11" office:value-type="float" office:value="31657902" calcext:value-type="float">
            <text:p>31657902</text:p>
          </table:table-cell>
          <table:table-cell table:number-columns-repeated="1011"/>
        </table:table-row>
        <table:table-row table:style-name="ro2">
          <table:table-cell office:value-type="float" office:value="18048312" calcext:value-type="float">
            <text:p>18048312</text:p>
          </table:table-cell>
          <table:table-cell table:number-columns-repeated="1011"/>
        </table:table-row>
        <table:table-row table:style-name="ro2">
          <table:table-cell office:value-type="float" office:value="20615712" calcext:value-type="float">
            <text:p>20615712</text:p>
          </table:table-cell>
          <table:table-cell table:number-columns-repeated="1011"/>
        </table:table-row>
        <table:table-row table:style-name="ro2">
          <table:table-cell office:value-type="float" office:value="27016912" calcext:value-type="float">
            <text:p>27016912</text:p>
          </table:table-cell>
          <table:table-cell table:number-columns-repeated="1011"/>
        </table:table-row>
        <table:table-row table:style-name="ro2">
          <table:table-cell office:value-type="float" office:value="30461222" calcext:value-type="float">
            <text:p>30461222</text:p>
          </table:table-cell>
          <table:table-cell table:number-columns-repeated="1011"/>
        </table:table-row>
        <table:table-row table:style-name="ro2">
          <table:table-cell office:value-type="float" office:value="20605432" calcext:value-type="float">
            <text:p>20605432</text:p>
          </table:table-cell>
          <table:table-cell table:number-columns-repeated="1011"/>
        </table:table-row>
        <table:table-row table:style-name="ro2">
          <table:table-cell office:value-type="float" office:value="17190832" calcext:value-type="float">
            <text:p>17190832</text:p>
          </table:table-cell>
          <table:table-cell table:number-columns-repeated="1011"/>
        </table:table-row>
        <table:table-row table:style-name="ro2">
          <table:table-cell office:value-type="float" office:value="30346142" calcext:value-type="float">
            <text:p>30346142</text:p>
          </table:table-cell>
          <table:table-cell table:number-columns-repeated="1011"/>
        </table:table-row>
        <table:table-row table:style-name="ro2">
          <table:table-cell office:value-type="float" office:value="22750542" calcext:value-type="float">
            <text:p>22750542</text:p>
          </table:table-cell>
          <table:table-cell table:number-columns-repeated="1011"/>
        </table:table-row>
        <table:table-row table:style-name="ro2">
          <table:table-cell office:value-type="float" office:value="28454652" calcext:value-type="float">
            <text:p>28454652</text:p>
          </table:table-cell>
          <table:table-cell table:number-columns-repeated="1011"/>
        </table:table-row>
        <table:table-row table:style-name="ro2">
          <table:table-cell office:value-type="float" office:value="22915062" calcext:value-type="float">
            <text:p>22915062</text:p>
          </table:table-cell>
          <table:table-cell table:number-columns-repeated="1011"/>
        </table:table-row>
        <table:table-row table:style-name="ro2">
          <table:table-cell office:value-type="float" office:value="21385562" calcext:value-type="float">
            <text:p>21385562</text:p>
          </table:table-cell>
          <table:table-cell table:number-columns-repeated="1011"/>
        </table:table-row>
        <table:table-row table:style-name="ro2">
          <table:table-cell office:value-type="float" office:value="20694172" calcext:value-type="float">
            <text:p>20694172</text:p>
          </table:table-cell>
          <table:table-cell table:number-columns-repeated="1011"/>
        </table:table-row>
        <table:table-row table:style-name="ro2">
          <table:table-cell office:value-type="float" office:value="21212272" calcext:value-type="float">
            <text:p>21212272</text:p>
          </table:table-cell>
          <table:table-cell table:number-columns-repeated="1011"/>
        </table:table-row>
        <table:table-row table:style-name="ro2">
          <table:table-cell office:value-type="float" office:value="17449872" calcext:value-type="float">
            <text:p>17449872</text:p>
          </table:table-cell>
          <table:table-cell table:number-columns-repeated="1011"/>
        </table:table-row>
        <table:table-row table:style-name="ro2">
          <table:table-cell office:value-type="float" office:value="21715082" calcext:value-type="float">
            <text:p>21715082</text:p>
          </table:table-cell>
          <table:table-cell table:number-columns-repeated="1011"/>
        </table:table-row>
        <table:table-row table:style-name="ro2">
          <table:table-cell office:value-type="float" office:value="22383182" calcext:value-type="float">
            <text:p>22383182</text:p>
          </table:table-cell>
          <table:table-cell table:number-columns-repeated="1011"/>
        </table:table-row>
        <table:table-row table:style-name="ro2">
          <table:table-cell office:value-type="float" office:value="31923382" calcext:value-type="float">
            <text:p>31923382</text:p>
          </table:table-cell>
          <table:table-cell table:number-columns-repeated="1011"/>
        </table:table-row>
        <table:table-row table:style-name="ro2">
          <table:table-cell office:value-type="float" office:value="21322582" calcext:value-type="float">
            <text:p>21322582</text:p>
          </table:table-cell>
          <table:table-cell table:number-columns-repeated="1011"/>
        </table:table-row>
        <table:table-row table:style-name="ro2">
          <table:table-cell office:value-type="float" office:value="20429582" calcext:value-type="float">
            <text:p>20429582</text:p>
          </table:table-cell>
          <table:table-cell table:number-columns-repeated="1011"/>
        </table:table-row>
        <table:table-row table:style-name="ro2">
          <table:table-cell office:value-type="float" office:value="27793292" calcext:value-type="float">
            <text:p>27793292</text:p>
          </table:table-cell>
          <table:table-cell table:number-columns-repeated="1011"/>
        </table:table-row>
        <table:table-row table:style-name="ro2">
          <table:table-cell office:value-type="float" office:value="30396392" calcext:value-type="float">
            <text:p>30396392</text:p>
          </table:table-cell>
          <table:table-cell table:number-columns-repeated="1011"/>
        </table:table-row>
        <table:table-row table:style-name="ro2">
          <table:table-cell office:value-type="float" office:value="19898692" calcext:value-type="float">
            <text:p>19898692</text:p>
          </table:table-cell>
          <table:table-cell table:number-columns-repeated="1011"/>
        </table:table-row>
        <table:table-row table:style-name="ro2">
          <table:table-cell office:value-type="float" office:value="28992703" calcext:value-type="float">
            <text:p>28992703</text:p>
          </table:table-cell>
          <table:table-cell table:number-columns-repeated="1011"/>
        </table:table-row>
        <table:table-row table:style-name="ro2">
          <table:table-cell office:value-type="float" office:value="21205903" calcext:value-type="float">
            <text:p>21205903</text:p>
          </table:table-cell>
          <table:table-cell table:number-columns-repeated="1011"/>
        </table:table-row>
        <table:table-row table:style-name="ro2">
          <table:table-cell office:value-type="float" office:value="23030313" calcext:value-type="float">
            <text:p>23030313</text:p>
          </table:table-cell>
          <table:table-cell table:number-columns-repeated="1011"/>
        </table:table-row>
        <table:table-row table:style-name="ro2">
          <table:table-cell office:value-type="float" office:value="28125613" calcext:value-type="float">
            <text:p>28125613</text:p>
          </table:table-cell>
          <table:table-cell table:number-columns-repeated="1011"/>
        </table:table-row>
        <table:table-row table:style-name="ro2">
          <table:table-cell office:value-type="float" office:value="27485813" calcext:value-type="float">
            <text:p>27485813</text:p>
          </table:table-cell>
          <table:table-cell table:number-columns-repeated="1011"/>
        </table:table-row>
        <table:table-row table:style-name="ro2">
          <table:table-cell office:value-type="float" office:value="21354323" calcext:value-type="float">
            <text:p>21354323</text:p>
          </table:table-cell>
          <table:table-cell table:number-columns-repeated="1011"/>
        </table:table-row>
        <table:table-row table:style-name="ro2">
          <table:table-cell office:value-type="float" office:value="17889423" calcext:value-type="float">
            <text:p>17889423</text:p>
          </table:table-cell>
          <table:table-cell table:number-columns-repeated="1011"/>
        </table:table-row>
        <table:table-row table:style-name="ro2">
          <table:table-cell office:value-type="float" office:value="29851233" calcext:value-type="float">
            <text:p>29851233</text:p>
          </table:table-cell>
          <table:table-cell table:number-columns-repeated="1011"/>
        </table:table-row>
        <table:table-row table:style-name="ro2">
          <table:table-cell office:value-type="float" office:value="19022233" calcext:value-type="float">
            <text:p>19022233</text:p>
          </table:table-cell>
          <table:table-cell table:number-columns-repeated="1011"/>
        </table:table-row>
        <table:table-row table:style-name="ro2">
          <table:table-cell office:value-type="float" office:value="22340433" calcext:value-type="float">
            <text:p>22340433</text:p>
          </table:table-cell>
          <table:table-cell table:number-columns-repeated="1011"/>
        </table:table-row>
        <table:table-row table:style-name="ro2">
          <table:table-cell office:value-type="float" office:value="22912433" calcext:value-type="float">
            <text:p>22912433</text:p>
          </table:table-cell>
          <table:table-cell table:number-columns-repeated="1011"/>
        </table:table-row>
        <table:table-row table:style-name="ro2">
          <table:table-cell office:value-type="float" office:value="18061533" calcext:value-type="float">
            <text:p>18061533</text:p>
          </table:table-cell>
          <table:table-cell table:number-columns-repeated="1011"/>
        </table:table-row>
        <table:table-row table:style-name="ro2">
          <table:table-cell office:value-type="float" office:value="32101243" calcext:value-type="float">
            <text:p>32101243</text:p>
          </table:table-cell>
          <table:table-cell table:number-columns-repeated="1011"/>
        </table:table-row>
        <table:table-row table:style-name="ro2">
          <table:table-cell office:value-type="float" office:value="17360343" calcext:value-type="float">
            <text:p>17360343</text:p>
          </table:table-cell>
          <table:table-cell table:number-columns-repeated="1011"/>
        </table:table-row>
        <table:table-row table:style-name="ro2">
          <table:table-cell office:value-type="float" office:value="30180543" calcext:value-type="float">
            <text:p>30180543</text:p>
          </table:table-cell>
          <table:table-cell table:number-columns-repeated="1011"/>
        </table:table-row>
        <table:table-row table:style-name="ro2">
          <table:table-cell office:value-type="float" office:value="31981743" calcext:value-type="float">
            <text:p>31981743</text:p>
          </table:table-cell>
          <table:table-cell table:number-columns-repeated="1011"/>
        </table:table-row>
        <table:table-row table:style-name="ro2">
          <table:table-cell office:value-type="float" office:value="21110943" calcext:value-type="float">
            <text:p>21110943</text:p>
          </table:table-cell>
          <table:table-cell table:number-columns-repeated="1011"/>
        </table:table-row>
        <table:table-row table:style-name="ro2">
          <table:table-cell office:value-type="float" office:value="18191943" calcext:value-type="float">
            <text:p>18191943</text:p>
          </table:table-cell>
          <table:table-cell table:number-columns-repeated="1011"/>
        </table:table-row>
        <table:table-row table:style-name="ro2">
          <table:table-cell office:value-type="float" office:value="29046353" calcext:value-type="float">
            <text:p>29046353</text:p>
          </table:table-cell>
          <table:table-cell table:number-columns-repeated="1011"/>
        </table:table-row>
        <table:table-row table:style-name="ro2">
          <table:table-cell office:value-type="float" office:value="21766453" calcext:value-type="float">
            <text:p>21766453</text:p>
          </table:table-cell>
          <table:table-cell table:number-columns-repeated="1011"/>
        </table:table-row>
        <table:table-row table:style-name="ro2">
          <table:table-cell office:value-type="float" office:value="25531753" calcext:value-type="float">
            <text:p>25531753</text:p>
          </table:table-cell>
          <table:table-cell table:number-columns-repeated="1011"/>
        </table:table-row>
        <table:table-row table:style-name="ro2">
          <table:table-cell table:style-name="ce7" office:value-type="float" office:value="17254853" calcext:value-type="float">
            <text:p>17254853</text:p>
          </table:table-cell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float" office:value="28445763" calcext:value-type="float">
            <text:p>28445763</text:p>
          </table:table-cell>
          <table:table-cell table:number-columns-repeated="1011"/>
        </table:table-row>
        <table:table-row table:style-name="ro2">
          <table:table-cell office:value-type="float" office:value="25426863" calcext:value-type="float">
            <text:p>25426863</text:p>
          </table:table-cell>
          <table:table-cell table:number-columns-repeated="1011"/>
        </table:table-row>
        <table:table-row table:style-name="ro2">
          <table:table-cell office:value-type="float" office:value="31886673" calcext:value-type="float">
            <text:p>31886673</text:p>
          </table:table-cell>
          <table:table-cell table:number-columns-repeated="1011"/>
        </table:table-row>
        <table:table-row table:style-name="ro2">
          <table:table-cell office:value-type="float" office:value="18083873" calcext:value-type="float">
            <text:p>18083873</text:p>
          </table:table-cell>
          <table:table-cell table:number-columns-repeated="1011"/>
        </table:table-row>
        <table:table-row table:style-name="ro2">
          <table:table-cell office:value-type="float" office:value="17696873" calcext:value-type="float">
            <text:p>17696873</text:p>
          </table:table-cell>
          <table:table-cell table:number-columns-repeated="1011"/>
        </table:table-row>
        <table:table-row table:style-name="ro2">
          <table:table-cell office:value-type="float" office:value="28064083" calcext:value-type="float">
            <text:p>28064083</text:p>
          </table:table-cell>
          <table:table-cell table:number-columns-repeated="1011"/>
        </table:table-row>
        <table:table-row table:style-name="ro2">
          <table:table-cell office:value-type="float" office:value="17311283" calcext:value-type="float">
            <text:p>17311283</text:p>
          </table:table-cell>
          <table:table-cell table:number-columns-repeated="1011"/>
        </table:table-row>
        <table:table-row table:style-name="ro2">
          <table:table-cell office:value-type="float" office:value="26483483" calcext:value-type="float">
            <text:p>26483483</text:p>
          </table:table-cell>
          <table:table-cell table:number-columns-repeated="1011"/>
        </table:table-row>
        <table:table-row table:style-name="ro2">
          <table:table-cell office:value-type="float" office:value="33135883" calcext:value-type="float">
            <text:p>33135883</text:p>
          </table:table-cell>
          <table:table-cell table:number-columns-repeated="1011"/>
        </table:table-row>
        <table:table-row table:style-name="ro2">
          <table:table-cell office:value-type="float" office:value="22538293" calcext:value-type="float">
            <text:p>22538293</text:p>
          </table:table-cell>
          <table:table-cell table:number-columns-repeated="1011"/>
        </table:table-row>
        <table:table-row table:style-name="ro2">
          <table:table-cell office:value-type="float" office:value="17490804" calcext:value-type="float">
            <text:p>17490804</text:p>
          </table:table-cell>
          <table:table-cell table:number-columns-repeated="1011"/>
        </table:table-row>
        <table:table-row table:style-name="ro2">
          <table:table-cell office:value-type="float" office:value="19819904" calcext:value-type="float">
            <text:p>19819904</text:p>
          </table:table-cell>
          <table:table-cell table:number-columns-repeated="1011"/>
        </table:table-row>
        <table:table-row table:style-name="ro2">
          <table:table-cell office:value-type="float" office:value="19883114" calcext:value-type="float">
            <text:p>19883114</text:p>
          </table:table-cell>
          <table:table-cell table:number-columns-repeated="1011"/>
        </table:table-row>
        <table:table-row table:style-name="ro2">
          <table:table-cell office:value-type="float" office:value="22037914" calcext:value-type="float">
            <text:p>22037914</text:p>
          </table:table-cell>
          <table:table-cell table:number-columns-repeated="1011"/>
        </table:table-row>
        <table:table-row table:style-name="ro2">
          <table:table-cell office:value-type="float" office:value="32407124" calcext:value-type="float">
            <text:p>32407124</text:p>
          </table:table-cell>
          <table:table-cell table:number-columns-repeated="1011"/>
        </table:table-row>
        <table:table-row table:style-name="ro2">
          <table:table-cell office:value-type="float" office:value="19232524" calcext:value-type="float">
            <text:p>19232524</text:p>
          </table:table-cell>
          <table:table-cell table:number-columns-repeated="1011"/>
        </table:table-row>
        <table:table-row table:style-name="ro2">
          <table:table-cell office:value-type="float" office:value="18061334" calcext:value-type="float">
            <text:p>18061334</text:p>
          </table:table-cell>
          <table:table-cell table:number-columns-repeated="1011"/>
        </table:table-row>
        <table:table-row table:style-name="ro2">
          <table:table-cell office:value-type="float" office:value="28758334" calcext:value-type="float">
            <text:p>28758334</text:p>
          </table:table-cell>
          <table:table-cell table:number-columns-repeated="1011"/>
        </table:table-row>
        <table:table-row table:style-name="ro2">
          <table:table-cell office:value-type="float" office:value="31136154" calcext:value-type="float">
            <text:p>31136154</text:p>
          </table:table-cell>
          <table:table-cell table:number-columns-repeated="1011"/>
        </table:table-row>
        <table:table-row table:style-name="ro2">
          <table:table-cell office:value-type="float" office:value="23050654" calcext:value-type="float">
            <text:p>23050654</text:p>
          </table:table-cell>
          <table:table-cell table:number-columns-repeated="1011"/>
        </table:table-row>
        <table:table-row table:style-name="ro2">
          <table:table-cell office:value-type="float" office:value="18353654" calcext:value-type="float">
            <text:p>18353654</text:p>
          </table:table-cell>
          <table:table-cell table:number-columns-repeated="1011"/>
        </table:table-row>
        <table:table-row table:style-name="ro2">
          <table:table-cell office:value-type="float" office:value="24156654" calcext:value-type="float">
            <text:p>24156654</text:p>
          </table:table-cell>
          <table:table-cell table:number-columns-repeated="1011"/>
        </table:table-row>
        <table:table-row table:style-name="ro2">
          <table:table-cell office:value-type="float" office:value="18942854" calcext:value-type="float">
            <text:p>18942854</text:p>
          </table:table-cell>
          <table:table-cell table:number-columns-repeated="1011"/>
        </table:table-row>
        <table:table-row table:style-name="ro2">
          <table:table-cell office:value-type="float" office:value="30836854" calcext:value-type="float">
            <text:p>30836854</text:p>
          </table:table-cell>
          <table:table-cell table:number-columns-repeated="1011"/>
        </table:table-row>
        <table:table-row table:style-name="ro2">
          <table:table-cell office:value-type="float" office:value="30831164" calcext:value-type="float">
            <text:p>30831164</text:p>
          </table:table-cell>
          <table:table-cell table:number-columns-repeated="1011"/>
        </table:table-row>
        <table:table-row table:style-name="ro2">
          <table:table-cell office:value-type="float" office:value="23335564" calcext:value-type="float">
            <text:p>23335564</text:p>
          </table:table-cell>
          <table:table-cell table:number-columns-repeated="1011"/>
        </table:table-row>
        <table:table-row table:style-name="ro2">
          <table:table-cell office:value-type="float" office:value="17486664" calcext:value-type="float">
            <text:p>17486664</text:p>
          </table:table-cell>
          <table:table-cell table:number-columns-repeated="1011"/>
        </table:table-row>
        <table:table-row table:style-name="ro2">
          <table:table-cell office:value-type="float" office:value="24960074" calcext:value-type="float">
            <text:p>24960074</text:p>
          </table:table-cell>
          <table:table-cell table:number-columns-repeated="1011"/>
        </table:table-row>
        <table:table-row table:style-name="ro2">
          <table:table-cell office:value-type="float" office:value="19558174" calcext:value-type="float">
            <text:p>19558174</text:p>
          </table:table-cell>
          <table:table-cell table:number-columns-repeated="1011"/>
        </table:table-row>
        <table:table-row table:style-name="ro2">
          <table:table-cell office:value-type="float" office:value="30735374" calcext:value-type="float">
            <text:p>30735374</text:p>
          </table:table-cell>
          <table:table-cell table:number-columns-repeated="1011"/>
        </table:table-row>
        <table:table-row table:style-name="ro2">
          <table:table-cell office:value-type="float" office:value="23052974" calcext:value-type="float">
            <text:p>23052974</text:p>
          </table:table-cell>
          <table:table-cell table:number-columns-repeated="1011"/>
        </table:table-row>
        <table:table-row table:style-name="ro2">
          <table:table-cell office:value-type="float" office:value="24684684" calcext:value-type="float">
            <text:p>24684684</text:p>
          </table:table-cell>
          <table:table-cell table:number-columns-repeated="1011"/>
        </table:table-row>
        <table:table-row table:style-name="ro2">
          <table:table-cell office:value-type="float" office:value="28467684" calcext:value-type="float">
            <text:p>28467684</text:p>
          </table:table-cell>
          <table:table-cell table:number-columns-repeated="1011"/>
        </table:table-row>
        <table:table-row table:style-name="ro2">
          <table:table-cell office:value-type="float" office:value="19186984" calcext:value-type="float">
            <text:p>19186984</text:p>
          </table:table-cell>
          <table:table-cell table:number-columns-repeated="1011"/>
        </table:table-row>
        <table:table-row table:style-name="ro2">
          <table:table-cell office:value-type="float" office:value="21867984" calcext:value-type="float">
            <text:p>21867984</text:p>
          </table:table-cell>
          <table:table-cell table:number-columns-repeated="1011"/>
        </table:table-row>
        <table:table-row table:style-name="ro2">
          <table:table-cell office:value-type="float" office:value="28063494" calcext:value-type="float">
            <text:p>28063494</text:p>
          </table:table-cell>
          <table:table-cell table:number-columns-repeated="1011"/>
        </table:table-row>
        <table:table-row table:style-name="ro2">
          <table:table-cell office:value-type="float" office:value="19747005" calcext:value-type="float">
            <text:p>19747005</text:p>
          </table:table-cell>
          <table:table-cell table:number-columns-repeated="1011"/>
        </table:table-row>
        <table:table-row table:style-name="ro2">
          <table:table-cell office:value-type="float" office:value="23056605" calcext:value-type="float">
            <text:p>23056605</text:p>
          </table:table-cell>
          <table:table-cell table:number-columns-repeated="1011"/>
        </table:table-row>
        <table:table-row table:style-name="ro2">
          <table:table-cell office:value-type="float" office:value="27229515" calcext:value-type="float">
            <text:p>27229515</text:p>
          </table:table-cell>
          <table:table-cell table:number-columns-repeated="1011"/>
        </table:table-row>
        <table:table-row table:style-name="ro2">
          <table:table-cell office:value-type="float" office:value="26744125" calcext:value-type="float">
            <text:p>26744125</text:p>
          </table:table-cell>
          <table:table-cell table:number-columns-repeated="1011"/>
        </table:table-row>
        <table:table-row table:style-name="ro2">
          <table:table-cell office:value-type="float" office:value="32981225" calcext:value-type="float">
            <text:p>32981225</text:p>
          </table:table-cell>
          <table:table-cell table:number-columns-repeated="1011"/>
        </table:table-row>
        <table:table-row table:style-name="ro2">
          <table:table-cell office:value-type="float" office:value="25668425" calcext:value-type="float">
            <text:p>25668425</text:p>
          </table:table-cell>
          <table:table-cell table:number-columns-repeated="1011"/>
        </table:table-row>
        <table:table-row table:style-name="ro2">
          <table:table-cell office:value-type="float" office:value="17502625" calcext:value-type="float">
            <text:p>17502625</text:p>
          </table:table-cell>
          <table:table-cell table:number-columns-repeated="1011"/>
        </table:table-row>
        <table:table-row table:style-name="ro2">
          <table:table-cell office:value-type="float" office:value="32322725" calcext:value-type="float">
            <text:p>32322725</text:p>
          </table:table-cell>
          <table:table-cell table:number-columns-repeated="1011"/>
        </table:table-row>
        <table:table-row table:style-name="ro2">
          <table:table-cell office:value-type="float" office:value="18830825" calcext:value-type="float">
            <text:p>18830825</text:p>
          </table:table-cell>
          <table:table-cell table:number-columns-repeated="1011"/>
        </table:table-row>
        <table:table-row table:style-name="ro2">
          <table:table-cell office:value-type="float" office:value="20594825" calcext:value-type="float">
            <text:p>20594825</text:p>
          </table:table-cell>
          <table:table-cell table:number-columns-repeated="1011"/>
        </table:table-row>
        <table:table-row table:style-name="ro2">
          <table:table-cell office:value-type="float" office:value="28747435" calcext:value-type="float">
            <text:p>28747435</text:p>
          </table:table-cell>
          <table:table-cell table:number-columns-repeated="1011"/>
        </table:table-row>
        <table:table-row table:style-name="ro2">
          <table:table-cell office:value-type="float" office:value="11745145" calcext:value-type="float">
            <text:p>11745145</text:p>
          </table:table-cell>
          <table:table-cell table:number-columns-repeated="1011"/>
        </table:table-row>
        <table:table-row table:style-name="ro2">
          <table:table-cell office:value-type="float" office:value="29637955" calcext:value-type="float">
            <text:p>29637955</text:p>
          </table:table-cell>
          <table:table-cell table:number-columns-repeated="1011"/>
        </table:table-row>
        <table:table-row table:style-name="ro2">
          <table:table-cell office:value-type="float" office:value="31922165" calcext:value-type="float">
            <text:p>31922165</text:p>
          </table:table-cell>
          <table:table-cell table:number-columns-repeated="1011"/>
        </table:table-row>
        <table:table-row table:style-name="ro2">
          <table:table-cell office:value-type="float" office:value="28701465" calcext:value-type="float">
            <text:p>28701465</text:p>
          </table:table-cell>
          <table:table-cell table:number-columns-repeated="1011"/>
        </table:table-row>
        <table:table-row table:style-name="ro2">
          <table:table-cell office:value-type="float" office:value="19746465" calcext:value-type="float">
            <text:p>19746465</text:p>
          </table:table-cell>
          <table:table-cell table:number-columns-repeated="1011"/>
        </table:table-row>
        <table:table-row table:style-name="ro2">
          <table:table-cell office:value-type="float" office:value="28405665" calcext:value-type="float">
            <text:p>28405665</text:p>
          </table:table-cell>
          <table:table-cell table:number-columns-repeated="1011"/>
        </table:table-row>
        <table:table-row table:style-name="ro2">
          <table:table-cell office:value-type="float" office:value="28427865" calcext:value-type="float">
            <text:p>28427865</text:p>
          </table:table-cell>
          <table:table-cell table:number-columns-repeated="1011"/>
        </table:table-row>
        <table:table-row table:style-name="ro2">
          <table:table-cell office:value-type="float" office:value="24037275" calcext:value-type="float">
            <text:p>24037275</text:p>
          </table:table-cell>
          <table:table-cell table:number-columns-repeated="1011"/>
        </table:table-row>
        <table:table-row table:style-name="ro2">
          <table:table-cell office:value-type="float" office:value="33221375" calcext:value-type="float">
            <text:p>33221375</text:p>
          </table:table-cell>
          <table:table-cell table:number-columns-repeated="1011"/>
        </table:table-row>
        <table:table-row table:style-name="ro2">
          <table:table-cell office:value-type="float" office:value="20696575" calcext:value-type="float">
            <text:p>20696575</text:p>
          </table:table-cell>
          <table:table-cell table:number-columns-repeated="1011"/>
        </table:table-row>
        <table:table-row table:style-name="ro2">
          <table:table-cell office:value-type="float" office:value="27074675" calcext:value-type="float">
            <text:p>27074675</text:p>
          </table:table-cell>
          <table:table-cell table:number-columns-repeated="1011"/>
        </table:table-row>
        <table:table-row table:style-name="ro2">
          <table:table-cell office:value-type="float" office:value="27653185" calcext:value-type="float">
            <text:p>27653185</text:p>
          </table:table-cell>
          <table:table-cell table:number-columns-repeated="1011"/>
        </table:table-row>
        <table:table-row table:style-name="ro2">
          <table:table-cell office:value-type="float" office:value="17360385" calcext:value-type="float">
            <text:p>17360385</text:p>
          </table:table-cell>
          <table:table-cell table:number-columns-repeated="1011"/>
        </table:table-row>
        <table:table-row table:style-name="ro2">
          <table:table-cell office:value-type="float" office:value="20201585" calcext:value-type="float">
            <text:p>20201585</text:p>
          </table:table-cell>
          <table:table-cell table:number-columns-repeated="1011"/>
        </table:table-row>
        <table:table-row table:style-name="ro2">
          <table:table-cell office:value-type="float" office:value="18354785" calcext:value-type="float">
            <text:p>18354785</text:p>
          </table:table-cell>
          <table:table-cell table:number-columns-repeated="1011"/>
        </table:table-row>
        <table:table-row table:style-name="ro2">
          <table:table-cell office:value-type="float" office:value="20130995" calcext:value-type="float">
            <text:p>20130995</text:p>
          </table:table-cell>
          <table:table-cell table:number-columns-repeated="1011"/>
        </table:table-row>
        <table:table-row table:style-name="ro2">
          <table:table-cell office:value-type="float" office:value="21255995" calcext:value-type="float">
            <text:p>21255995</text:p>
          </table:table-cell>
          <table:table-cell table:number-columns-repeated="1011"/>
        </table:table-row>
        <table:table-row table:style-name="ro2">
          <table:table-cell office:value-type="float" office:value="30838206" calcext:value-type="float">
            <text:p>30838206</text:p>
          </table:table-cell>
          <table:table-cell table:number-columns-repeated="1011"/>
        </table:table-row>
        <table:table-row table:style-name="ro2">
          <table:table-cell office:value-type="float" office:value="19166306" calcext:value-type="float">
            <text:p>19166306</text:p>
          </table:table-cell>
          <table:table-cell table:number-columns-repeated="1011"/>
        </table:table-row>
        <table:table-row table:style-name="ro2">
          <table:table-cell office:value-type="float" office:value="17543316" calcext:value-type="float">
            <text:p>17543316</text:p>
          </table:table-cell>
          <table:table-cell table:number-columns-repeated="1011"/>
        </table:table-row>
        <table:table-row table:style-name="ro2">
          <table:table-cell office:value-type="float" office:value="17825916" calcext:value-type="float">
            <text:p>17825916</text:p>
          </table:table-cell>
          <table:table-cell table:number-columns-repeated="1011"/>
        </table:table-row>
        <table:table-row table:style-name="ro2">
          <table:table-cell office:value-type="float" office:value="10812026" calcext:value-type="float">
            <text:p>10812026</text:p>
          </table:table-cell>
          <table:table-cell table:number-columns-repeated="1011"/>
        </table:table-row>
        <table:table-row table:style-name="ro2">
          <table:table-cell office:value-type="float" office:value="31607126" calcext:value-type="float">
            <text:p>31607126</text:p>
          </table:table-cell>
          <table:table-cell table:number-columns-repeated="1011"/>
        </table:table-row>
        <table:table-row table:style-name="ro2">
          <table:table-cell office:value-type="float" office:value="16844226" calcext:value-type="float">
            <text:p>16844226</text:p>
          </table:table-cell>
          <table:table-cell table:number-columns-repeated="1011"/>
        </table:table-row>
        <table:table-row table:style-name="ro2">
          <table:table-cell office:value-type="float" office:value="19754426" calcext:value-type="float">
            <text:p>19754426</text:p>
          </table:table-cell>
          <table:table-cell table:number-columns-repeated="1011"/>
        </table:table-row>
        <table:table-row table:style-name="ro2">
          <table:table-cell office:value-type="float" office:value="30653526" calcext:value-type="float">
            <text:p>30653526</text:p>
          </table:table-cell>
          <table:table-cell table:number-columns-repeated="1011"/>
        </table:table-row>
        <table:table-row table:style-name="ro2">
          <table:table-cell office:value-type="float" office:value="17508726" calcext:value-type="float">
            <text:p>17508726</text:p>
          </table:table-cell>
          <table:table-cell table:number-columns-repeated="1011"/>
        </table:table-row>
        <table:table-row table:style-name="ro2">
          <table:table-cell office:value-type="float" office:value="18047826" calcext:value-type="float">
            <text:p>18047826</text:p>
          </table:table-cell>
          <table:table-cell table:number-columns-repeated="1011"/>
        </table:table-row>
        <table:table-row table:style-name="ro2">
          <table:table-cell office:value-type="float" office:value="17302736" calcext:value-type="float">
            <text:p>17302736</text:p>
          </table:table-cell>
          <table:table-cell table:number-columns-repeated="1011"/>
        </table:table-row>
        <table:table-row table:style-name="ro2">
          <table:table-cell office:value-type="float" office:value="25963146" calcext:value-type="float">
            <text:p>25963146</text:p>
          </table:table-cell>
          <table:table-cell table:number-columns-repeated="1011"/>
        </table:table-row>
        <table:table-row table:style-name="ro2">
          <table:table-cell office:value-type="float" office:value="19191546" calcext:value-type="float">
            <text:p>19191546</text:p>
          </table:table-cell>
          <table:table-cell table:number-columns-repeated="1011"/>
        </table:table-row>
        <table:table-row table:style-name="ro2">
          <table:table-cell office:value-type="float" office:value="16997546" calcext:value-type="float">
            <text:p>16997546</text:p>
          </table:table-cell>
          <table:table-cell table:number-columns-repeated="1011"/>
        </table:table-row>
        <table:table-row table:style-name="ro2">
          <table:table-cell office:value-type="float" office:value="29542746" calcext:value-type="float">
            <text:p>29542746</text:p>
          </table:table-cell>
          <table:table-cell table:number-columns-repeated="1011"/>
        </table:table-row>
        <table:table-row table:style-name="ro2">
          <table:table-cell office:value-type="float" office:value="21396746" calcext:value-type="float">
            <text:p>21396746</text:p>
          </table:table-cell>
          <table:table-cell table:number-columns-repeated="1011"/>
        </table:table-row>
        <table:table-row table:style-name="ro2">
          <table:table-cell office:value-type="float" office:value="23031846" calcext:value-type="float">
            <text:p>23031846</text:p>
          </table:table-cell>
          <table:table-cell table:number-columns-repeated="1011"/>
        </table:table-row>
        <table:table-row table:style-name="ro2">
          <table:table-cell office:value-type="float" office:value="25603946" calcext:value-type="float">
            <text:p>25603946</text:p>
          </table:table-cell>
          <table:table-cell table:number-columns-repeated="1011"/>
        </table:table-row>
        <table:table-row table:style-name="ro2">
          <table:table-cell office:value-type="float" office:value="21801056" calcext:value-type="float">
            <text:p>21801056</text:p>
          </table:table-cell>
          <table:table-cell table:number-columns-repeated="1011"/>
        </table:table-row>
        <table:table-row table:style-name="ro2">
          <table:table-cell office:value-type="float" office:value="26143256" calcext:value-type="float">
            <text:p>26143256</text:p>
          </table:table-cell>
          <table:table-cell table:number-columns-repeated="1011"/>
        </table:table-row>
        <table:table-row table:style-name="ro2">
          <table:table-cell office:value-type="float" office:value="18672356" calcext:value-type="float">
            <text:p>18672356</text:p>
          </table:table-cell>
          <table:table-cell table:number-columns-repeated="1011"/>
        </table:table-row>
        <table:table-row table:style-name="ro2">
          <table:table-cell office:value-type="float" office:value="31473456" calcext:value-type="float">
            <text:p>31473456</text:p>
          </table:table-cell>
          <table:table-cell table:number-columns-repeated="1011"/>
        </table:table-row>
        <table:table-row table:style-name="ro2">
          <table:table-cell office:value-type="float" office:value="20187656" calcext:value-type="float">
            <text:p>20187656</text:p>
          </table:table-cell>
          <table:table-cell table:number-columns-repeated="1011"/>
        </table:table-row>
        <table:table-row table:style-name="ro2">
          <table:table-cell office:value-type="float" office:value="21128656" calcext:value-type="float">
            <text:p>21128656</text:p>
          </table:table-cell>
          <table:table-cell table:number-columns-repeated="1011"/>
        </table:table-row>
        <table:table-row table:style-name="ro2">
          <table:table-cell office:value-type="float" office:value="17690466" calcext:value-type="float">
            <text:p>17690466</text:p>
          </table:table-cell>
          <table:table-cell table:number-columns-repeated="1011"/>
        </table:table-row>
        <table:table-row table:style-name="ro2">
          <table:table-cell office:value-type="float" office:value="26645466" calcext:value-type="float">
            <text:p>26645466</text:p>
          </table:table-cell>
          <table:table-cell table:number-columns-repeated="1011"/>
        </table:table-row>
        <table:table-row table:style-name="ro2">
          <table:table-cell office:value-type="float" office:value="19003566" calcext:value-type="float">
            <text:p>19003566</text:p>
          </table:table-cell>
          <table:table-cell table:number-columns-repeated="1011"/>
        </table:table-row>
        <table:table-row table:style-name="ro2">
          <table:table-cell office:value-type="float" office:value="24854766" calcext:value-type="float">
            <text:p>24854766</text:p>
          </table:table-cell>
          <table:table-cell table:number-columns-repeated="1011"/>
        </table:table-row>
        <table:table-row table:style-name="ro2">
          <table:table-cell office:value-type="float" office:value="24987966" calcext:value-type="float">
            <text:p>24987966</text:p>
          </table:table-cell>
          <table:table-cell table:number-columns-repeated="1011"/>
        </table:table-row>
        <table:table-row table:style-name="ro2">
          <table:table-cell office:value-type="float" office:value="22451276" calcext:value-type="float">
            <text:p>22451276</text:p>
          </table:table-cell>
          <table:table-cell table:number-columns-repeated="1011"/>
        </table:table-row>
        <table:table-row table:style-name="ro2">
          <table:table-cell office:value-type="float" office:value="22552276" calcext:value-type="float">
            <text:p>22552276</text:p>
          </table:table-cell>
          <table:table-cell table:number-columns-repeated="1011"/>
        </table:table-row>
        <table:table-row table:style-name="ro2">
          <table:table-cell office:value-type="float" office:value="17676876" calcext:value-type="float">
            <text:p>17676876</text:p>
          </table:table-cell>
          <table:table-cell table:number-columns-repeated="1011"/>
        </table:table-row>
        <table:table-row table:style-name="ro2">
          <table:table-cell office:value-type="float" office:value="19928876" calcext:value-type="float">
            <text:p>19928876</text:p>
          </table:table-cell>
          <table:table-cell table:number-columns-repeated="1011"/>
        </table:table-row>
        <table:table-row table:style-name="ro2">
          <table:table-cell office:value-type="float" office:value="22257086" calcext:value-type="float">
            <text:p>22257086</text:p>
          </table:table-cell>
          <table:table-cell table:number-columns-repeated="1011"/>
        </table:table-row>
        <table:table-row table:style-name="ro2">
          <table:table-cell office:value-type="float" office:value="28500386" calcext:value-type="float">
            <text:p>28500386</text:p>
          </table:table-cell>
          <table:table-cell table:number-columns-repeated="1011"/>
        </table:table-row>
        <table:table-row table:style-name="ro2">
          <table:table-cell office:value-type="float" office:value="23134486" calcext:value-type="float">
            <text:p>23134486</text:p>
          </table:table-cell>
          <table:table-cell table:number-columns-repeated="1011"/>
        </table:table-row>
        <table:table-row table:style-name="ro2">
          <table:table-cell office:value-type="float" office:value="18025586" calcext:value-type="float">
            <text:p>18025586</text:p>
          </table:table-cell>
          <table:table-cell table:number-columns-repeated="1011"/>
        </table:table-row>
        <table:table-row table:style-name="ro2">
          <table:table-cell office:value-type="float" office:value="31653696" calcext:value-type="float">
            <text:p>31653696</text:p>
          </table:table-cell>
          <table:table-cell table:number-columns-repeated="1011"/>
        </table:table-row>
        <table:table-row table:style-name="ro2">
          <table:table-cell office:value-type="float" office:value="21790996" calcext:value-type="float">
            <text:p>21790996</text:p>
          </table:table-cell>
          <table:table-cell table:number-columns-repeated="1011"/>
        </table:table-row>
        <table:table-row table:style-name="ro2">
          <table:table-cell office:value-type="float" office:value="31185017" calcext:value-type="float">
            <text:p>31185017</text:p>
          </table:table-cell>
          <table:table-cell table:number-columns-repeated="1011"/>
        </table:table-row>
        <table:table-row table:style-name="ro2">
          <table:table-cell office:value-type="float" office:value="24338017" calcext:value-type="float">
            <text:p>24338017</text:p>
          </table:table-cell>
          <table:table-cell table:number-columns-repeated="1011"/>
        </table:table-row>
        <table:table-row table:style-name="ro2">
          <table:table-cell office:value-type="float" office:value="24211417" calcext:value-type="float">
            <text:p>24211417</text:p>
          </table:table-cell>
          <table:table-cell table:number-columns-repeated="1011"/>
        </table:table-row>
        <table:table-row table:style-name="ro2">
          <table:table-cell office:value-type="float" office:value="23831517" calcext:value-type="float">
            <text:p>23831517</text:p>
          </table:table-cell>
          <table:table-cell table:number-columns-repeated="1011"/>
        </table:table-row>
        <table:table-row table:style-name="ro2">
          <table:table-cell office:value-type="float" office:value="28223517" calcext:value-type="float">
            <text:p>28223517</text:p>
          </table:table-cell>
          <table:table-cell table:number-columns-repeated="1011"/>
        </table:table-row>
        <table:table-row table:style-name="ro2">
          <table:table-cell office:value-type="float" office:value="33940717" calcext:value-type="float">
            <text:p>33940717</text:p>
          </table:table-cell>
          <table:table-cell table:number-columns-repeated="1011"/>
        </table:table-row>
        <table:table-row table:style-name="ro2">
          <table:table-cell office:value-type="float" office:value="28094527" calcext:value-type="float">
            <text:p>28094527</text:p>
          </table:table-cell>
          <table:table-cell table:number-columns-repeated="1011"/>
        </table:table-row>
        <table:table-row table:style-name="ro2">
          <table:table-cell office:value-type="float" office:value="33861237" calcext:value-type="float">
            <text:p>33861237</text:p>
          </table:table-cell>
          <table:table-cell table:number-columns-repeated="1011"/>
        </table:table-row>
        <table:table-row table:style-name="ro2">
          <table:table-cell office:value-type="float" office:value="25365737" calcext:value-type="float">
            <text:p>25365737</text:p>
          </table:table-cell>
          <table:table-cell table:number-columns-repeated="1011"/>
        </table:table-row>
        <table:table-row table:style-name="ro2">
          <table:table-cell office:value-type="float" office:value="15137737" calcext:value-type="float">
            <text:p>15137737</text:p>
          </table:table-cell>
          <table:table-cell table:number-columns-repeated="1011"/>
        </table:table-row>
        <table:table-row table:style-name="ro2">
          <table:table-cell office:value-type="float" office:value="20937837" calcext:value-type="float">
            <text:p>20937837</text:p>
          </table:table-cell>
          <table:table-cell table:number-columns-repeated="1011"/>
        </table:table-row>
        <table:table-row table:style-name="ro2">
          <table:table-cell office:value-type="float" office:value="28095447" calcext:value-type="float">
            <text:p>28095447</text:p>
          </table:table-cell>
          <table:table-cell table:number-columns-repeated="1011"/>
        </table:table-row>
        <table:table-row table:style-name="ro2">
          <table:table-cell office:value-type="float" office:value="21684547" calcext:value-type="float">
            <text:p>21684547</text:p>
          </table:table-cell>
          <table:table-cell table:number-columns-repeated="1011"/>
        </table:table-row>
        <table:table-row table:style-name="ro2">
          <table:table-cell office:value-type="float" office:value="28348157" calcext:value-type="float">
            <text:p>28348157</text:p>
          </table:table-cell>
          <table:table-cell table:number-columns-repeated="1011"/>
        </table:table-row>
        <table:table-row table:style-name="ro2">
          <table:table-cell office:value-type="float" office:value="17939757" calcext:value-type="float">
            <text:p>17939757</text:p>
          </table:table-cell>
          <table:table-cell table:number-columns-repeated="1011"/>
        </table:table-row>
        <table:table-row table:style-name="ro2">
          <table:table-cell office:value-type="float" office:value="31508957" calcext:value-type="float">
            <text:p>31508957</text:p>
          </table:table-cell>
          <table:table-cell table:number-columns-repeated="1011"/>
        </table:table-row>
        <table:table-row table:style-name="ro2">
          <table:table-cell office:value-type="float" office:value="22963267" calcext:value-type="float">
            <text:p>22963267</text:p>
          </table:table-cell>
          <table:table-cell table:number-columns-repeated="1011"/>
        </table:table-row>
        <table:table-row table:style-name="ro2">
          <table:table-cell office:value-type="float" office:value="18564867" calcext:value-type="float">
            <text:p>18564867</text:p>
          </table:table-cell>
          <table:table-cell table:number-columns-repeated="1011"/>
        </table:table-row>
        <table:table-row table:style-name="ro2">
          <table:table-cell office:value-type="float" office:value="22796577" calcext:value-type="float">
            <text:p>22796577</text:p>
          </table:table-cell>
          <table:table-cell table:number-columns-repeated="1011"/>
        </table:table-row>
        <table:table-row table:style-name="ro2">
          <table:table-cell office:value-type="float" office:value="17213877" calcext:value-type="float">
            <text:p>17213877</text:p>
          </table:table-cell>
          <table:table-cell table:number-columns-repeated="1011"/>
        </table:table-row>
        <table:table-row table:style-name="ro2">
          <table:table-cell office:value-type="float" office:value="18811187" calcext:value-type="float">
            <text:p>18811187</text:p>
          </table:table-cell>
          <table:table-cell table:number-columns-repeated="1011"/>
        </table:table-row>
        <table:table-row table:style-name="ro2">
          <table:table-cell office:value-type="float" office:value="22230287" calcext:value-type="float">
            <text:p>22230287</text:p>
          </table:table-cell>
          <table:table-cell table:number-columns-repeated="1011"/>
        </table:table-row>
        <table:table-row table:style-name="ro2">
          <table:table-cell office:value-type="float" office:value="23472887" calcext:value-type="float">
            <text:p>23472887</text:p>
          </table:table-cell>
          <table:table-cell table:number-columns-repeated="1011"/>
        </table:table-row>
        <table:table-row table:style-name="ro2">
          <table:table-cell office:value-type="float" office:value="17011697" calcext:value-type="float">
            <text:p>17011697</text:p>
          </table:table-cell>
          <table:table-cell table:number-columns-repeated="1011"/>
        </table:table-row>
        <table:table-row table:style-name="ro2">
          <table:table-cell office:value-type="float" office:value="25298797" calcext:value-type="float">
            <text:p>25298797</text:p>
          </table:table-cell>
          <table:table-cell table:number-columns-repeated="1011"/>
        </table:table-row>
        <table:table-row table:style-name="ro2">
          <table:table-cell office:value-type="float" office:value="22899008" calcext:value-type="float">
            <text:p>22899008</text:p>
          </table:table-cell>
          <table:table-cell table:number-columns-repeated="1011"/>
        </table:table-row>
        <table:table-row table:style-name="ro2">
          <table:table-cell office:value-type="float" office:value="21866908" calcext:value-type="float">
            <text:p>21866908</text:p>
          </table:table-cell>
          <table:table-cell table:number-columns-repeated="1011"/>
        </table:table-row>
        <table:table-row table:style-name="ro2">
          <table:table-cell office:value-type="float" office:value="17497918" calcext:value-type="float">
            <text:p>17497918</text:p>
          </table:table-cell>
          <table:table-cell table:number-columns-repeated="1011"/>
        </table:table-row>
        <table:table-row table:style-name="ro2">
          <table:table-cell office:value-type="float" office:value="24915128" calcext:value-type="float">
            <text:p>24915128</text:p>
          </table:table-cell>
          <table:table-cell table:number-columns-repeated="1011"/>
        </table:table-row>
        <table:table-row table:style-name="ro2">
          <table:table-cell office:value-type="float" office:value="20361728" calcext:value-type="float">
            <text:p>20361728</text:p>
          </table:table-cell>
          <table:table-cell table:number-columns-repeated="1011"/>
        </table:table-row>
        <table:table-row table:style-name="ro2">
          <table:table-cell office:value-type="float" office:value="21523538" calcext:value-type="float">
            <text:p>21523538</text:p>
          </table:table-cell>
          <table:table-cell table:number-columns-repeated="1011"/>
        </table:table-row>
        <table:table-row table:style-name="ro2">
          <table:table-cell office:value-type="float" office:value="20624468" calcext:value-type="float">
            <text:p>20624468</text:p>
          </table:table-cell>
          <table:table-cell table:number-columns-repeated="1011"/>
        </table:table-row>
        <table:table-row table:style-name="ro2">
          <table:table-cell office:value-type="float" office:value="25665568" calcext:value-type="float">
            <text:p>25665568</text:p>
          </table:table-cell>
          <table:table-cell table:number-columns-repeated="1011"/>
        </table:table-row>
        <table:table-row table:style-name="ro2">
          <table:table-cell office:value-type="float" office:value="28401968" calcext:value-type="float">
            <text:p>28401968</text:p>
          </table:table-cell>
          <table:table-cell table:number-columns-repeated="1011"/>
        </table:table-row>
        <table:table-row table:style-name="ro2">
          <table:table-cell office:value-type="float" office:value="24733478" calcext:value-type="float">
            <text:p>24733478</text:p>
          </table:table-cell>
          <table:table-cell table:number-columns-repeated="1011"/>
        </table:table-row>
        <table:table-row table:style-name="ro2">
          <table:table-cell office:value-type="float" office:value="33676678" calcext:value-type="float">
            <text:p>33676678</text:p>
          </table:table-cell>
          <table:table-cell table:number-columns-repeated="1011"/>
        </table:table-row>
        <table:table-row table:style-name="ro2">
          <table:table-cell office:value-type="float" office:value="19812088" calcext:value-type="float">
            <text:p>19812088</text:p>
          </table:table-cell>
          <table:table-cell table:number-columns-repeated="1011"/>
        </table:table-row>
        <table:table-row table:style-name="ro2">
          <table:table-cell office:value-type="float" office:value="26555188" calcext:value-type="float">
            <text:p>26555188</text:p>
          </table:table-cell>
          <table:table-cell table:number-columns-repeated="1011"/>
        </table:table-row>
        <table:table-row table:style-name="ro2">
          <table:table-cell office:value-type="float" office:value="20866109" calcext:value-type="float">
            <text:p>20866109</text:p>
          </table:table-cell>
          <table:table-cell table:number-columns-repeated="1011"/>
        </table:table-row>
        <table:table-row table:style-name="ro2">
          <table:table-cell office:value-type="float" office:value="30974019" calcext:value-type="float">
            <text:p>30974019</text:p>
          </table:table-cell>
          <table:table-cell table:number-columns-repeated="1011"/>
        </table:table-row>
        <table:table-row table:style-name="ro2">
          <table:table-cell office:value-type="float" office:value="24251119" calcext:value-type="float">
            <text:p>24251119</text:p>
          </table:table-cell>
          <table:table-cell table:number-columns-repeated="1011"/>
        </table:table-row>
        <table:table-row table:style-name="ro2">
          <table:table-cell office:value-type="float" office:value="19226119" calcext:value-type="float">
            <text:p>19226119</text:p>
          </table:table-cell>
          <table:table-cell table:number-columns-repeated="1011"/>
        </table:table-row>
        <table:table-row table:style-name="ro2">
          <table:table-cell office:value-type="float" office:value="18165319" calcext:value-type="float">
            <text:p>18165319</text:p>
          </table:table-cell>
          <table:table-cell table:number-columns-repeated="1011"/>
        </table:table-row>
        <table:table-row table:style-name="ro2">
          <table:table-cell office:value-type="float" office:value="24849819" calcext:value-type="float">
            <text:p>24849819</text:p>
          </table:table-cell>
          <table:table-cell table:number-columns-repeated="1011"/>
        </table:table-row>
        <table:table-row table:style-name="ro2">
          <table:table-cell office:value-type="float" office:value="18385129" calcext:value-type="float">
            <text:p>18385129</text:p>
          </table:table-cell>
          <table:table-cell table:number-columns-repeated="1011"/>
        </table:table-row>
        <table:table-row table:style-name="ro2">
          <table:table-cell office:value-type="float" office:value="19648229" calcext:value-type="float">
            <text:p>19648229</text:p>
          </table:table-cell>
          <table:table-cell table:number-columns-repeated="1011"/>
        </table:table-row>
        <table:table-row table:style-name="ro2">
          <table:table-cell office:value-type="float" office:value="22812629" calcext:value-type="float">
            <text:p>22812629</text:p>
          </table:table-cell>
          <table:table-cell table:number-columns-repeated="1011"/>
        </table:table-row>
        <table:table-row table:style-name="ro2">
          <table:table-cell office:value-type="float" office:value="28587929" calcext:value-type="float">
            <text:p>28587929</text:p>
          </table:table-cell>
          <table:table-cell table:number-columns-repeated="1011"/>
        </table:table-row>
        <table:table-row table:style-name="ro2">
          <table:table-cell office:value-type="float" office:value="17202139" calcext:value-type="float">
            <text:p>17202139</text:p>
          </table:table-cell>
          <table:table-cell table:number-columns-repeated="1011"/>
        </table:table-row>
        <table:table-row table:style-name="ro2">
          <table:table-cell office:value-type="float" office:value="23958639" calcext:value-type="float">
            <text:p>23958639</text:p>
          </table:table-cell>
          <table:table-cell table:number-columns-repeated="1011"/>
        </table:table-row>
        <table:table-row table:style-name="ro2">
          <table:table-cell office:value-type="float" office:value="33503839" calcext:value-type="float">
            <text:p>33503839</text:p>
          </table:table-cell>
          <table:table-cell table:number-columns-repeated="1011"/>
        </table:table-row>
        <table:table-row table:style-name="ro2">
          <table:table-cell office:value-type="float" office:value="11035249" calcext:value-type="float">
            <text:p>11035249</text:p>
          </table:table-cell>
          <table:table-cell table:number-columns-repeated="1011"/>
        </table:table-row>
        <table:table-row table:style-name="ro2">
          <table:table-cell office:value-type="float" office:value="21138249" calcext:value-type="float">
            <text:p>21138249</text:p>
          </table:table-cell>
          <table:table-cell table:number-columns-repeated="1011"/>
        </table:table-row>
        <table:table-row table:style-name="ro2">
          <table:table-cell office:value-type="float" office:value="23434549" calcext:value-type="float">
            <text:p>23434549</text:p>
          </table:table-cell>
          <table:table-cell table:number-columns-repeated="1011"/>
        </table:table-row>
        <table:table-row table:style-name="ro2">
          <table:table-cell office:value-type="float" office:value="26329849" calcext:value-type="float">
            <text:p>26329849</text:p>
          </table:table-cell>
          <table:table-cell table:number-columns-repeated="1011"/>
        </table:table-row>
        <table:table-row table:style-name="ro2">
          <table:table-cell office:value-type="float" office:value="33432159" calcext:value-type="float">
            <text:p>33432159</text:p>
          </table:table-cell>
          <table:table-cell table:number-columns-repeated="1011"/>
        </table:table-row>
        <table:table-row table:style-name="ro2">
          <table:table-cell office:value-type="float" office:value="22418259" calcext:value-type="float">
            <text:p>22418259</text:p>
          </table:table-cell>
          <table:table-cell table:number-columns-repeated="1011"/>
        </table:table-row>
        <table:table-row table:style-name="ro2">
          <table:table-cell office:value-type="float" office:value="18416559" calcext:value-type="float">
            <text:p>18416559</text:p>
          </table:table-cell>
          <table:table-cell table:number-columns-repeated="1011"/>
        </table:table-row>
        <table:table-row table:style-name="ro2">
          <table:table-cell office:value-type="float" office:value="17328559" calcext:value-type="float">
            <text:p>17328559</text:p>
          </table:table-cell>
          <table:table-cell table:number-columns-repeated="1011"/>
        </table:table-row>
        <table:table-row table:style-name="ro2">
          <table:table-cell office:value-type="float" office:value="22463759" calcext:value-type="float">
            <text:p>22463759</text:p>
          </table:table-cell>
          <table:table-cell table:number-columns-repeated="1011"/>
        </table:table-row>
        <table:table-row table:style-name="ro2">
          <table:table-cell office:value-type="float" office:value="24050369" calcext:value-type="float">
            <text:p>24050369</text:p>
          </table:table-cell>
          <table:table-cell table:number-columns-repeated="1011"/>
        </table:table-row>
        <table:table-row table:style-name="ro2">
          <table:table-cell office:value-type="float" office:value="8664279" calcext:value-type="float">
            <text:p>8664279</text:p>
          </table:table-cell>
          <table:table-cell table:number-columns-repeated="1011"/>
        </table:table-row>
        <table:table-row table:style-name="ro2">
          <table:table-cell office:value-type="float" office:value="20409479" calcext:value-type="float">
            <text:p>20409479</text:p>
          </table:table-cell>
          <table:table-cell table:number-columns-repeated="1011"/>
        </table:table-row>
        <table:table-row table:style-name="ro2">
          <table:table-cell office:value-type="float" office:value="23565679" calcext:value-type="float">
            <text:p>23565679</text:p>
          </table:table-cell>
          <table:table-cell table:number-columns-repeated="1011"/>
        </table:table-row>
        <table:table-row table:style-name="ro2">
          <table:table-cell office:value-type="float" office:value="20816989" calcext:value-type="float">
            <text:p>20816989</text:p>
          </table:table-cell>
          <table:table-cell table:number-columns-repeated="1011"/>
        </table:table-row>
        <table:table-row table:style-name="ro2">
          <table:table-cell office:value-type="float" office:value="19071099" calcext:value-type="float">
            <text:p>19071099</text:p>
          </table:table-cell>
          <table:table-cell table:number-columns-repeated="1011"/>
        </table:table-row>
        <table:table-row table:style-name="ro2">
          <table:table-cell office:value-type="float" office:value="23896299" calcext:value-type="float">
            <text:p>23896299</text:p>
          </table:table-cell>
          <table:table-cell table:number-columns-repeated="1011"/>
        </table:table-row>
        <table:table-row table:style-name="ro2" table:number-rows-repeated="1048289">
          <table:table-cell table:number-columns-repeated="1012"/>
        </table:table-row>
        <table:table-row table:style-name="ro3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check whether already prese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7" table:number-columns-repeated="1021" table:default-cell-style-name="Default"/>
        <table:table-row table:style-name="ro4">
          <table:table-cell table:style-name="ce1" office:value-type="string" calcext:value-type="string">
            <text:p>PMIDs to check</text:p>
          </table:table-cell>
          <table:table-cell table:style-name="ce1" office:value-type="string" calcext:value-type="string">
            <text:p>already present? (&gt;1: yes, #N/A: no)</text:p>
          </table:table-cell>
          <table:table-cell table:style-name="ce1" office:value-type="string" calcext:value-type="string">
            <text:p>cleaned output</text:p>
          </table:table-cell>
          <table:table-cell table:style-name="ce3"/>
          <table:table-cell/>
          <table:table-cell table:style-name="ce3" table:number-columns-repeated="1019"/>
        </table:table-row>
        <table:table-row table:style-name="ro5">
          <table:table-cell/>
          <table:table-cell table:formula="of:=MATCH([.A2];[$'pubmed search results'.A$2:$'pubmed search results'.A$999998];0)" office:value-type="string" office:string-value="" calcext:value-type="error">
            <text:p>#N/A</text:p>
          </table:table-cell>
          <table:table-cell table:formula="of:=IF(ISNA([.B2]);[.A2];&quot;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eq</text:p>
          </table:table-cell>
          <table:table-cell table:number-columns-repeated="1018"/>
        </table:table-row>
        <table:table-row table:style-name="ro5">
          <table:table-cell/>
          <table:table-cell table:formula="of:=MATCH([.A3];[$'pubmed search results'.A$2:$'pubmed search results'.A$999998];0)" office:value-type="string" office:string-value="" calcext:value-type="error">
            <text:p>#N/A</text:p>
          </table:table-cell>
          <table:table-cell table:formula="of:=IF(ISNA([.B3]);[.A3];&quot;&quot;)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31657902" calcext:value-type="float">
            <text:p>31657902</text:p>
          </table:table-cell>
          <table:table-cell table:number-columns-repeated="1018"/>
        </table:table-row>
        <table:table-row table:style-name="ro5">
          <table:table-cell/>
          <table:table-cell table:formula="of:=MATCH([.A4];[$'pubmed search results'.A$2:$'pubmed search results'.A$999998];0)" office:value-type="string" office:string-value="" calcext:value-type="error">
            <text:p>#N/A</text:p>
          </table:table-cell>
          <table:table-cell table:formula="of:=IF(ISNA([.B4]);[.A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907590" calcext:value-type="float">
            <text:p>30907590</text:p>
          </table:table-cell>
          <table:table-cell table:number-columns-repeated="1018"/>
        </table:table-row>
        <table:table-row table:style-name="ro5">
          <table:table-cell/>
          <table:table-cell table:formula="of:=MATCH([.A5];[$'pubmed search results'.A$2:$'pubmed search results'.A$999998];0)" office:value-type="string" office:string-value="" calcext:value-type="error">
            <text:p>#N/A</text:p>
          </table:table-cell>
          <table:table-cell table:formula="of:=IF(ISNA([.B5]);[.A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30654300" calcext:value-type="float">
            <text:p>30654300</text:p>
          </table:table-cell>
          <table:table-cell table:number-columns-repeated="1018"/>
        </table:table-row>
        <table:table-row table:style-name="ro5">
          <table:table-cell/>
          <table:table-cell table:formula="of:=MATCH([.A6];[$'pubmed search results'.A$2:$'pubmed search results'.A$999998];0)" office:value-type="string" office:string-value="" calcext:value-type="error">
            <text:p>#N/A</text:p>
          </table:table-cell>
          <table:table-cell table:formula="of:=IF(ISNA([.B6]);[.A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9632090" calcext:value-type="float">
            <text:p>29632090</text:p>
          </table:table-cell>
          <table:table-cell table:number-columns-repeated="1018"/>
        </table:table-row>
        <table:table-row table:style-name="ro5">
          <table:table-cell/>
          <table:table-cell table:formula="of:=MATCH([.A7];[$'pubmed search results'.A$2:$'pubmed search results'.A$999998];0)" office:value-type="string" office:string-value="" calcext:value-type="error">
            <text:p>#N/A</text:p>
          </table:table-cell>
          <table:table-cell table:formula="of:=IF(ISNA([.B7]);[.A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7074675" calcext:value-type="float">
            <text:p>27074675</text:p>
          </table:table-cell>
          <table:table-cell table:number-columns-repeated="1018"/>
        </table:table-row>
        <table:table-row table:style-name="ro5">
          <table:table-cell/>
          <table:table-cell table:formula="of:=MATCH([.A8];[$'pubmed search results'.A$2:$'pubmed search results'.A$999998];0)" office:value-type="string" office:string-value="" calcext:value-type="error">
            <text:p>#N/A</text:p>
          </table:table-cell>
          <table:table-cell table:formula="of:=IF(ISNA([.B8]);[.A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6122210" calcext:value-type="float">
            <text:p>26122210</text:p>
          </table:table-cell>
          <table:table-cell table:number-columns-repeated="1018"/>
        </table:table-row>
        <table:table-row table:style-name="ro5">
          <table:table-cell/>
          <table:table-cell table:formula="of:=MATCH([.A9];[$'pubmed search results'.A$2:$'pubmed search results'.A$999998];0)" office:value-type="string" office:string-value="" calcext:value-type="error">
            <text:p>#N/A</text:p>
          </table:table-cell>
          <table:table-cell table:formula="of:=IF(ISNA([.B9]);[.A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63146" calcext:value-type="float">
            <text:p>25963146</text:p>
          </table:table-cell>
          <table:table-cell table:number-columns-repeated="1018"/>
        </table:table-row>
        <table:table-row table:style-name="ro5">
          <table:table-cell/>
          <table:table-cell table:formula="of:=MATCH([.A10];[$'pubmed search results'.A$2:$'pubmed search results'.A$999998];0)" office:value-type="string" office:string-value="" calcext:value-type="error">
            <text:p>#N/A</text:p>
          </table:table-cell>
          <table:table-cell table:formula="of:=IF(ISNA([.B10]);[.A1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5942001" calcext:value-type="float">
            <text:p>25942001</text:p>
          </table:table-cell>
          <table:table-cell table:number-columns-repeated="1018"/>
        </table:table-row>
        <table:table-row table:style-name="ro5">
          <table:table-cell/>
          <table:table-cell table:formula="of:=MATCH([.A11];[$'pubmed search results'.A$2:$'pubmed search results'.A$999998];0)" office:value-type="string" office:string-value="" calcext:value-type="error">
            <text:p>#N/A</text:p>
          </table:table-cell>
          <table:table-cell table:formula="of:=IF(ISNA([.B11]);[.A1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4854766" calcext:value-type="float">
            <text:p>24854766</text:p>
          </table:table-cell>
          <table:table-cell table:number-columns-repeated="1018"/>
        </table:table-row>
        <table:table-row table:style-name="ro5">
          <table:table-cell/>
          <table:table-cell table:formula="of:=MATCH([.A12];[$'pubmed search results'.A$2:$'pubmed search results'.A$999998];0)" office:value-type="string" office:string-value="" calcext:value-type="error">
            <text:p>#N/A</text:p>
          </table:table-cell>
          <table:table-cell table:formula="of:=IF(ISNA([.B12]);[.A1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3289611" calcext:value-type="float">
            <text:p>23289611</text:p>
          </table:table-cell>
          <table:table-cell table:number-columns-repeated="1018"/>
        </table:table-row>
        <table:table-row table:style-name="ro5">
          <table:table-cell/>
          <table:table-cell table:formula="of:=MATCH([.A13];[$'pubmed search results'.A$2:$'pubmed search results'.A$999998];0)" office:value-type="string" office:string-value="" calcext:value-type="error">
            <text:p>#N/A</text:p>
          </table:table-cell>
          <table:table-cell table:formula="of:=IF(ISNA([.B13]);[.A1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354323" calcext:value-type="float">
            <text:p>21354323</text:p>
          </table:table-cell>
          <table:table-cell table:number-columns-repeated="1018"/>
        </table:table-row>
        <table:table-row table:style-name="ro5">
          <table:table-cell/>
          <table:table-cell table:formula="of:=MATCH([.A14];[$'pubmed search results'.A$2:$'pubmed search results'.A$999998];0)" office:value-type="string" office:string-value="" calcext:value-type="error">
            <text:p>#N/A</text:p>
          </table:table-cell>
          <table:table-cell table:formula="of:=IF(ISNA([.B14]);[.A1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1128656" calcext:value-type="float">
            <text:p>21128656</text:p>
          </table:table-cell>
          <table:table-cell table:number-columns-repeated="1018"/>
        </table:table-row>
        <table:table-row table:style-name="ro5">
          <table:table-cell/>
          <table:table-cell table:formula="of:=MATCH([.A15];[$'pubmed search results'.A$2:$'pubmed search results'.A$999998];0)" office:value-type="string" office:string-value="" calcext:value-type="error">
            <text:p>#N/A</text:p>
          </table:table-cell>
          <table:table-cell table:formula="of:=IF(ISNA([.B15]);[.A1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615712" calcext:value-type="float">
            <text:p>20615712</text:p>
          </table:table-cell>
          <table:table-cell table:number-columns-repeated="1018"/>
        </table:table-row>
        <table:table-row table:style-name="ro5">
          <table:table-cell/>
          <table:table-cell table:formula="of:=MATCH([.A16];[$'pubmed search results'.A$2:$'pubmed search results'.A$999998];0)" office:value-type="string" office:string-value="" calcext:value-type="error">
            <text:p>#N/A</text:p>
          </table:table-cell>
          <table:table-cell table:formula="of:=IF(ISNA([.B16]);[.A1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564571" calcext:value-type="float">
            <text:p>20564571</text:p>
          </table:table-cell>
          <table:table-cell table:number-columns-repeated="1018"/>
        </table:table-row>
        <table:table-row table:style-name="ro5">
          <table:table-cell/>
          <table:table-cell table:formula="of:=MATCH([.A17];[$'pubmed search results'.A$2:$'pubmed search results'.A$999998];0)" office:value-type="string" office:string-value="" calcext:value-type="error">
            <text:p>#N/A</text:p>
          </table:table-cell>
          <table:table-cell table:formula="of:=IF(ISNA([.B17]);[.A1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20361728" calcext:value-type="float">
            <text:p>20361728</text:p>
          </table:table-cell>
          <table:table-cell table:number-columns-repeated="1018"/>
        </table:table-row>
        <table:table-row table:style-name="ro5">
          <table:table-cell/>
          <table:table-cell table:formula="of:=MATCH([.A18];[$'pubmed search results'.A$2:$'pubmed search results'.A$999998];0)" office:value-type="string" office:string-value="" calcext:value-type="error">
            <text:p>#N/A</text:p>
          </table:table-cell>
          <table:table-cell table:formula="of:=IF(ISNA([.B18]);[.A1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928876" calcext:value-type="float">
            <text:p>19928876</text:p>
          </table:table-cell>
          <table:table-cell table:number-columns-repeated="1018"/>
        </table:table-row>
        <table:table-row table:style-name="ro5">
          <table:table-cell/>
          <table:table-cell table:formula="of:=MATCH([.A19];[$'pubmed search results'.A$2:$'pubmed search results'.A$999998];0)" office:value-type="string" office:string-value="" calcext:value-type="error">
            <text:p>#N/A</text:p>
          </table:table-cell>
          <table:table-cell table:formula="of:=IF(ISNA([.B19]);[.A1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226119" calcext:value-type="float">
            <text:p>19226119</text:p>
          </table:table-cell>
          <table:table-cell table:number-columns-repeated="1018"/>
        </table:table-row>
        <table:table-row table:style-name="ro5">
          <table:table-cell/>
          <table:table-cell table:formula="of:=MATCH([.A20];[$'pubmed search results'.A$2:$'pubmed search results'.A$999998];0)" office:value-type="string" office:string-value="" calcext:value-type="error">
            <text:p>#N/A</text:p>
          </table:table-cell>
          <table:table-cell table:formula="of:=IF(ISNA([.B20]);[.A2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166306" calcext:value-type="float">
            <text:p>19166306</text:p>
          </table:table-cell>
          <table:table-cell table:number-columns-repeated="1018"/>
        </table:table-row>
        <table:table-row table:style-name="ro5">
          <table:table-cell/>
          <table:table-cell table:formula="of:=MATCH([.A21];[$'pubmed search results'.A$2:$'pubmed search results'.A$999998];0)" office:value-type="string" office:string-value="" calcext:value-type="error">
            <text:p>#N/A</text:p>
          </table:table-cell>
          <table:table-cell table:formula="of:=IF(ISNA([.B21]);[.A2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9003566" calcext:value-type="float">
            <text:p>19003566</text:p>
          </table:table-cell>
          <table:table-cell table:number-columns-repeated="1018"/>
        </table:table-row>
        <table:table-row table:style-name="ro5">
          <table:table-cell/>
          <table:table-cell table:formula="of:=MATCH([.A22];[$'pubmed search results'.A$2:$'pubmed search results'.A$999998];0)" office:value-type="string" office:string-value="" calcext:value-type="error">
            <text:p>#N/A</text:p>
          </table:table-cell>
          <table:table-cell table:formula="of:=IF(ISNA([.B22]);[.A22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672356" calcext:value-type="float">
            <text:p>18672356</text:p>
          </table:table-cell>
          <table:table-cell table:number-columns-repeated="1018"/>
        </table:table-row>
        <table:table-row table:style-name="ro5">
          <table:table-cell/>
          <table:table-cell table:formula="of:=MATCH([.A23];[$'pubmed search results'.A$2:$'pubmed search results'.A$999998];0)" office:value-type="string" office:string-value="" calcext:value-type="error">
            <text:p>#N/A</text:p>
          </table:table-cell>
          <table:table-cell table:formula="of:=IF(ISNA([.B23]);[.A23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85129" calcext:value-type="float">
            <text:p>18385129</text:p>
          </table:table-cell>
          <table:table-cell table:number-columns-repeated="1018"/>
        </table:table-row>
        <table:table-row table:style-name="ro5">
          <table:table-cell/>
          <table:table-cell table:formula="of:=MATCH([.A24];[$'pubmed search results'.A$2:$'pubmed search results'.A$999998];0)" office:value-type="string" office:string-value="" calcext:value-type="error">
            <text:p>#N/A</text:p>
          </table:table-cell>
          <table:table-cell table:formula="of:=IF(ISNA([.B24]);[.A24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353654" calcext:value-type="float">
            <text:p>18353654</text:p>
          </table:table-cell>
          <table:table-cell table:number-columns-repeated="1018"/>
        </table:table-row>
        <table:table-row table:style-name="ro5">
          <table:table-cell/>
          <table:table-cell table:formula="of:=MATCH([.A25];[$'pubmed search results'.A$2:$'pubmed search results'.A$999998];0)" office:value-type="string" office:string-value="" calcext:value-type="error">
            <text:p>#N/A</text:p>
          </table:table-cell>
          <table:table-cell table:formula="of:=IF(ISNA([.B25]);[.A25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8047826" calcext:value-type="float">
            <text:p>18047826</text:p>
          </table:table-cell>
          <table:table-cell table:number-columns-repeated="1018"/>
        </table:table-row>
        <table:table-row table:style-name="ro5">
          <table:table-cell/>
          <table:table-cell table:formula="of:=MATCH([.A26];[$'pubmed search results'.A$2:$'pubmed search results'.A$999998];0)" office:value-type="string" office:string-value="" calcext:value-type="error">
            <text:p>#N/A</text:p>
          </table:table-cell>
          <table:table-cell table:formula="of:=IF(ISNA([.B26]);[.A26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696873" calcext:value-type="float">
            <text:p>17696873</text:p>
          </table:table-cell>
          <table:table-cell table:number-columns-repeated="1018"/>
        </table:table-row>
        <table:table-row table:style-name="ro5">
          <table:table-cell/>
          <table:table-cell table:formula="of:=MATCH([.A27];[$'pubmed search results'.A$2:$'pubmed search results'.A$999998];0)" office:value-type="string" office:string-value="" calcext:value-type="error">
            <text:p>#N/A</text:p>
          </table:table-cell>
          <table:table-cell table:formula="of:=IF(ISNA([.B27]);[.A27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50271" calcext:value-type="float">
            <text:p>17550271</text:p>
          </table:table-cell>
          <table:table-cell table:number-columns-repeated="1018"/>
        </table:table-row>
        <table:table-row table:style-name="ro5">
          <table:table-cell/>
          <table:table-cell table:formula="of:=MATCH([.A28];[$'pubmed search results'.A$2:$'pubmed search results'.A$999998];0)" office:value-type="string" office:string-value="" calcext:value-type="error">
            <text:p>#N/A</text:p>
          </table:table-cell>
          <table:table-cell table:formula="of:=IF(ISNA([.B28]);[.A28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508726" calcext:value-type="float">
            <text:p>17508726</text:p>
          </table:table-cell>
          <table:table-cell table:number-columns-repeated="1018"/>
        </table:table-row>
        <table:table-row table:style-name="ro5">
          <table:table-cell/>
          <table:table-cell table:formula="of:=MATCH([.A29];[$'pubmed search results'.A$2:$'pubmed search results'.A$999998];0)" office:value-type="string" office:string-value="" calcext:value-type="error">
            <text:p>#N/A</text:p>
          </table:table-cell>
          <table:table-cell table:formula="of:=IF(ISNA([.B29]);[.A29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360385" calcext:value-type="float">
            <text:p>17360385</text:p>
          </table:table-cell>
          <table:table-cell table:number-columns-repeated="1018"/>
        </table:table-row>
        <table:table-row table:style-name="ro5">
          <table:table-cell/>
          <table:table-cell table:formula="of:=MATCH([.A30];[$'pubmed search results'.A$2:$'pubmed search results'.A$999998];0)" office:value-type="string" office:string-value="" calcext:value-type="error">
            <text:p>#N/A</text:p>
          </table:table-cell>
          <table:table-cell table:formula="of:=IF(ISNA([.B30]);[.A30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223711" calcext:value-type="float">
            <text:p>17223711</text:p>
          </table:table-cell>
          <table:table-cell table:number-columns-repeated="1018"/>
        </table:table-row>
        <table:table-row table:style-name="ro5">
          <table:table-cell/>
          <table:table-cell table:formula="of:=MATCH([.A31];[$'pubmed search results'.A$2:$'pubmed search results'.A$999998];0)" office:value-type="string" office:string-value="" calcext:value-type="error">
            <text:p>#N/A</text:p>
          </table:table-cell>
          <table:table-cell table:formula="of:=IF(ISNA([.B31]);[.A31];&quot;&quot;)" office:value-type="float" office:value="0" calcext:value-type="float">
            <text:p>0</text:p>
          </table:table-cell>
          <table:table-cell table:number-columns-repeated="2"/>
          <table:table-cell office:value-type="float" office:value="17190832" calcext:value-type="float">
            <text:p>17190832</text:p>
          </table:table-cell>
          <table:table-cell table:number-columns-repeated="1018"/>
        </table:table-row>
        <table:table-row table:style-name="ro5">
          <table:table-cell/>
          <table:table-cell table:formula="of:=MATCH([.A32];[$'pubmed search results'.A$2:$'pubmed search results'.A$999998];0)" office:value-type="string" office:string-value="" calcext:value-type="error">
            <text:p>#N/A</text:p>
          </table:table-cell>
          <table:table-cell table:formula="of:=IF(ISNA([.B32]);[.A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];[$'pubmed search results'.A$2:$'pubmed search results'.A$999998];0)" office:value-type="string" office:string-value="" calcext:value-type="error">
            <text:p>#N/A</text:p>
          </table:table-cell>
          <table:table-cell table:formula="of:=IF(ISNA([.B33]);[.A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];[$'pubmed search results'.A$2:$'pubmed search results'.A$999998];0)" office:value-type="string" office:string-value="" calcext:value-type="error">
            <text:p>#N/A</text:p>
          </table:table-cell>
          <table:table-cell table:formula="of:=IF(ISNA([.B34]);[.A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];[$'pubmed search results'.A$2:$'pubmed search results'.A$999998];0)" office:value-type="string" office:string-value="" calcext:value-type="error">
            <text:p>#N/A</text:p>
          </table:table-cell>
          <table:table-cell table:formula="of:=IF(ISNA([.B35]);[.A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];[$'pubmed search results'.A$2:$'pubmed search results'.A$999998];0)" office:value-type="string" office:string-value="" calcext:value-type="error">
            <text:p>#N/A</text:p>
          </table:table-cell>
          <table:table-cell table:formula="of:=IF(ISNA([.B36]);[.A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];[$'pubmed search results'.A$2:$'pubmed search results'.A$999998];0)" office:value-type="string" office:string-value="" calcext:value-type="error">
            <text:p>#N/A</text:p>
          </table:table-cell>
          <table:table-cell table:formula="of:=IF(ISNA([.B37]);[.A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];[$'pubmed search results'.A$2:$'pubmed search results'.A$999998];0)" office:value-type="string" office:string-value="" calcext:value-type="error">
            <text:p>#N/A</text:p>
          </table:table-cell>
          <table:table-cell table:formula="of:=IF(ISNA([.B38]);[.A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];[$'pubmed search results'.A$2:$'pubmed search results'.A$999998];0)" office:value-type="string" office:string-value="" calcext:value-type="error">
            <text:p>#N/A</text:p>
          </table:table-cell>
          <table:table-cell table:formula="of:=IF(ISNA([.B39]);[.A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];[$'pubmed search results'.A$2:$'pubmed search results'.A$999998];0)" office:value-type="string" office:string-value="" calcext:value-type="error">
            <text:p>#N/A</text:p>
          </table:table-cell>
          <table:table-cell table:formula="of:=IF(ISNA([.B40]);[.A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];[$'pubmed search results'.A$2:$'pubmed search results'.A$999998];0)" office:value-type="string" office:string-value="" calcext:value-type="error">
            <text:p>#N/A</text:p>
          </table:table-cell>
          <table:table-cell table:formula="of:=IF(ISNA([.B41]);[.A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];[$'pubmed search results'.A$2:$'pubmed search results'.A$999998];0)" office:value-type="string" office:string-value="" calcext:value-type="error">
            <text:p>#N/A</text:p>
          </table:table-cell>
          <table:table-cell table:formula="of:=IF(ISNA([.B42]);[.A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];[$'pubmed search results'.A$2:$'pubmed search results'.A$999998];0)" office:value-type="string" office:string-value="" calcext:value-type="error">
            <text:p>#N/A</text:p>
          </table:table-cell>
          <table:table-cell table:formula="of:=IF(ISNA([.B43]);[.A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];[$'pubmed search results'.A$2:$'pubmed search results'.A$999998];0)" office:value-type="string" office:string-value="" calcext:value-type="error">
            <text:p>#N/A</text:p>
          </table:table-cell>
          <table:table-cell table:formula="of:=IF(ISNA([.B44]);[.A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];[$'pubmed search results'.A$2:$'pubmed search results'.A$999998];0)" office:value-type="string" office:string-value="" calcext:value-type="error">
            <text:p>#N/A</text:p>
          </table:table-cell>
          <table:table-cell table:formula="of:=IF(ISNA([.B45]);[.A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];[$'pubmed search results'.A$2:$'pubmed search results'.A$999998];0)" office:value-type="string" office:string-value="" calcext:value-type="error">
            <text:p>#N/A</text:p>
          </table:table-cell>
          <table:table-cell table:formula="of:=IF(ISNA([.B46]);[.A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];[$'pubmed search results'.A$2:$'pubmed search results'.A$999998];0)" office:value-type="string" office:string-value="" calcext:value-type="error">
            <text:p>#N/A</text:p>
          </table:table-cell>
          <table:table-cell table:formula="of:=IF(ISNA([.B47]);[.A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];[$'pubmed search results'.A$2:$'pubmed search results'.A$999998];0)" office:value-type="string" office:string-value="" calcext:value-type="error">
            <text:p>#N/A</text:p>
          </table:table-cell>
          <table:table-cell table:formula="of:=IF(ISNA([.B48]);[.A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];[$'pubmed search results'.A$2:$'pubmed search results'.A$999998];0)" office:value-type="string" office:string-value="" calcext:value-type="error">
            <text:p>#N/A</text:p>
          </table:table-cell>
          <table:table-cell table:formula="of:=IF(ISNA([.B49]);[.A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];[$'pubmed search results'.A$2:$'pubmed search results'.A$999998];0)" office:value-type="string" office:string-value="" calcext:value-type="error">
            <text:p>#N/A</text:p>
          </table:table-cell>
          <table:table-cell table:formula="of:=IF(ISNA([.B50]);[.A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1];[$'pubmed search results'.A$2:$'pubmed search results'.A$999998];0)" office:value-type="string" office:string-value="" calcext:value-type="error">
            <text:p>#N/A</text:p>
          </table:table-cell>
          <table:table-cell table:formula="of:=IF(ISNA([.B51]);[.A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2];[$'pubmed search results'.A$2:$'pubmed search results'.A$999998];0)" office:value-type="string" office:string-value="" calcext:value-type="error">
            <text:p>#N/A</text:p>
          </table:table-cell>
          <table:table-cell table:formula="of:=IF(ISNA([.B52]);[.A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3];[$'pubmed search results'.A$2:$'pubmed search results'.A$999998];0)" office:value-type="string" office:string-value="" calcext:value-type="error">
            <text:p>#N/A</text:p>
          </table:table-cell>
          <table:table-cell table:formula="of:=IF(ISNA([.B53]);[.A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4];[$'pubmed search results'.A$2:$'pubmed search results'.A$999998];0)" office:value-type="string" office:string-value="" calcext:value-type="error">
            <text:p>#N/A</text:p>
          </table:table-cell>
          <table:table-cell table:formula="of:=IF(ISNA([.B54]);[.A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5];[$'pubmed search results'.A$2:$'pubmed search results'.A$999998];0)" office:value-type="string" office:string-value="" calcext:value-type="error">
            <text:p>#N/A</text:p>
          </table:table-cell>
          <table:table-cell table:formula="of:=IF(ISNA([.B55]);[.A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6];[$'pubmed search results'.A$2:$'pubmed search results'.A$999998];0)" office:value-type="string" office:string-value="" calcext:value-type="error">
            <text:p>#N/A</text:p>
          </table:table-cell>
          <table:table-cell table:formula="of:=IF(ISNA([.B56]);[.A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7];[$'pubmed search results'.A$2:$'pubmed search results'.A$999998];0)" office:value-type="string" office:string-value="" calcext:value-type="error">
            <text:p>#N/A</text:p>
          </table:table-cell>
          <table:table-cell table:formula="of:=IF(ISNA([.B57]);[.A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8];[$'pubmed search results'.A$2:$'pubmed search results'.A$999998];0)" office:value-type="string" office:string-value="" calcext:value-type="error">
            <text:p>#N/A</text:p>
          </table:table-cell>
          <table:table-cell table:formula="of:=IF(ISNA([.B58]);[.A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9];[$'pubmed search results'.A$2:$'pubmed search results'.A$999998];0)" office:value-type="string" office:string-value="" calcext:value-type="error">
            <text:p>#N/A</text:p>
          </table:table-cell>
          <table:table-cell table:formula="of:=IF(ISNA([.B59]);[.A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0];[$'pubmed search results'.A$2:$'pubmed search results'.A$999998];0)" office:value-type="string" office:string-value="" calcext:value-type="error">
            <text:p>#N/A</text:p>
          </table:table-cell>
          <table:table-cell table:formula="of:=IF(ISNA([.B60]);[.A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1];[$'pubmed search results'.A$2:$'pubmed search results'.A$999998];0)" office:value-type="string" office:string-value="" calcext:value-type="error">
            <text:p>#N/A</text:p>
          </table:table-cell>
          <table:table-cell table:formula="of:=IF(ISNA([.B61]);[.A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2];[$'pubmed search results'.A$2:$'pubmed search results'.A$999998];0)" office:value-type="string" office:string-value="" calcext:value-type="error">
            <text:p>#N/A</text:p>
          </table:table-cell>
          <table:table-cell table:formula="of:=IF(ISNA([.B62]);[.A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3];[$'pubmed search results'.A$2:$'pubmed search results'.A$999998];0)" office:value-type="string" office:string-value="" calcext:value-type="error">
            <text:p>#N/A</text:p>
          </table:table-cell>
          <table:table-cell table:formula="of:=IF(ISNA([.B63]);[.A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4];[$'pubmed search results'.A$2:$'pubmed search results'.A$999998];0)" office:value-type="string" office:string-value="" calcext:value-type="error">
            <text:p>#N/A</text:p>
          </table:table-cell>
          <table:table-cell table:formula="of:=IF(ISNA([.B64]);[.A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5];[$'pubmed search results'.A$2:$'pubmed search results'.A$999998];0)" office:value-type="string" office:string-value="" calcext:value-type="error">
            <text:p>#N/A</text:p>
          </table:table-cell>
          <table:table-cell table:formula="of:=IF(ISNA([.B65]);[.A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6];[$'pubmed search results'.A$2:$'pubmed search results'.A$999998];0)" office:value-type="string" office:string-value="" calcext:value-type="error">
            <text:p>#N/A</text:p>
          </table:table-cell>
          <table:table-cell table:formula="of:=IF(ISNA([.B66]);[.A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7];[$'pubmed search results'.A$2:$'pubmed search results'.A$999998];0)" office:value-type="string" office:string-value="" calcext:value-type="error">
            <text:p>#N/A</text:p>
          </table:table-cell>
          <table:table-cell table:formula="of:=IF(ISNA([.B67]);[.A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8];[$'pubmed search results'.A$2:$'pubmed search results'.A$999998];0)" office:value-type="string" office:string-value="" calcext:value-type="error">
            <text:p>#N/A</text:p>
          </table:table-cell>
          <table:table-cell table:formula="of:=IF(ISNA([.B68]);[.A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69];[$'pubmed search results'.A$2:$'pubmed search results'.A$999998];0)" office:value-type="string" office:string-value="" calcext:value-type="error">
            <text:p>#N/A</text:p>
          </table:table-cell>
          <table:table-cell table:formula="of:=IF(ISNA([.B69]);[.A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0];[$'pubmed search results'.A$2:$'pubmed search results'.A$999998];0)" office:value-type="string" office:string-value="" calcext:value-type="error">
            <text:p>#N/A</text:p>
          </table:table-cell>
          <table:table-cell table:formula="of:=IF(ISNA([.B70]);[.A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1];[$'pubmed search results'.A$2:$'pubmed search results'.A$999998];0)" office:value-type="string" office:string-value="" calcext:value-type="error">
            <text:p>#N/A</text:p>
          </table:table-cell>
          <table:table-cell table:formula="of:=IF(ISNA([.B71]);[.A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2];[$'pubmed search results'.A$2:$'pubmed search results'.A$999998];0)" office:value-type="string" office:string-value="" calcext:value-type="error">
            <text:p>#N/A</text:p>
          </table:table-cell>
          <table:table-cell table:formula="of:=IF(ISNA([.B72]);[.A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3];[$'pubmed search results'.A$2:$'pubmed search results'.A$999998];0)" office:value-type="string" office:string-value="" calcext:value-type="error">
            <text:p>#N/A</text:p>
          </table:table-cell>
          <table:table-cell table:formula="of:=IF(ISNA([.B73]);[.A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4];[$'pubmed search results'.A$2:$'pubmed search results'.A$999998];0)" office:value-type="string" office:string-value="" calcext:value-type="error">
            <text:p>#N/A</text:p>
          </table:table-cell>
          <table:table-cell table:formula="of:=IF(ISNA([.B74]);[.A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5];[$'pubmed search results'.A$2:$'pubmed search results'.A$999998];0)" office:value-type="string" office:string-value="" calcext:value-type="error">
            <text:p>#N/A</text:p>
          </table:table-cell>
          <table:table-cell table:formula="of:=IF(ISNA([.B75]);[.A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6];[$'pubmed search results'.A$2:$'pubmed search results'.A$999998];0)" office:value-type="string" office:string-value="" calcext:value-type="error">
            <text:p>#N/A</text:p>
          </table:table-cell>
          <table:table-cell table:formula="of:=IF(ISNA([.B76]);[.A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7];[$'pubmed search results'.A$2:$'pubmed search results'.A$999998];0)" office:value-type="string" office:string-value="" calcext:value-type="error">
            <text:p>#N/A</text:p>
          </table:table-cell>
          <table:table-cell table:formula="of:=IF(ISNA([.B77]);[.A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8];[$'pubmed search results'.A$2:$'pubmed search results'.A$999998];0)" office:value-type="string" office:string-value="" calcext:value-type="error">
            <text:p>#N/A</text:p>
          </table:table-cell>
          <table:table-cell table:formula="of:=IF(ISNA([.B78]);[.A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79];[$'pubmed search results'.A$2:$'pubmed search results'.A$999998];0)" office:value-type="string" office:string-value="" calcext:value-type="error">
            <text:p>#N/A</text:p>
          </table:table-cell>
          <table:table-cell table:formula="of:=IF(ISNA([.B79]);[.A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0];[$'pubmed search results'.A$2:$'pubmed search results'.A$999998];0)" office:value-type="string" office:string-value="" calcext:value-type="error">
            <text:p>#N/A</text:p>
          </table:table-cell>
          <table:table-cell table:formula="of:=IF(ISNA([.B80]);[.A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1];[$'pubmed search results'.A$2:$'pubmed search results'.A$999998];0)" office:value-type="string" office:string-value="" calcext:value-type="error">
            <text:p>#N/A</text:p>
          </table:table-cell>
          <table:table-cell table:formula="of:=IF(ISNA([.B81]);[.A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2];[$'pubmed search results'.A$2:$'pubmed search results'.A$999998];0)" office:value-type="string" office:string-value="" calcext:value-type="error">
            <text:p>#N/A</text:p>
          </table:table-cell>
          <table:table-cell table:formula="of:=IF(ISNA([.B82]);[.A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3];[$'pubmed search results'.A$2:$'pubmed search results'.A$999998];0)" office:value-type="string" office:string-value="" calcext:value-type="error">
            <text:p>#N/A</text:p>
          </table:table-cell>
          <table:table-cell table:formula="of:=IF(ISNA([.B83]);[.A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4];[$'pubmed search results'.A$2:$'pubmed search results'.A$999998];0)" office:value-type="string" office:string-value="" calcext:value-type="error">
            <text:p>#N/A</text:p>
          </table:table-cell>
          <table:table-cell table:formula="of:=IF(ISNA([.B84]);[.A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5];[$'pubmed search results'.A$2:$'pubmed search results'.A$999998];0)" office:value-type="string" office:string-value="" calcext:value-type="error">
            <text:p>#N/A</text:p>
          </table:table-cell>
          <table:table-cell table:formula="of:=IF(ISNA([.B85]);[.A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6];[$'pubmed search results'.A$2:$'pubmed search results'.A$999998];0)" office:value-type="string" office:string-value="" calcext:value-type="error">
            <text:p>#N/A</text:p>
          </table:table-cell>
          <table:table-cell table:formula="of:=IF(ISNA([.B86]);[.A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7];[$'pubmed search results'.A$2:$'pubmed search results'.A$999998];0)" office:value-type="string" office:string-value="" calcext:value-type="error">
            <text:p>#N/A</text:p>
          </table:table-cell>
          <table:table-cell table:formula="of:=IF(ISNA([.B87]);[.A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8];[$'pubmed search results'.A$2:$'pubmed search results'.A$999998];0)" office:value-type="string" office:string-value="" calcext:value-type="error">
            <text:p>#N/A</text:p>
          </table:table-cell>
          <table:table-cell table:formula="of:=IF(ISNA([.B88]);[.A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89];[$'pubmed search results'.A$2:$'pubmed search results'.A$999998];0)" office:value-type="string" office:string-value="" calcext:value-type="error">
            <text:p>#N/A</text:p>
          </table:table-cell>
          <table:table-cell table:formula="of:=IF(ISNA([.B89]);[.A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0];[$'pubmed search results'.A$2:$'pubmed search results'.A$999998];0)" office:value-type="string" office:string-value="" calcext:value-type="error">
            <text:p>#N/A</text:p>
          </table:table-cell>
          <table:table-cell table:formula="of:=IF(ISNA([.B90]);[.A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1];[$'pubmed search results'.A$2:$'pubmed search results'.A$999998];0)" office:value-type="string" office:string-value="" calcext:value-type="error">
            <text:p>#N/A</text:p>
          </table:table-cell>
          <table:table-cell table:formula="of:=IF(ISNA([.B91]);[.A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2];[$'pubmed search results'.A$2:$'pubmed search results'.A$999998];0)" office:value-type="string" office:string-value="" calcext:value-type="error">
            <text:p>#N/A</text:p>
          </table:table-cell>
          <table:table-cell table:formula="of:=IF(ISNA([.B92]);[.A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3];[$'pubmed search results'.A$2:$'pubmed search results'.A$999998];0)" office:value-type="string" office:string-value="" calcext:value-type="error">
            <text:p>#N/A</text:p>
          </table:table-cell>
          <table:table-cell table:formula="of:=IF(ISNA([.B93]);[.A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4];[$'pubmed search results'.A$2:$'pubmed search results'.A$999998];0)" office:value-type="string" office:string-value="" calcext:value-type="error">
            <text:p>#N/A</text:p>
          </table:table-cell>
          <table:table-cell table:formula="of:=IF(ISNA([.B94]);[.A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5];[$'pubmed search results'.A$2:$'pubmed search results'.A$999998];0)" office:value-type="string" office:string-value="" calcext:value-type="error">
            <text:p>#N/A</text:p>
          </table:table-cell>
          <table:table-cell table:formula="of:=IF(ISNA([.B95]);[.A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6];[$'pubmed search results'.A$2:$'pubmed search results'.A$999998];0)" office:value-type="string" office:string-value="" calcext:value-type="error">
            <text:p>#N/A</text:p>
          </table:table-cell>
          <table:table-cell table:formula="of:=IF(ISNA([.B96]);[.A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7];[$'pubmed search results'.A$2:$'pubmed search results'.A$999998];0)" office:value-type="string" office:string-value="" calcext:value-type="error">
            <text:p>#N/A</text:p>
          </table:table-cell>
          <table:table-cell table:formula="of:=IF(ISNA([.B97]);[.A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8];[$'pubmed search results'.A$2:$'pubmed search results'.A$999998];0)" office:value-type="string" office:string-value="" calcext:value-type="error">
            <text:p>#N/A</text:p>
          </table:table-cell>
          <table:table-cell table:formula="of:=IF(ISNA([.B98]);[.A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99];[$'pubmed search results'.A$2:$'pubmed search results'.A$999998];0)" office:value-type="string" office:string-value="" calcext:value-type="error">
            <text:p>#N/A</text:p>
          </table:table-cell>
          <table:table-cell table:formula="of:=IF(ISNA([.B99]);[.A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0];[$'pubmed search results'.A$2:$'pubmed search results'.A$999998];0)" office:value-type="string" office:string-value="" calcext:value-type="error">
            <text:p>#N/A</text:p>
          </table:table-cell>
          <table:table-cell table:formula="of:=IF(ISNA([.B100]);[.A1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1];[$'pubmed search results'.A$2:$'pubmed search results'.A$999998];0)" office:value-type="string" office:string-value="" calcext:value-type="error">
            <text:p>#N/A</text:p>
          </table:table-cell>
          <table:table-cell table:formula="of:=IF(ISNA([.B101]);[.A1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2];[$'pubmed search results'.A$2:$'pubmed search results'.A$999998];0)" office:value-type="string" office:string-value="" calcext:value-type="error">
            <text:p>#N/A</text:p>
          </table:table-cell>
          <table:table-cell table:formula="of:=IF(ISNA([.B102]);[.A1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3];[$'pubmed search results'.A$2:$'pubmed search results'.A$999998];0)" office:value-type="string" office:string-value="" calcext:value-type="error">
            <text:p>#N/A</text:p>
          </table:table-cell>
          <table:table-cell table:formula="of:=IF(ISNA([.B103]);[.A1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4];[$'pubmed search results'.A$2:$'pubmed search results'.A$999998];0)" office:value-type="string" office:string-value="" calcext:value-type="error">
            <text:p>#N/A</text:p>
          </table:table-cell>
          <table:table-cell table:formula="of:=IF(ISNA([.B104]);[.A1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5];[$'pubmed search results'.A$2:$'pubmed search results'.A$999998];0)" office:value-type="string" office:string-value="" calcext:value-type="error">
            <text:p>#N/A</text:p>
          </table:table-cell>
          <table:table-cell table:formula="of:=IF(ISNA([.B105]);[.A1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6];[$'pubmed search results'.A$2:$'pubmed search results'.A$999998];0)" office:value-type="string" office:string-value="" calcext:value-type="error">
            <text:p>#N/A</text:p>
          </table:table-cell>
          <table:table-cell table:formula="of:=IF(ISNA([.B106]);[.A1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7];[$'pubmed search results'.A$2:$'pubmed search results'.A$999998];0)" office:value-type="string" office:string-value="" calcext:value-type="error">
            <text:p>#N/A</text:p>
          </table:table-cell>
          <table:table-cell table:formula="of:=IF(ISNA([.B107]);[.A1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8];[$'pubmed search results'.A$2:$'pubmed search results'.A$999998];0)" office:value-type="string" office:string-value="" calcext:value-type="error">
            <text:p>#N/A</text:p>
          </table:table-cell>
          <table:table-cell table:formula="of:=IF(ISNA([.B108]);[.A1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09];[$'pubmed search results'.A$2:$'pubmed search results'.A$999998];0)" office:value-type="string" office:string-value="" calcext:value-type="error">
            <text:p>#N/A</text:p>
          </table:table-cell>
          <table:table-cell table:formula="of:=IF(ISNA([.B109]);[.A1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0];[$'pubmed search results'.A$2:$'pubmed search results'.A$999998];0)" office:value-type="string" office:string-value="" calcext:value-type="error">
            <text:p>#N/A</text:p>
          </table:table-cell>
          <table:table-cell table:formula="of:=IF(ISNA([.B110]);[.A1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1];[$'pubmed search results'.A$2:$'pubmed search results'.A$999998];0)" office:value-type="string" office:string-value="" calcext:value-type="error">
            <text:p>#N/A</text:p>
          </table:table-cell>
          <table:table-cell table:formula="of:=IF(ISNA([.B111]);[.A1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2];[$'pubmed search results'.A$2:$'pubmed search results'.A$999998];0)" office:value-type="string" office:string-value="" calcext:value-type="error">
            <text:p>#N/A</text:p>
          </table:table-cell>
          <table:table-cell table:formula="of:=IF(ISNA([.B112]);[.A1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3];[$'pubmed search results'.A$2:$'pubmed search results'.A$999998];0)" office:value-type="string" office:string-value="" calcext:value-type="error">
            <text:p>#N/A</text:p>
          </table:table-cell>
          <table:table-cell table:formula="of:=IF(ISNA([.B113]);[.A1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4];[$'pubmed search results'.A$2:$'pubmed search results'.A$999998];0)" office:value-type="string" office:string-value="" calcext:value-type="error">
            <text:p>#N/A</text:p>
          </table:table-cell>
          <table:table-cell table:formula="of:=IF(ISNA([.B114]);[.A1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5];[$'pubmed search results'.A$2:$'pubmed search results'.A$999998];0)" office:value-type="string" office:string-value="" calcext:value-type="error">
            <text:p>#N/A</text:p>
          </table:table-cell>
          <table:table-cell table:formula="of:=IF(ISNA([.B115]);[.A1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6];[$'pubmed search results'.A$2:$'pubmed search results'.A$999998];0)" office:value-type="string" office:string-value="" calcext:value-type="error">
            <text:p>#N/A</text:p>
          </table:table-cell>
          <table:table-cell table:formula="of:=IF(ISNA([.B116]);[.A1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7];[$'pubmed search results'.A$2:$'pubmed search results'.A$999998];0)" office:value-type="string" office:string-value="" calcext:value-type="error">
            <text:p>#N/A</text:p>
          </table:table-cell>
          <table:table-cell table:formula="of:=IF(ISNA([.B117]);[.A1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8];[$'pubmed search results'.A$2:$'pubmed search results'.A$999998];0)" office:value-type="string" office:string-value="" calcext:value-type="error">
            <text:p>#N/A</text:p>
          </table:table-cell>
          <table:table-cell table:formula="of:=IF(ISNA([.B118]);[.A1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19];[$'pubmed search results'.A$2:$'pubmed search results'.A$999998];0)" office:value-type="string" office:string-value="" calcext:value-type="error">
            <text:p>#N/A</text:p>
          </table:table-cell>
          <table:table-cell table:formula="of:=IF(ISNA([.B119]);[.A1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0];[$'pubmed search results'.A$2:$'pubmed search results'.A$999998];0)" office:value-type="string" office:string-value="" calcext:value-type="error">
            <text:p>#N/A</text:p>
          </table:table-cell>
          <table:table-cell table:formula="of:=IF(ISNA([.B120]);[.A1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1];[$'pubmed search results'.A$2:$'pubmed search results'.A$999998];0)" office:value-type="string" office:string-value="" calcext:value-type="error">
            <text:p>#N/A</text:p>
          </table:table-cell>
          <table:table-cell table:formula="of:=IF(ISNA([.B121]);[.A1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2];[$'pubmed search results'.A$2:$'pubmed search results'.A$999998];0)" office:value-type="string" office:string-value="" calcext:value-type="error">
            <text:p>#N/A</text:p>
          </table:table-cell>
          <table:table-cell table:formula="of:=IF(ISNA([.B122]);[.A1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3];[$'pubmed search results'.A$2:$'pubmed search results'.A$999998];0)" office:value-type="string" office:string-value="" calcext:value-type="error">
            <text:p>#N/A</text:p>
          </table:table-cell>
          <table:table-cell table:formula="of:=IF(ISNA([.B123]);[.A1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4];[$'pubmed search results'.A$2:$'pubmed search results'.A$999998];0)" office:value-type="string" office:string-value="" calcext:value-type="error">
            <text:p>#N/A</text:p>
          </table:table-cell>
          <table:table-cell table:formula="of:=IF(ISNA([.B124]);[.A1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5];[$'pubmed search results'.A$2:$'pubmed search results'.A$999998];0)" office:value-type="string" office:string-value="" calcext:value-type="error">
            <text:p>#N/A</text:p>
          </table:table-cell>
          <table:table-cell table:formula="of:=IF(ISNA([.B125]);[.A1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6];[$'pubmed search results'.A$2:$'pubmed search results'.A$999998];0)" office:value-type="string" office:string-value="" calcext:value-type="error">
            <text:p>#N/A</text:p>
          </table:table-cell>
          <table:table-cell table:formula="of:=IF(ISNA([.B126]);[.A1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7];[$'pubmed search results'.A$2:$'pubmed search results'.A$999998];0)" office:value-type="string" office:string-value="" calcext:value-type="error">
            <text:p>#N/A</text:p>
          </table:table-cell>
          <table:table-cell table:formula="of:=IF(ISNA([.B127]);[.A1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8];[$'pubmed search results'.A$2:$'pubmed search results'.A$999998];0)" office:value-type="string" office:string-value="" calcext:value-type="error">
            <text:p>#N/A</text:p>
          </table:table-cell>
          <table:table-cell table:formula="of:=IF(ISNA([.B128]);[.A1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29];[$'pubmed search results'.A$2:$'pubmed search results'.A$999998];0)" office:value-type="string" office:string-value="" calcext:value-type="error">
            <text:p>#N/A</text:p>
          </table:table-cell>
          <table:table-cell table:formula="of:=IF(ISNA([.B129]);[.A1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0];[$'pubmed search results'.A$2:$'pubmed search results'.A$999998];0)" office:value-type="string" office:string-value="" calcext:value-type="error">
            <text:p>#N/A</text:p>
          </table:table-cell>
          <table:table-cell table:formula="of:=IF(ISNA([.B130]);[.A1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1];[$'pubmed search results'.A$2:$'pubmed search results'.A$999998];0)" office:value-type="string" office:string-value="" calcext:value-type="error">
            <text:p>#N/A</text:p>
          </table:table-cell>
          <table:table-cell table:formula="of:=IF(ISNA([.B131]);[.A1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2];[$'pubmed search results'.A$2:$'pubmed search results'.A$999998];0)" office:value-type="string" office:string-value="" calcext:value-type="error">
            <text:p>#N/A</text:p>
          </table:table-cell>
          <table:table-cell table:formula="of:=IF(ISNA([.B132]);[.A1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3];[$'pubmed search results'.A$2:$'pubmed search results'.A$999998];0)" office:value-type="string" office:string-value="" calcext:value-type="error">
            <text:p>#N/A</text:p>
          </table:table-cell>
          <table:table-cell table:formula="of:=IF(ISNA([.B133]);[.A1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4];[$'pubmed search results'.A$2:$'pubmed search results'.A$999998];0)" office:value-type="string" office:string-value="" calcext:value-type="error">
            <text:p>#N/A</text:p>
          </table:table-cell>
          <table:table-cell table:formula="of:=IF(ISNA([.B134]);[.A1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5];[$'pubmed search results'.A$2:$'pubmed search results'.A$999998];0)" office:value-type="string" office:string-value="" calcext:value-type="error">
            <text:p>#N/A</text:p>
          </table:table-cell>
          <table:table-cell table:formula="of:=IF(ISNA([.B135]);[.A1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6];[$'pubmed search results'.A$2:$'pubmed search results'.A$999998];0)" office:value-type="string" office:string-value="" calcext:value-type="error">
            <text:p>#N/A</text:p>
          </table:table-cell>
          <table:table-cell table:formula="of:=IF(ISNA([.B136]);[.A1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7];[$'pubmed search results'.A$2:$'pubmed search results'.A$999998];0)" office:value-type="string" office:string-value="" calcext:value-type="error">
            <text:p>#N/A</text:p>
          </table:table-cell>
          <table:table-cell table:formula="of:=IF(ISNA([.B137]);[.A1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8];[$'pubmed search results'.A$2:$'pubmed search results'.A$999998];0)" office:value-type="string" office:string-value="" calcext:value-type="error">
            <text:p>#N/A</text:p>
          </table:table-cell>
          <table:table-cell table:formula="of:=IF(ISNA([.B138]);[.A1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39];[$'pubmed search results'.A$2:$'pubmed search results'.A$999998];0)" office:value-type="string" office:string-value="" calcext:value-type="error">
            <text:p>#N/A</text:p>
          </table:table-cell>
          <table:table-cell table:formula="of:=IF(ISNA([.B139]);[.A1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0];[$'pubmed search results'.A$2:$'pubmed search results'.A$999998];0)" office:value-type="string" office:string-value="" calcext:value-type="error">
            <text:p>#N/A</text:p>
          </table:table-cell>
          <table:table-cell table:formula="of:=IF(ISNA([.B140]);[.A1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1];[$'pubmed search results'.A$2:$'pubmed search results'.A$999998];0)" office:value-type="string" office:string-value="" calcext:value-type="error">
            <text:p>#N/A</text:p>
          </table:table-cell>
          <table:table-cell table:formula="of:=IF(ISNA([.B141]);[.A1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2];[$'pubmed search results'.A$2:$'pubmed search results'.A$999998];0)" office:value-type="string" office:string-value="" calcext:value-type="error">
            <text:p>#N/A</text:p>
          </table:table-cell>
          <table:table-cell table:formula="of:=IF(ISNA([.B142]);[.A1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3];[$'pubmed search results'.A$2:$'pubmed search results'.A$999998];0)" office:value-type="string" office:string-value="" calcext:value-type="error">
            <text:p>#N/A</text:p>
          </table:table-cell>
          <table:table-cell table:formula="of:=IF(ISNA([.B143]);[.A1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4];[$'pubmed search results'.A$2:$'pubmed search results'.A$999998];0)" office:value-type="string" office:string-value="" calcext:value-type="error">
            <text:p>#N/A</text:p>
          </table:table-cell>
          <table:table-cell table:formula="of:=IF(ISNA([.B144]);[.A1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5];[$'pubmed search results'.A$2:$'pubmed search results'.A$999998];0)" office:value-type="string" office:string-value="" calcext:value-type="error">
            <text:p>#N/A</text:p>
          </table:table-cell>
          <table:table-cell table:formula="of:=IF(ISNA([.B145]);[.A1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6];[$'pubmed search results'.A$2:$'pubmed search results'.A$999998];0)" office:value-type="string" office:string-value="" calcext:value-type="error">
            <text:p>#N/A</text:p>
          </table:table-cell>
          <table:table-cell table:formula="of:=IF(ISNA([.B146]);[.A1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7];[$'pubmed search results'.A$2:$'pubmed search results'.A$999998];0)" office:value-type="string" office:string-value="" calcext:value-type="error">
            <text:p>#N/A</text:p>
          </table:table-cell>
          <table:table-cell table:formula="of:=IF(ISNA([.B147]);[.A1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8];[$'pubmed search results'.A$2:$'pubmed search results'.A$999998];0)" office:value-type="string" office:string-value="" calcext:value-type="error">
            <text:p>#N/A</text:p>
          </table:table-cell>
          <table:table-cell table:formula="of:=IF(ISNA([.B148]);[.A1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49];[$'pubmed search results'.A$2:$'pubmed search results'.A$999998];0)" office:value-type="string" office:string-value="" calcext:value-type="error">
            <text:p>#N/A</text:p>
          </table:table-cell>
          <table:table-cell table:formula="of:=IF(ISNA([.B149]);[.A1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0];[$'pubmed search results'.A$2:$'pubmed search results'.A$999998];0)" office:value-type="string" office:string-value="" calcext:value-type="error">
            <text:p>#N/A</text:p>
          </table:table-cell>
          <table:table-cell table:formula="of:=IF(ISNA([.B150]);[.A1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1];[$'pubmed search results'.A$2:$'pubmed search results'.A$999998];0)" office:value-type="string" office:string-value="" calcext:value-type="error">
            <text:p>#N/A</text:p>
          </table:table-cell>
          <table:table-cell table:formula="of:=IF(ISNA([.B151]);[.A1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2];[$'pubmed search results'.A$2:$'pubmed search results'.A$999998];0)" office:value-type="string" office:string-value="" calcext:value-type="error">
            <text:p>#N/A</text:p>
          </table:table-cell>
          <table:table-cell table:formula="of:=IF(ISNA([.B152]);[.A1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3];[$'pubmed search results'.A$2:$'pubmed search results'.A$999998];0)" office:value-type="string" office:string-value="" calcext:value-type="error">
            <text:p>#N/A</text:p>
          </table:table-cell>
          <table:table-cell table:formula="of:=IF(ISNA([.B153]);[.A1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4];[$'pubmed search results'.A$2:$'pubmed search results'.A$999998];0)" office:value-type="string" office:string-value="" calcext:value-type="error">
            <text:p>#N/A</text:p>
          </table:table-cell>
          <table:table-cell table:formula="of:=IF(ISNA([.B154]);[.A1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5];[$'pubmed search results'.A$2:$'pubmed search results'.A$999998];0)" office:value-type="string" office:string-value="" calcext:value-type="error">
            <text:p>#N/A</text:p>
          </table:table-cell>
          <table:table-cell table:formula="of:=IF(ISNA([.B155]);[.A1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6];[$'pubmed search results'.A$2:$'pubmed search results'.A$999998];0)" office:value-type="string" office:string-value="" calcext:value-type="error">
            <text:p>#N/A</text:p>
          </table:table-cell>
          <table:table-cell table:formula="of:=IF(ISNA([.B156]);[.A1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7];[$'pubmed search results'.A$2:$'pubmed search results'.A$999998];0)" office:value-type="string" office:string-value="" calcext:value-type="error">
            <text:p>#N/A</text:p>
          </table:table-cell>
          <table:table-cell table:formula="of:=IF(ISNA([.B157]);[.A1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8];[$'pubmed search results'.A$2:$'pubmed search results'.A$999998];0)" office:value-type="string" office:string-value="" calcext:value-type="error">
            <text:p>#N/A</text:p>
          </table:table-cell>
          <table:table-cell table:formula="of:=IF(ISNA([.B158]);[.A1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59];[$'pubmed search results'.A$2:$'pubmed search results'.A$999998];0)" office:value-type="string" office:string-value="" calcext:value-type="error">
            <text:p>#N/A</text:p>
          </table:table-cell>
          <table:table-cell table:formula="of:=IF(ISNA([.B159]);[.A1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0];[$'pubmed search results'.A$2:$'pubmed search results'.A$999998];0)" office:value-type="string" office:string-value="" calcext:value-type="error">
            <text:p>#N/A</text:p>
          </table:table-cell>
          <table:table-cell table:formula="of:=IF(ISNA([.B160]);[.A1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1];[$'pubmed search results'.A$2:$'pubmed search results'.A$999998];0)" office:value-type="string" office:string-value="" calcext:value-type="error">
            <text:p>#N/A</text:p>
          </table:table-cell>
          <table:table-cell table:formula="of:=IF(ISNA([.B161]);[.A1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2];[$'pubmed search results'.A$2:$'pubmed search results'.A$999998];0)" office:value-type="string" office:string-value="" calcext:value-type="error">
            <text:p>#N/A</text:p>
          </table:table-cell>
          <table:table-cell table:formula="of:=IF(ISNA([.B162]);[.A1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3];[$'pubmed search results'.A$2:$'pubmed search results'.A$999998];0)" office:value-type="string" office:string-value="" calcext:value-type="error">
            <text:p>#N/A</text:p>
          </table:table-cell>
          <table:table-cell table:formula="of:=IF(ISNA([.B163]);[.A1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4];[$'pubmed search results'.A$2:$'pubmed search results'.A$999998];0)" office:value-type="string" office:string-value="" calcext:value-type="error">
            <text:p>#N/A</text:p>
          </table:table-cell>
          <table:table-cell table:formula="of:=IF(ISNA([.B164]);[.A1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5];[$'pubmed search results'.A$2:$'pubmed search results'.A$999998];0)" office:value-type="string" office:string-value="" calcext:value-type="error">
            <text:p>#N/A</text:p>
          </table:table-cell>
          <table:table-cell table:formula="of:=IF(ISNA([.B165]);[.A1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6];[$'pubmed search results'.A$2:$'pubmed search results'.A$999998];0)" office:value-type="string" office:string-value="" calcext:value-type="error">
            <text:p>#N/A</text:p>
          </table:table-cell>
          <table:table-cell table:formula="of:=IF(ISNA([.B166]);[.A1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7];[$'pubmed search results'.A$2:$'pubmed search results'.A$999998];0)" office:value-type="string" office:string-value="" calcext:value-type="error">
            <text:p>#N/A</text:p>
          </table:table-cell>
          <table:table-cell table:formula="of:=IF(ISNA([.B167]);[.A1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8];[$'pubmed search results'.A$2:$'pubmed search results'.A$999998];0)" office:value-type="string" office:string-value="" calcext:value-type="error">
            <text:p>#N/A</text:p>
          </table:table-cell>
          <table:table-cell table:formula="of:=IF(ISNA([.B168]);[.A1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69];[$'pubmed search results'.A$2:$'pubmed search results'.A$999998];0)" office:value-type="string" office:string-value="" calcext:value-type="error">
            <text:p>#N/A</text:p>
          </table:table-cell>
          <table:table-cell table:formula="of:=IF(ISNA([.B169]);[.A1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0];[$'pubmed search results'.A$2:$'pubmed search results'.A$999998];0)" office:value-type="string" office:string-value="" calcext:value-type="error">
            <text:p>#N/A</text:p>
          </table:table-cell>
          <table:table-cell table:formula="of:=IF(ISNA([.B170]);[.A1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1];[$'pubmed search results'.A$2:$'pubmed search results'.A$999998];0)" office:value-type="string" office:string-value="" calcext:value-type="error">
            <text:p>#N/A</text:p>
          </table:table-cell>
          <table:table-cell table:formula="of:=IF(ISNA([.B171]);[.A1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2];[$'pubmed search results'.A$2:$'pubmed search results'.A$999998];0)" office:value-type="string" office:string-value="" calcext:value-type="error">
            <text:p>#N/A</text:p>
          </table:table-cell>
          <table:table-cell table:formula="of:=IF(ISNA([.B172]);[.A1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3];[$'pubmed search results'.A$2:$'pubmed search results'.A$999998];0)" office:value-type="string" office:string-value="" calcext:value-type="error">
            <text:p>#N/A</text:p>
          </table:table-cell>
          <table:table-cell table:formula="of:=IF(ISNA([.B173]);[.A1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4];[$'pubmed search results'.A$2:$'pubmed search results'.A$999998];0)" office:value-type="string" office:string-value="" calcext:value-type="error">
            <text:p>#N/A</text:p>
          </table:table-cell>
          <table:table-cell table:formula="of:=IF(ISNA([.B174]);[.A1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5];[$'pubmed search results'.A$2:$'pubmed search results'.A$999998];0)" office:value-type="string" office:string-value="" calcext:value-type="error">
            <text:p>#N/A</text:p>
          </table:table-cell>
          <table:table-cell table:formula="of:=IF(ISNA([.B175]);[.A1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6];[$'pubmed search results'.A$2:$'pubmed search results'.A$999998];0)" office:value-type="string" office:string-value="" calcext:value-type="error">
            <text:p>#N/A</text:p>
          </table:table-cell>
          <table:table-cell table:formula="of:=IF(ISNA([.B176]);[.A1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7];[$'pubmed search results'.A$2:$'pubmed search results'.A$999998];0)" office:value-type="string" office:string-value="" calcext:value-type="error">
            <text:p>#N/A</text:p>
          </table:table-cell>
          <table:table-cell table:formula="of:=IF(ISNA([.B177]);[.A1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8];[$'pubmed search results'.A$2:$'pubmed search results'.A$999998];0)" office:value-type="string" office:string-value="" calcext:value-type="error">
            <text:p>#N/A</text:p>
          </table:table-cell>
          <table:table-cell table:formula="of:=IF(ISNA([.B178]);[.A1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79];[$'pubmed search results'.A$2:$'pubmed search results'.A$999998];0)" office:value-type="string" office:string-value="" calcext:value-type="error">
            <text:p>#N/A</text:p>
          </table:table-cell>
          <table:table-cell table:formula="of:=IF(ISNA([.B179]);[.A1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0];[$'pubmed search results'.A$2:$'pubmed search results'.A$999998];0)" office:value-type="string" office:string-value="" calcext:value-type="error">
            <text:p>#N/A</text:p>
          </table:table-cell>
          <table:table-cell table:formula="of:=IF(ISNA([.B180]);[.A1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1];[$'pubmed search results'.A$2:$'pubmed search results'.A$999998];0)" office:value-type="string" office:string-value="" calcext:value-type="error">
            <text:p>#N/A</text:p>
          </table:table-cell>
          <table:table-cell table:formula="of:=IF(ISNA([.B181]);[.A1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2];[$'pubmed search results'.A$2:$'pubmed search results'.A$999998];0)" office:value-type="string" office:string-value="" calcext:value-type="error">
            <text:p>#N/A</text:p>
          </table:table-cell>
          <table:table-cell table:formula="of:=IF(ISNA([.B182]);[.A1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3];[$'pubmed search results'.A$2:$'pubmed search results'.A$999998];0)" office:value-type="string" office:string-value="" calcext:value-type="error">
            <text:p>#N/A</text:p>
          </table:table-cell>
          <table:table-cell table:formula="of:=IF(ISNA([.B183]);[.A1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4];[$'pubmed search results'.A$2:$'pubmed search results'.A$999998];0)" office:value-type="string" office:string-value="" calcext:value-type="error">
            <text:p>#N/A</text:p>
          </table:table-cell>
          <table:table-cell table:formula="of:=IF(ISNA([.B184]);[.A1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5];[$'pubmed search results'.A$2:$'pubmed search results'.A$999998];0)" office:value-type="string" office:string-value="" calcext:value-type="error">
            <text:p>#N/A</text:p>
          </table:table-cell>
          <table:table-cell table:formula="of:=IF(ISNA([.B185]);[.A1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6];[$'pubmed search results'.A$2:$'pubmed search results'.A$999998];0)" office:value-type="string" office:string-value="" calcext:value-type="error">
            <text:p>#N/A</text:p>
          </table:table-cell>
          <table:table-cell table:formula="of:=IF(ISNA([.B186]);[.A1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7];[$'pubmed search results'.A$2:$'pubmed search results'.A$999998];0)" office:value-type="string" office:string-value="" calcext:value-type="error">
            <text:p>#N/A</text:p>
          </table:table-cell>
          <table:table-cell table:formula="of:=IF(ISNA([.B187]);[.A1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8];[$'pubmed search results'.A$2:$'pubmed search results'.A$999998];0)" office:value-type="string" office:string-value="" calcext:value-type="error">
            <text:p>#N/A</text:p>
          </table:table-cell>
          <table:table-cell table:formula="of:=IF(ISNA([.B188]);[.A1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89];[$'pubmed search results'.A$2:$'pubmed search results'.A$999998];0)" office:value-type="string" office:string-value="" calcext:value-type="error">
            <text:p>#N/A</text:p>
          </table:table-cell>
          <table:table-cell table:formula="of:=IF(ISNA([.B189]);[.A1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0];[$'pubmed search results'.A$2:$'pubmed search results'.A$999998];0)" office:value-type="string" office:string-value="" calcext:value-type="error">
            <text:p>#N/A</text:p>
          </table:table-cell>
          <table:table-cell table:formula="of:=IF(ISNA([.B190]);[.A1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1];[$'pubmed search results'.A$2:$'pubmed search results'.A$999998];0)" office:value-type="string" office:string-value="" calcext:value-type="error">
            <text:p>#N/A</text:p>
          </table:table-cell>
          <table:table-cell table:formula="of:=IF(ISNA([.B191]);[.A1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2];[$'pubmed search results'.A$2:$'pubmed search results'.A$999998];0)" office:value-type="string" office:string-value="" calcext:value-type="error">
            <text:p>#N/A</text:p>
          </table:table-cell>
          <table:table-cell table:formula="of:=IF(ISNA([.B192]);[.A1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3];[$'pubmed search results'.A$2:$'pubmed search results'.A$999998];0)" office:value-type="string" office:string-value="" calcext:value-type="error">
            <text:p>#N/A</text:p>
          </table:table-cell>
          <table:table-cell table:formula="of:=IF(ISNA([.B193]);[.A1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4];[$'pubmed search results'.A$2:$'pubmed search results'.A$999998];0)" office:value-type="string" office:string-value="" calcext:value-type="error">
            <text:p>#N/A</text:p>
          </table:table-cell>
          <table:table-cell table:formula="of:=IF(ISNA([.B194]);[.A1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5];[$'pubmed search results'.A$2:$'pubmed search results'.A$999998];0)" office:value-type="string" office:string-value="" calcext:value-type="error">
            <text:p>#N/A</text:p>
          </table:table-cell>
          <table:table-cell table:formula="of:=IF(ISNA([.B195]);[.A1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6];[$'pubmed search results'.A$2:$'pubmed search results'.A$999998];0)" office:value-type="string" office:string-value="" calcext:value-type="error">
            <text:p>#N/A</text:p>
          </table:table-cell>
          <table:table-cell table:formula="of:=IF(ISNA([.B196]);[.A1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7];[$'pubmed search results'.A$2:$'pubmed search results'.A$999998];0)" office:value-type="string" office:string-value="" calcext:value-type="error">
            <text:p>#N/A</text:p>
          </table:table-cell>
          <table:table-cell table:formula="of:=IF(ISNA([.B197]);[.A1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8];[$'pubmed search results'.A$2:$'pubmed search results'.A$999998];0)" office:value-type="string" office:string-value="" calcext:value-type="error">
            <text:p>#N/A</text:p>
          </table:table-cell>
          <table:table-cell table:formula="of:=IF(ISNA([.B198]);[.A1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199];[$'pubmed search results'.A$2:$'pubmed search results'.A$999998];0)" office:value-type="string" office:string-value="" calcext:value-type="error">
            <text:p>#N/A</text:p>
          </table:table-cell>
          <table:table-cell table:formula="of:=IF(ISNA([.B199]);[.A1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0];[$'pubmed search results'.A$2:$'pubmed search results'.A$999998];0)" office:value-type="string" office:string-value="" calcext:value-type="error">
            <text:p>#N/A</text:p>
          </table:table-cell>
          <table:table-cell table:formula="of:=IF(ISNA([.B200]);[.A2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1];[$'pubmed search results'.A$2:$'pubmed search results'.A$999998];0)" office:value-type="string" office:string-value="" calcext:value-type="error">
            <text:p>#N/A</text:p>
          </table:table-cell>
          <table:table-cell table:formula="of:=IF(ISNA([.B201]);[.A2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2];[$'pubmed search results'.A$2:$'pubmed search results'.A$999998];0)" office:value-type="string" office:string-value="" calcext:value-type="error">
            <text:p>#N/A</text:p>
          </table:table-cell>
          <table:table-cell table:formula="of:=IF(ISNA([.B202]);[.A2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3];[$'pubmed search results'.A$2:$'pubmed search results'.A$999998];0)" office:value-type="string" office:string-value="" calcext:value-type="error">
            <text:p>#N/A</text:p>
          </table:table-cell>
          <table:table-cell table:formula="of:=IF(ISNA([.B203]);[.A2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4];[$'pubmed search results'.A$2:$'pubmed search results'.A$999998];0)" office:value-type="string" office:string-value="" calcext:value-type="error">
            <text:p>#N/A</text:p>
          </table:table-cell>
          <table:table-cell table:formula="of:=IF(ISNA([.B204]);[.A2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5];[$'pubmed search results'.A$2:$'pubmed search results'.A$999998];0)" office:value-type="string" office:string-value="" calcext:value-type="error">
            <text:p>#N/A</text:p>
          </table:table-cell>
          <table:table-cell table:formula="of:=IF(ISNA([.B205]);[.A2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6];[$'pubmed search results'.A$2:$'pubmed search results'.A$999998];0)" office:value-type="string" office:string-value="" calcext:value-type="error">
            <text:p>#N/A</text:p>
          </table:table-cell>
          <table:table-cell table:formula="of:=IF(ISNA([.B206]);[.A2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7];[$'pubmed search results'.A$2:$'pubmed search results'.A$999998];0)" office:value-type="string" office:string-value="" calcext:value-type="error">
            <text:p>#N/A</text:p>
          </table:table-cell>
          <table:table-cell table:formula="of:=IF(ISNA([.B207]);[.A2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8];[$'pubmed search results'.A$2:$'pubmed search results'.A$999998];0)" office:value-type="string" office:string-value="" calcext:value-type="error">
            <text:p>#N/A</text:p>
          </table:table-cell>
          <table:table-cell table:formula="of:=IF(ISNA([.B208]);[.A2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09];[$'pubmed search results'.A$2:$'pubmed search results'.A$999998];0)" office:value-type="string" office:string-value="" calcext:value-type="error">
            <text:p>#N/A</text:p>
          </table:table-cell>
          <table:table-cell table:formula="of:=IF(ISNA([.B209]);[.A2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0];[$'pubmed search results'.A$2:$'pubmed search results'.A$999998];0)" office:value-type="string" office:string-value="" calcext:value-type="error">
            <text:p>#N/A</text:p>
          </table:table-cell>
          <table:table-cell table:formula="of:=IF(ISNA([.B210]);[.A2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1];[$'pubmed search results'.A$2:$'pubmed search results'.A$999998];0)" office:value-type="string" office:string-value="" calcext:value-type="error">
            <text:p>#N/A</text:p>
          </table:table-cell>
          <table:table-cell table:formula="of:=IF(ISNA([.B211]);[.A2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2];[$'pubmed search results'.A$2:$'pubmed search results'.A$999998];0)" office:value-type="string" office:string-value="" calcext:value-type="error">
            <text:p>#N/A</text:p>
          </table:table-cell>
          <table:table-cell table:formula="of:=IF(ISNA([.B212]);[.A2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3];[$'pubmed search results'.A$2:$'pubmed search results'.A$999998];0)" office:value-type="string" office:string-value="" calcext:value-type="error">
            <text:p>#N/A</text:p>
          </table:table-cell>
          <table:table-cell table:formula="of:=IF(ISNA([.B213]);[.A2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4];[$'pubmed search results'.A$2:$'pubmed search results'.A$999998];0)" office:value-type="string" office:string-value="" calcext:value-type="error">
            <text:p>#N/A</text:p>
          </table:table-cell>
          <table:table-cell table:formula="of:=IF(ISNA([.B214]);[.A2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5];[$'pubmed search results'.A$2:$'pubmed search results'.A$999998];0)" office:value-type="string" office:string-value="" calcext:value-type="error">
            <text:p>#N/A</text:p>
          </table:table-cell>
          <table:table-cell table:formula="of:=IF(ISNA([.B215]);[.A2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6];[$'pubmed search results'.A$2:$'pubmed search results'.A$999998];0)" office:value-type="string" office:string-value="" calcext:value-type="error">
            <text:p>#N/A</text:p>
          </table:table-cell>
          <table:table-cell table:formula="of:=IF(ISNA([.B216]);[.A2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7];[$'pubmed search results'.A$2:$'pubmed search results'.A$999998];0)" office:value-type="string" office:string-value="" calcext:value-type="error">
            <text:p>#N/A</text:p>
          </table:table-cell>
          <table:table-cell table:formula="of:=IF(ISNA([.B217]);[.A2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8];[$'pubmed search results'.A$2:$'pubmed search results'.A$999998];0)" office:value-type="string" office:string-value="" calcext:value-type="error">
            <text:p>#N/A</text:p>
          </table:table-cell>
          <table:table-cell table:formula="of:=IF(ISNA([.B218]);[.A2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19];[$'pubmed search results'.A$2:$'pubmed search results'.A$999998];0)" office:value-type="string" office:string-value="" calcext:value-type="error">
            <text:p>#N/A</text:p>
          </table:table-cell>
          <table:table-cell table:formula="of:=IF(ISNA([.B219]);[.A2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0];[$'pubmed search results'.A$2:$'pubmed search results'.A$999998];0)" office:value-type="string" office:string-value="" calcext:value-type="error">
            <text:p>#N/A</text:p>
          </table:table-cell>
          <table:table-cell table:formula="of:=IF(ISNA([.B220]);[.A2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1];[$'pubmed search results'.A$2:$'pubmed search results'.A$999998];0)" office:value-type="string" office:string-value="" calcext:value-type="error">
            <text:p>#N/A</text:p>
          </table:table-cell>
          <table:table-cell table:formula="of:=IF(ISNA([.B221]);[.A2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2];[$'pubmed search results'.A$2:$'pubmed search results'.A$999998];0)" office:value-type="string" office:string-value="" calcext:value-type="error">
            <text:p>#N/A</text:p>
          </table:table-cell>
          <table:table-cell table:formula="of:=IF(ISNA([.B222]);[.A2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3];[$'pubmed search results'.A$2:$'pubmed search results'.A$999998];0)" office:value-type="string" office:string-value="" calcext:value-type="error">
            <text:p>#N/A</text:p>
          </table:table-cell>
          <table:table-cell table:formula="of:=IF(ISNA([.B223]);[.A2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4];[$'pubmed search results'.A$2:$'pubmed search results'.A$999998];0)" office:value-type="string" office:string-value="" calcext:value-type="error">
            <text:p>#N/A</text:p>
          </table:table-cell>
          <table:table-cell table:formula="of:=IF(ISNA([.B224]);[.A2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5];[$'pubmed search results'.A$2:$'pubmed search results'.A$999998];0)" office:value-type="string" office:string-value="" calcext:value-type="error">
            <text:p>#N/A</text:p>
          </table:table-cell>
          <table:table-cell table:formula="of:=IF(ISNA([.B225]);[.A2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6];[$'pubmed search results'.A$2:$'pubmed search results'.A$999998];0)" office:value-type="string" office:string-value="" calcext:value-type="error">
            <text:p>#N/A</text:p>
          </table:table-cell>
          <table:table-cell table:formula="of:=IF(ISNA([.B226]);[.A2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7];[$'pubmed search results'.A$2:$'pubmed search results'.A$999998];0)" office:value-type="string" office:string-value="" calcext:value-type="error">
            <text:p>#N/A</text:p>
          </table:table-cell>
          <table:table-cell table:formula="of:=IF(ISNA([.B227]);[.A2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8];[$'pubmed search results'.A$2:$'pubmed search results'.A$999998];0)" office:value-type="string" office:string-value="" calcext:value-type="error">
            <text:p>#N/A</text:p>
          </table:table-cell>
          <table:table-cell table:formula="of:=IF(ISNA([.B228]);[.A2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29];[$'pubmed search results'.A$2:$'pubmed search results'.A$999998];0)" office:value-type="string" office:string-value="" calcext:value-type="error">
            <text:p>#N/A</text:p>
          </table:table-cell>
          <table:table-cell table:formula="of:=IF(ISNA([.B229]);[.A2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0];[$'pubmed search results'.A$2:$'pubmed search results'.A$999998];0)" office:value-type="string" office:string-value="" calcext:value-type="error">
            <text:p>#N/A</text:p>
          </table:table-cell>
          <table:table-cell table:formula="of:=IF(ISNA([.B230]);[.A2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1];[$'pubmed search results'.A$2:$'pubmed search results'.A$999998];0)" office:value-type="string" office:string-value="" calcext:value-type="error">
            <text:p>#N/A</text:p>
          </table:table-cell>
          <table:table-cell table:formula="of:=IF(ISNA([.B231]);[.A2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2];[$'pubmed search results'.A$2:$'pubmed search results'.A$999998];0)" office:value-type="string" office:string-value="" calcext:value-type="error">
            <text:p>#N/A</text:p>
          </table:table-cell>
          <table:table-cell table:formula="of:=IF(ISNA([.B232]);[.A2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3];[$'pubmed search results'.A$2:$'pubmed search results'.A$999998];0)" office:value-type="string" office:string-value="" calcext:value-type="error">
            <text:p>#N/A</text:p>
          </table:table-cell>
          <table:table-cell table:formula="of:=IF(ISNA([.B233]);[.A2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4];[$'pubmed search results'.A$2:$'pubmed search results'.A$999998];0)" office:value-type="string" office:string-value="" calcext:value-type="error">
            <text:p>#N/A</text:p>
          </table:table-cell>
          <table:table-cell table:formula="of:=IF(ISNA([.B234]);[.A2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5];[$'pubmed search results'.A$2:$'pubmed search results'.A$999998];0)" office:value-type="string" office:string-value="" calcext:value-type="error">
            <text:p>#N/A</text:p>
          </table:table-cell>
          <table:table-cell table:formula="of:=IF(ISNA([.B235]);[.A2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6];[$'pubmed search results'.A$2:$'pubmed search results'.A$999998];0)" office:value-type="string" office:string-value="" calcext:value-type="error">
            <text:p>#N/A</text:p>
          </table:table-cell>
          <table:table-cell table:formula="of:=IF(ISNA([.B236]);[.A2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7];[$'pubmed search results'.A$2:$'pubmed search results'.A$999998];0)" office:value-type="string" office:string-value="" calcext:value-type="error">
            <text:p>#N/A</text:p>
          </table:table-cell>
          <table:table-cell table:formula="of:=IF(ISNA([.B237]);[.A2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8];[$'pubmed search results'.A$2:$'pubmed search results'.A$999998];0)" office:value-type="string" office:string-value="" calcext:value-type="error">
            <text:p>#N/A</text:p>
          </table:table-cell>
          <table:table-cell table:formula="of:=IF(ISNA([.B238]);[.A2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39];[$'pubmed search results'.A$2:$'pubmed search results'.A$999998];0)" office:value-type="string" office:string-value="" calcext:value-type="error">
            <text:p>#N/A</text:p>
          </table:table-cell>
          <table:table-cell table:formula="of:=IF(ISNA([.B239]);[.A2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0];[$'pubmed search results'.A$2:$'pubmed search results'.A$999998];0)" office:value-type="string" office:string-value="" calcext:value-type="error">
            <text:p>#N/A</text:p>
          </table:table-cell>
          <table:table-cell table:formula="of:=IF(ISNA([.B240]);[.A2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1];[$'pubmed search results'.A$2:$'pubmed search results'.A$999998];0)" office:value-type="string" office:string-value="" calcext:value-type="error">
            <text:p>#N/A</text:p>
          </table:table-cell>
          <table:table-cell table:formula="of:=IF(ISNA([.B241]);[.A2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2];[$'pubmed search results'.A$2:$'pubmed search results'.A$999998];0)" office:value-type="string" office:string-value="" calcext:value-type="error">
            <text:p>#N/A</text:p>
          </table:table-cell>
          <table:table-cell table:formula="of:=IF(ISNA([.B242]);[.A2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3];[$'pubmed search results'.A$2:$'pubmed search results'.A$999998];0)" office:value-type="string" office:string-value="" calcext:value-type="error">
            <text:p>#N/A</text:p>
          </table:table-cell>
          <table:table-cell table:formula="of:=IF(ISNA([.B243]);[.A2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4];[$'pubmed search results'.A$2:$'pubmed search results'.A$999998];0)" office:value-type="string" office:string-value="" calcext:value-type="error">
            <text:p>#N/A</text:p>
          </table:table-cell>
          <table:table-cell table:formula="of:=IF(ISNA([.B244]);[.A2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5];[$'pubmed search results'.A$2:$'pubmed search results'.A$999998];0)" office:value-type="string" office:string-value="" calcext:value-type="error">
            <text:p>#N/A</text:p>
          </table:table-cell>
          <table:table-cell table:formula="of:=IF(ISNA([.B245]);[.A2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6];[$'pubmed search results'.A$2:$'pubmed search results'.A$999998];0)" office:value-type="string" office:string-value="" calcext:value-type="error">
            <text:p>#N/A</text:p>
          </table:table-cell>
          <table:table-cell table:formula="of:=IF(ISNA([.B246]);[.A2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7];[$'pubmed search results'.A$2:$'pubmed search results'.A$999998];0)" office:value-type="string" office:string-value="" calcext:value-type="error">
            <text:p>#N/A</text:p>
          </table:table-cell>
          <table:table-cell table:formula="of:=IF(ISNA([.B247]);[.A2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8];[$'pubmed search results'.A$2:$'pubmed search results'.A$999998];0)" office:value-type="string" office:string-value="" calcext:value-type="error">
            <text:p>#N/A</text:p>
          </table:table-cell>
          <table:table-cell table:formula="of:=IF(ISNA([.B248]);[.A2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49];[$'pubmed search results'.A$2:$'pubmed search results'.A$999998];0)" office:value-type="string" office:string-value="" calcext:value-type="error">
            <text:p>#N/A</text:p>
          </table:table-cell>
          <table:table-cell table:formula="of:=IF(ISNA([.B249]);[.A2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0];[$'pubmed search results'.A$2:$'pubmed search results'.A$999998];0)" office:value-type="string" office:string-value="" calcext:value-type="error">
            <text:p>#N/A</text:p>
          </table:table-cell>
          <table:table-cell table:formula="of:=IF(ISNA([.B250]);[.A2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1];[$'pubmed search results'.A$2:$'pubmed search results'.A$999998];0)" office:value-type="string" office:string-value="" calcext:value-type="error">
            <text:p>#N/A</text:p>
          </table:table-cell>
          <table:table-cell table:formula="of:=IF(ISNA([.B251]);[.A2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2];[$'pubmed search results'.A$2:$'pubmed search results'.A$999998];0)" office:value-type="string" office:string-value="" calcext:value-type="error">
            <text:p>#N/A</text:p>
          </table:table-cell>
          <table:table-cell table:formula="of:=IF(ISNA([.B252]);[.A2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3];[$'pubmed search results'.A$2:$'pubmed search results'.A$999998];0)" office:value-type="string" office:string-value="" calcext:value-type="error">
            <text:p>#N/A</text:p>
          </table:table-cell>
          <table:table-cell table:formula="of:=IF(ISNA([.B253]);[.A2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4];[$'pubmed search results'.A$2:$'pubmed search results'.A$999998];0)" office:value-type="string" office:string-value="" calcext:value-type="error">
            <text:p>#N/A</text:p>
          </table:table-cell>
          <table:table-cell table:formula="of:=IF(ISNA([.B254]);[.A2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5];[$'pubmed search results'.A$2:$'pubmed search results'.A$999998];0)" office:value-type="string" office:string-value="" calcext:value-type="error">
            <text:p>#N/A</text:p>
          </table:table-cell>
          <table:table-cell table:formula="of:=IF(ISNA([.B255]);[.A2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6];[$'pubmed search results'.A$2:$'pubmed search results'.A$999998];0)" office:value-type="string" office:string-value="" calcext:value-type="error">
            <text:p>#N/A</text:p>
          </table:table-cell>
          <table:table-cell table:formula="of:=IF(ISNA([.B256]);[.A2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7];[$'pubmed search results'.A$2:$'pubmed search results'.A$999998];0)" office:value-type="string" office:string-value="" calcext:value-type="error">
            <text:p>#N/A</text:p>
          </table:table-cell>
          <table:table-cell table:formula="of:=IF(ISNA([.B257]);[.A2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8];[$'pubmed search results'.A$2:$'pubmed search results'.A$999998];0)" office:value-type="string" office:string-value="" calcext:value-type="error">
            <text:p>#N/A</text:p>
          </table:table-cell>
          <table:table-cell table:formula="of:=IF(ISNA([.B258]);[.A2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59];[$'pubmed search results'.A$2:$'pubmed search results'.A$999998];0)" office:value-type="string" office:string-value="" calcext:value-type="error">
            <text:p>#N/A</text:p>
          </table:table-cell>
          <table:table-cell table:formula="of:=IF(ISNA([.B259]);[.A2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0];[$'pubmed search results'.A$2:$'pubmed search results'.A$999998];0)" office:value-type="string" office:string-value="" calcext:value-type="error">
            <text:p>#N/A</text:p>
          </table:table-cell>
          <table:table-cell table:formula="of:=IF(ISNA([.B260]);[.A2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1];[$'pubmed search results'.A$2:$'pubmed search results'.A$999998];0)" office:value-type="string" office:string-value="" calcext:value-type="error">
            <text:p>#N/A</text:p>
          </table:table-cell>
          <table:table-cell table:formula="of:=IF(ISNA([.B261]);[.A2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2];[$'pubmed search results'.A$2:$'pubmed search results'.A$999998];0)" office:value-type="string" office:string-value="" calcext:value-type="error">
            <text:p>#N/A</text:p>
          </table:table-cell>
          <table:table-cell table:formula="of:=IF(ISNA([.B262]);[.A2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3];[$'pubmed search results'.A$2:$'pubmed search results'.A$999998];0)" office:value-type="string" office:string-value="" calcext:value-type="error">
            <text:p>#N/A</text:p>
          </table:table-cell>
          <table:table-cell table:formula="of:=IF(ISNA([.B263]);[.A2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4];[$'pubmed search results'.A$2:$'pubmed search results'.A$999998];0)" office:value-type="string" office:string-value="" calcext:value-type="error">
            <text:p>#N/A</text:p>
          </table:table-cell>
          <table:table-cell table:formula="of:=IF(ISNA([.B264]);[.A2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5];[$'pubmed search results'.A$2:$'pubmed search results'.A$999998];0)" office:value-type="string" office:string-value="" calcext:value-type="error">
            <text:p>#N/A</text:p>
          </table:table-cell>
          <table:table-cell table:formula="of:=IF(ISNA([.B265]);[.A2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6];[$'pubmed search results'.A$2:$'pubmed search results'.A$999998];0)" office:value-type="string" office:string-value="" calcext:value-type="error">
            <text:p>#N/A</text:p>
          </table:table-cell>
          <table:table-cell table:formula="of:=IF(ISNA([.B266]);[.A2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7];[$'pubmed search results'.A$2:$'pubmed search results'.A$999998];0)" office:value-type="string" office:string-value="" calcext:value-type="error">
            <text:p>#N/A</text:p>
          </table:table-cell>
          <table:table-cell table:formula="of:=IF(ISNA([.B267]);[.A2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8];[$'pubmed search results'.A$2:$'pubmed search results'.A$999998];0)" office:value-type="string" office:string-value="" calcext:value-type="error">
            <text:p>#N/A</text:p>
          </table:table-cell>
          <table:table-cell table:formula="of:=IF(ISNA([.B268]);[.A2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69];[$'pubmed search results'.A$2:$'pubmed search results'.A$999998];0)" office:value-type="string" office:string-value="" calcext:value-type="error">
            <text:p>#N/A</text:p>
          </table:table-cell>
          <table:table-cell table:formula="of:=IF(ISNA([.B269]);[.A2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0];[$'pubmed search results'.A$2:$'pubmed search results'.A$999998];0)" office:value-type="string" office:string-value="" calcext:value-type="error">
            <text:p>#N/A</text:p>
          </table:table-cell>
          <table:table-cell table:formula="of:=IF(ISNA([.B270]);[.A2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1];[$'pubmed search results'.A$2:$'pubmed search results'.A$999998];0)" office:value-type="string" office:string-value="" calcext:value-type="error">
            <text:p>#N/A</text:p>
          </table:table-cell>
          <table:table-cell table:formula="of:=IF(ISNA([.B271]);[.A2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2];[$'pubmed search results'.A$2:$'pubmed search results'.A$999998];0)" office:value-type="string" office:string-value="" calcext:value-type="error">
            <text:p>#N/A</text:p>
          </table:table-cell>
          <table:table-cell table:formula="of:=IF(ISNA([.B272]);[.A2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3];[$'pubmed search results'.A$2:$'pubmed search results'.A$999998];0)" office:value-type="string" office:string-value="" calcext:value-type="error">
            <text:p>#N/A</text:p>
          </table:table-cell>
          <table:table-cell table:formula="of:=IF(ISNA([.B273]);[.A2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4];[$'pubmed search results'.A$2:$'pubmed search results'.A$999998];0)" office:value-type="string" office:string-value="" calcext:value-type="error">
            <text:p>#N/A</text:p>
          </table:table-cell>
          <table:table-cell table:formula="of:=IF(ISNA([.B274]);[.A2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5];[$'pubmed search results'.A$2:$'pubmed search results'.A$999998];0)" office:value-type="string" office:string-value="" calcext:value-type="error">
            <text:p>#N/A</text:p>
          </table:table-cell>
          <table:table-cell table:formula="of:=IF(ISNA([.B275]);[.A2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6];[$'pubmed search results'.A$2:$'pubmed search results'.A$999998];0)" office:value-type="string" office:string-value="" calcext:value-type="error">
            <text:p>#N/A</text:p>
          </table:table-cell>
          <table:table-cell table:formula="of:=IF(ISNA([.B276]);[.A2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7];[$'pubmed search results'.A$2:$'pubmed search results'.A$999998];0)" office:value-type="string" office:string-value="" calcext:value-type="error">
            <text:p>#N/A</text:p>
          </table:table-cell>
          <table:table-cell table:formula="of:=IF(ISNA([.B277]);[.A2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8];[$'pubmed search results'.A$2:$'pubmed search results'.A$999998];0)" office:value-type="string" office:string-value="" calcext:value-type="error">
            <text:p>#N/A</text:p>
          </table:table-cell>
          <table:table-cell table:formula="of:=IF(ISNA([.B278]);[.A2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79];[$'pubmed search results'.A$2:$'pubmed search results'.A$999998];0)" office:value-type="string" office:string-value="" calcext:value-type="error">
            <text:p>#N/A</text:p>
          </table:table-cell>
          <table:table-cell table:formula="of:=IF(ISNA([.B279]);[.A2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0];[$'pubmed search results'.A$2:$'pubmed search results'.A$999998];0)" office:value-type="string" office:string-value="" calcext:value-type="error">
            <text:p>#N/A</text:p>
          </table:table-cell>
          <table:table-cell table:formula="of:=IF(ISNA([.B280]);[.A2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1];[$'pubmed search results'.A$2:$'pubmed search results'.A$999998];0)" office:value-type="string" office:string-value="" calcext:value-type="error">
            <text:p>#N/A</text:p>
          </table:table-cell>
          <table:table-cell table:formula="of:=IF(ISNA([.B281]);[.A2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2];[$'pubmed search results'.A$2:$'pubmed search results'.A$999998];0)" office:value-type="string" office:string-value="" calcext:value-type="error">
            <text:p>#N/A</text:p>
          </table:table-cell>
          <table:table-cell table:formula="of:=IF(ISNA([.B282]);[.A2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3];[$'pubmed search results'.A$2:$'pubmed search results'.A$999998];0)" office:value-type="string" office:string-value="" calcext:value-type="error">
            <text:p>#N/A</text:p>
          </table:table-cell>
          <table:table-cell table:formula="of:=IF(ISNA([.B283]);[.A2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4];[$'pubmed search results'.A$2:$'pubmed search results'.A$999998];0)" office:value-type="string" office:string-value="" calcext:value-type="error">
            <text:p>#N/A</text:p>
          </table:table-cell>
          <table:table-cell table:formula="of:=IF(ISNA([.B284]);[.A2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5];[$'pubmed search results'.A$2:$'pubmed search results'.A$999998];0)" office:value-type="string" office:string-value="" calcext:value-type="error">
            <text:p>#N/A</text:p>
          </table:table-cell>
          <table:table-cell table:formula="of:=IF(ISNA([.B285]);[.A2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6];[$'pubmed search results'.A$2:$'pubmed search results'.A$999998];0)" office:value-type="string" office:string-value="" calcext:value-type="error">
            <text:p>#N/A</text:p>
          </table:table-cell>
          <table:table-cell table:formula="of:=IF(ISNA([.B286]);[.A2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7];[$'pubmed search results'.A$2:$'pubmed search results'.A$999998];0)" office:value-type="string" office:string-value="" calcext:value-type="error">
            <text:p>#N/A</text:p>
          </table:table-cell>
          <table:table-cell table:formula="of:=IF(ISNA([.B287]);[.A2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8];[$'pubmed search results'.A$2:$'pubmed search results'.A$999998];0)" office:value-type="string" office:string-value="" calcext:value-type="error">
            <text:p>#N/A</text:p>
          </table:table-cell>
          <table:table-cell table:formula="of:=IF(ISNA([.B288]);[.A2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89];[$'pubmed search results'.A$2:$'pubmed search results'.A$999998];0)" office:value-type="string" office:string-value="" calcext:value-type="error">
            <text:p>#N/A</text:p>
          </table:table-cell>
          <table:table-cell table:formula="of:=IF(ISNA([.B289]);[.A2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0];[$'pubmed search results'.A$2:$'pubmed search results'.A$999998];0)" office:value-type="string" office:string-value="" calcext:value-type="error">
            <text:p>#N/A</text:p>
          </table:table-cell>
          <table:table-cell table:formula="of:=IF(ISNA([.B290]);[.A2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1];[$'pubmed search results'.A$2:$'pubmed search results'.A$999998];0)" office:value-type="string" office:string-value="" calcext:value-type="error">
            <text:p>#N/A</text:p>
          </table:table-cell>
          <table:table-cell table:formula="of:=IF(ISNA([.B291]);[.A2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2];[$'pubmed search results'.A$2:$'pubmed search results'.A$999998];0)" office:value-type="string" office:string-value="" calcext:value-type="error">
            <text:p>#N/A</text:p>
          </table:table-cell>
          <table:table-cell table:formula="of:=IF(ISNA([.B292]);[.A2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3];[$'pubmed search results'.A$2:$'pubmed search results'.A$999998];0)" office:value-type="string" office:string-value="" calcext:value-type="error">
            <text:p>#N/A</text:p>
          </table:table-cell>
          <table:table-cell table:formula="of:=IF(ISNA([.B293]);[.A2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4];[$'pubmed search results'.A$2:$'pubmed search results'.A$999998];0)" office:value-type="string" office:string-value="" calcext:value-type="error">
            <text:p>#N/A</text:p>
          </table:table-cell>
          <table:table-cell table:formula="of:=IF(ISNA([.B294]);[.A2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5];[$'pubmed search results'.A$2:$'pubmed search results'.A$999998];0)" office:value-type="string" office:string-value="" calcext:value-type="error">
            <text:p>#N/A</text:p>
          </table:table-cell>
          <table:table-cell table:formula="of:=IF(ISNA([.B295]);[.A2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6];[$'pubmed search results'.A$2:$'pubmed search results'.A$999998];0)" office:value-type="string" office:string-value="" calcext:value-type="error">
            <text:p>#N/A</text:p>
          </table:table-cell>
          <table:table-cell table:formula="of:=IF(ISNA([.B296]);[.A2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7];[$'pubmed search results'.A$2:$'pubmed search results'.A$999998];0)" office:value-type="string" office:string-value="" calcext:value-type="error">
            <text:p>#N/A</text:p>
          </table:table-cell>
          <table:table-cell table:formula="of:=IF(ISNA([.B297]);[.A2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8];[$'pubmed search results'.A$2:$'pubmed search results'.A$999998];0)" office:value-type="string" office:string-value="" calcext:value-type="error">
            <text:p>#N/A</text:p>
          </table:table-cell>
          <table:table-cell table:formula="of:=IF(ISNA([.B298]);[.A2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299];[$'pubmed search results'.A$2:$'pubmed search results'.A$999998];0)" office:value-type="string" office:string-value="" calcext:value-type="error">
            <text:p>#N/A</text:p>
          </table:table-cell>
          <table:table-cell table:formula="of:=IF(ISNA([.B299]);[.A2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0];[$'pubmed search results'.A$2:$'pubmed search results'.A$999998];0)" office:value-type="string" office:string-value="" calcext:value-type="error">
            <text:p>#N/A</text:p>
          </table:table-cell>
          <table:table-cell table:formula="of:=IF(ISNA([.B300]);[.A3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1];[$'pubmed search results'.A$2:$'pubmed search results'.A$999998];0)" office:value-type="string" office:string-value="" calcext:value-type="error">
            <text:p>#N/A</text:p>
          </table:table-cell>
          <table:table-cell table:formula="of:=IF(ISNA([.B301]);[.A3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2];[$'pubmed search results'.A$2:$'pubmed search results'.A$999998];0)" office:value-type="string" office:string-value="" calcext:value-type="error">
            <text:p>#N/A</text:p>
          </table:table-cell>
          <table:table-cell table:formula="of:=IF(ISNA([.B302]);[.A3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3];[$'pubmed search results'.A$2:$'pubmed search results'.A$999998];0)" office:value-type="string" office:string-value="" calcext:value-type="error">
            <text:p>#N/A</text:p>
          </table:table-cell>
          <table:table-cell table:formula="of:=IF(ISNA([.B303]);[.A3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4];[$'pubmed search results'.A$2:$'pubmed search results'.A$999998];0)" office:value-type="string" office:string-value="" calcext:value-type="error">
            <text:p>#N/A</text:p>
          </table:table-cell>
          <table:table-cell table:formula="of:=IF(ISNA([.B304]);[.A3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5];[$'pubmed search results'.A$2:$'pubmed search results'.A$999998];0)" office:value-type="string" office:string-value="" calcext:value-type="error">
            <text:p>#N/A</text:p>
          </table:table-cell>
          <table:table-cell table:formula="of:=IF(ISNA([.B305]);[.A3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6];[$'pubmed search results'.A$2:$'pubmed search results'.A$999998];0)" office:value-type="string" office:string-value="" calcext:value-type="error">
            <text:p>#N/A</text:p>
          </table:table-cell>
          <table:table-cell table:formula="of:=IF(ISNA([.B306]);[.A3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7];[$'pubmed search results'.A$2:$'pubmed search results'.A$999998];0)" office:value-type="string" office:string-value="" calcext:value-type="error">
            <text:p>#N/A</text:p>
          </table:table-cell>
          <table:table-cell table:formula="of:=IF(ISNA([.B307]);[.A3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8];[$'pubmed search results'.A$2:$'pubmed search results'.A$999998];0)" office:value-type="string" office:string-value="" calcext:value-type="error">
            <text:p>#N/A</text:p>
          </table:table-cell>
          <table:table-cell table:formula="of:=IF(ISNA([.B308]);[.A3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09];[$'pubmed search results'.A$2:$'pubmed search results'.A$999998];0)" office:value-type="string" office:string-value="" calcext:value-type="error">
            <text:p>#N/A</text:p>
          </table:table-cell>
          <table:table-cell table:formula="of:=IF(ISNA([.B309]);[.A3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0];[$'pubmed search results'.A$2:$'pubmed search results'.A$999998];0)" office:value-type="string" office:string-value="" calcext:value-type="error">
            <text:p>#N/A</text:p>
          </table:table-cell>
          <table:table-cell table:formula="of:=IF(ISNA([.B310]);[.A3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1];[$'pubmed search results'.A$2:$'pubmed search results'.A$999998];0)" office:value-type="string" office:string-value="" calcext:value-type="error">
            <text:p>#N/A</text:p>
          </table:table-cell>
          <table:table-cell table:formula="of:=IF(ISNA([.B311]);[.A3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2];[$'pubmed search results'.A$2:$'pubmed search results'.A$999998];0)" office:value-type="string" office:string-value="" calcext:value-type="error">
            <text:p>#N/A</text:p>
          </table:table-cell>
          <table:table-cell table:formula="of:=IF(ISNA([.B312]);[.A3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3];[$'pubmed search results'.A$2:$'pubmed search results'.A$999998];0)" office:value-type="string" office:string-value="" calcext:value-type="error">
            <text:p>#N/A</text:p>
          </table:table-cell>
          <table:table-cell table:formula="of:=IF(ISNA([.B313]);[.A3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4];[$'pubmed search results'.A$2:$'pubmed search results'.A$999998];0)" office:value-type="string" office:string-value="" calcext:value-type="error">
            <text:p>#N/A</text:p>
          </table:table-cell>
          <table:table-cell table:formula="of:=IF(ISNA([.B314]);[.A3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5];[$'pubmed search results'.A$2:$'pubmed search results'.A$999998];0)" office:value-type="string" office:string-value="" calcext:value-type="error">
            <text:p>#N/A</text:p>
          </table:table-cell>
          <table:table-cell table:formula="of:=IF(ISNA([.B315]);[.A3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6];[$'pubmed search results'.A$2:$'pubmed search results'.A$999998];0)" office:value-type="string" office:string-value="" calcext:value-type="error">
            <text:p>#N/A</text:p>
          </table:table-cell>
          <table:table-cell table:formula="of:=IF(ISNA([.B316]);[.A3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7];[$'pubmed search results'.A$2:$'pubmed search results'.A$999998];0)" office:value-type="string" office:string-value="" calcext:value-type="error">
            <text:p>#N/A</text:p>
          </table:table-cell>
          <table:table-cell table:formula="of:=IF(ISNA([.B317]);[.A3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8];[$'pubmed search results'.A$2:$'pubmed search results'.A$999998];0)" office:value-type="string" office:string-value="" calcext:value-type="error">
            <text:p>#N/A</text:p>
          </table:table-cell>
          <table:table-cell table:formula="of:=IF(ISNA([.B318]);[.A3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19];[$'pubmed search results'.A$2:$'pubmed search results'.A$999998];0)" office:value-type="string" office:string-value="" calcext:value-type="error">
            <text:p>#N/A</text:p>
          </table:table-cell>
          <table:table-cell table:formula="of:=IF(ISNA([.B319]);[.A3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0];[$'pubmed search results'.A$2:$'pubmed search results'.A$999998];0)" office:value-type="string" office:string-value="" calcext:value-type="error">
            <text:p>#N/A</text:p>
          </table:table-cell>
          <table:table-cell table:formula="of:=IF(ISNA([.B320]);[.A3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1];[$'pubmed search results'.A$2:$'pubmed search results'.A$999998];0)" office:value-type="string" office:string-value="" calcext:value-type="error">
            <text:p>#N/A</text:p>
          </table:table-cell>
          <table:table-cell table:formula="of:=IF(ISNA([.B321]);[.A3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2];[$'pubmed search results'.A$2:$'pubmed search results'.A$999998];0)" office:value-type="string" office:string-value="" calcext:value-type="error">
            <text:p>#N/A</text:p>
          </table:table-cell>
          <table:table-cell table:formula="of:=IF(ISNA([.B322]);[.A3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3];[$'pubmed search results'.A$2:$'pubmed search results'.A$999998];0)" office:value-type="string" office:string-value="" calcext:value-type="error">
            <text:p>#N/A</text:p>
          </table:table-cell>
          <table:table-cell table:formula="of:=IF(ISNA([.B323]);[.A3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4];[$'pubmed search results'.A$2:$'pubmed search results'.A$999998];0)" office:value-type="string" office:string-value="" calcext:value-type="error">
            <text:p>#N/A</text:p>
          </table:table-cell>
          <table:table-cell table:formula="of:=IF(ISNA([.B324]);[.A3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5];[$'pubmed search results'.A$2:$'pubmed search results'.A$999998];0)" office:value-type="string" office:string-value="" calcext:value-type="error">
            <text:p>#N/A</text:p>
          </table:table-cell>
          <table:table-cell table:formula="of:=IF(ISNA([.B325]);[.A3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6];[$'pubmed search results'.A$2:$'pubmed search results'.A$999998];0)" office:value-type="string" office:string-value="" calcext:value-type="error">
            <text:p>#N/A</text:p>
          </table:table-cell>
          <table:table-cell table:formula="of:=IF(ISNA([.B326]);[.A3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7];[$'pubmed search results'.A$2:$'pubmed search results'.A$999998];0)" office:value-type="string" office:string-value="" calcext:value-type="error">
            <text:p>#N/A</text:p>
          </table:table-cell>
          <table:table-cell table:formula="of:=IF(ISNA([.B327]);[.A3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8];[$'pubmed search results'.A$2:$'pubmed search results'.A$999998];0)" office:value-type="string" office:string-value="" calcext:value-type="error">
            <text:p>#N/A</text:p>
          </table:table-cell>
          <table:table-cell table:formula="of:=IF(ISNA([.B328]);[.A3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29];[$'pubmed search results'.A$2:$'pubmed search results'.A$999998];0)" office:value-type="string" office:string-value="" calcext:value-type="error">
            <text:p>#N/A</text:p>
          </table:table-cell>
          <table:table-cell table:formula="of:=IF(ISNA([.B329]);[.A3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0];[$'pubmed search results'.A$2:$'pubmed search results'.A$999998];0)" office:value-type="string" office:string-value="" calcext:value-type="error">
            <text:p>#N/A</text:p>
          </table:table-cell>
          <table:table-cell table:formula="of:=IF(ISNA([.B330]);[.A3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1];[$'pubmed search results'.A$2:$'pubmed search results'.A$999998];0)" office:value-type="string" office:string-value="" calcext:value-type="error">
            <text:p>#N/A</text:p>
          </table:table-cell>
          <table:table-cell table:formula="of:=IF(ISNA([.B331]);[.A3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2];[$'pubmed search results'.A$2:$'pubmed search results'.A$999998];0)" office:value-type="string" office:string-value="" calcext:value-type="error">
            <text:p>#N/A</text:p>
          </table:table-cell>
          <table:table-cell table:formula="of:=IF(ISNA([.B332]);[.A3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3];[$'pubmed search results'.A$2:$'pubmed search results'.A$999998];0)" office:value-type="string" office:string-value="" calcext:value-type="error">
            <text:p>#N/A</text:p>
          </table:table-cell>
          <table:table-cell table:formula="of:=IF(ISNA([.B333]);[.A3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4];[$'pubmed search results'.A$2:$'pubmed search results'.A$999998];0)" office:value-type="string" office:string-value="" calcext:value-type="error">
            <text:p>#N/A</text:p>
          </table:table-cell>
          <table:table-cell table:formula="of:=IF(ISNA([.B334]);[.A3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5];[$'pubmed search results'.A$2:$'pubmed search results'.A$999998];0)" office:value-type="string" office:string-value="" calcext:value-type="error">
            <text:p>#N/A</text:p>
          </table:table-cell>
          <table:table-cell table:formula="of:=IF(ISNA([.B335]);[.A3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6];[$'pubmed search results'.A$2:$'pubmed search results'.A$999998];0)" office:value-type="string" office:string-value="" calcext:value-type="error">
            <text:p>#N/A</text:p>
          </table:table-cell>
          <table:table-cell table:formula="of:=IF(ISNA([.B336]);[.A3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7];[$'pubmed search results'.A$2:$'pubmed search results'.A$999998];0)" office:value-type="string" office:string-value="" calcext:value-type="error">
            <text:p>#N/A</text:p>
          </table:table-cell>
          <table:table-cell table:formula="of:=IF(ISNA([.B337]);[.A3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8];[$'pubmed search results'.A$2:$'pubmed search results'.A$999998];0)" office:value-type="string" office:string-value="" calcext:value-type="error">
            <text:p>#N/A</text:p>
          </table:table-cell>
          <table:table-cell table:formula="of:=IF(ISNA([.B338]);[.A3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39];[$'pubmed search results'.A$2:$'pubmed search results'.A$999998];0)" office:value-type="string" office:string-value="" calcext:value-type="error">
            <text:p>#N/A</text:p>
          </table:table-cell>
          <table:table-cell table:formula="of:=IF(ISNA([.B339]);[.A3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0];[$'pubmed search results'.A$2:$'pubmed search results'.A$999998];0)" office:value-type="string" office:string-value="" calcext:value-type="error">
            <text:p>#N/A</text:p>
          </table:table-cell>
          <table:table-cell table:formula="of:=IF(ISNA([.B340]);[.A3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1];[$'pubmed search results'.A$2:$'pubmed search results'.A$999998];0)" office:value-type="string" office:string-value="" calcext:value-type="error">
            <text:p>#N/A</text:p>
          </table:table-cell>
          <table:table-cell table:formula="of:=IF(ISNA([.B341]);[.A3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2];[$'pubmed search results'.A$2:$'pubmed search results'.A$999998];0)" office:value-type="string" office:string-value="" calcext:value-type="error">
            <text:p>#N/A</text:p>
          </table:table-cell>
          <table:table-cell table:formula="of:=IF(ISNA([.B342]);[.A3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3];[$'pubmed search results'.A$2:$'pubmed search results'.A$999998];0)" office:value-type="string" office:string-value="" calcext:value-type="error">
            <text:p>#N/A</text:p>
          </table:table-cell>
          <table:table-cell table:formula="of:=IF(ISNA([.B343]);[.A3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4];[$'pubmed search results'.A$2:$'pubmed search results'.A$999998];0)" office:value-type="string" office:string-value="" calcext:value-type="error">
            <text:p>#N/A</text:p>
          </table:table-cell>
          <table:table-cell table:formula="of:=IF(ISNA([.B344]);[.A3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5];[$'pubmed search results'.A$2:$'pubmed search results'.A$999998];0)" office:value-type="string" office:string-value="" calcext:value-type="error">
            <text:p>#N/A</text:p>
          </table:table-cell>
          <table:table-cell table:formula="of:=IF(ISNA([.B345]);[.A3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6];[$'pubmed search results'.A$2:$'pubmed search results'.A$999998];0)" office:value-type="string" office:string-value="" calcext:value-type="error">
            <text:p>#N/A</text:p>
          </table:table-cell>
          <table:table-cell table:formula="of:=IF(ISNA([.B346]);[.A3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7];[$'pubmed search results'.A$2:$'pubmed search results'.A$999998];0)" office:value-type="string" office:string-value="" calcext:value-type="error">
            <text:p>#N/A</text:p>
          </table:table-cell>
          <table:table-cell table:formula="of:=IF(ISNA([.B347]);[.A3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8];[$'pubmed search results'.A$2:$'pubmed search results'.A$999998];0)" office:value-type="string" office:string-value="" calcext:value-type="error">
            <text:p>#N/A</text:p>
          </table:table-cell>
          <table:table-cell table:formula="of:=IF(ISNA([.B348]);[.A3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49];[$'pubmed search results'.A$2:$'pubmed search results'.A$999998];0)" office:value-type="string" office:string-value="" calcext:value-type="error">
            <text:p>#N/A</text:p>
          </table:table-cell>
          <table:table-cell table:formula="of:=IF(ISNA([.B349]);[.A3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0];[$'pubmed search results'.A$2:$'pubmed search results'.A$999998];0)" office:value-type="string" office:string-value="" calcext:value-type="error">
            <text:p>#N/A</text:p>
          </table:table-cell>
          <table:table-cell table:formula="of:=IF(ISNA([.B350]);[.A3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1];[$'pubmed search results'.A$2:$'pubmed search results'.A$999998];0)" office:value-type="string" office:string-value="" calcext:value-type="error">
            <text:p>#N/A</text:p>
          </table:table-cell>
          <table:table-cell table:formula="of:=IF(ISNA([.B351]);[.A3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2];[$'pubmed search results'.A$2:$'pubmed search results'.A$999998];0)" office:value-type="string" office:string-value="" calcext:value-type="error">
            <text:p>#N/A</text:p>
          </table:table-cell>
          <table:table-cell table:formula="of:=IF(ISNA([.B352]);[.A3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3];[$'pubmed search results'.A$2:$'pubmed search results'.A$999998];0)" office:value-type="string" office:string-value="" calcext:value-type="error">
            <text:p>#N/A</text:p>
          </table:table-cell>
          <table:table-cell table:formula="of:=IF(ISNA([.B353]);[.A3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4];[$'pubmed search results'.A$2:$'pubmed search results'.A$999998];0)" office:value-type="string" office:string-value="" calcext:value-type="error">
            <text:p>#N/A</text:p>
          </table:table-cell>
          <table:table-cell table:formula="of:=IF(ISNA([.B354]);[.A3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5];[$'pubmed search results'.A$2:$'pubmed search results'.A$999998];0)" office:value-type="string" office:string-value="" calcext:value-type="error">
            <text:p>#N/A</text:p>
          </table:table-cell>
          <table:table-cell table:formula="of:=IF(ISNA([.B355]);[.A3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6];[$'pubmed search results'.A$2:$'pubmed search results'.A$999998];0)" office:value-type="string" office:string-value="" calcext:value-type="error">
            <text:p>#N/A</text:p>
          </table:table-cell>
          <table:table-cell table:formula="of:=IF(ISNA([.B356]);[.A3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7];[$'pubmed search results'.A$2:$'pubmed search results'.A$999998];0)" office:value-type="string" office:string-value="" calcext:value-type="error">
            <text:p>#N/A</text:p>
          </table:table-cell>
          <table:table-cell table:formula="of:=IF(ISNA([.B357]);[.A3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8];[$'pubmed search results'.A$2:$'pubmed search results'.A$999998];0)" office:value-type="string" office:string-value="" calcext:value-type="error">
            <text:p>#N/A</text:p>
          </table:table-cell>
          <table:table-cell table:formula="of:=IF(ISNA([.B358]);[.A3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59];[$'pubmed search results'.A$2:$'pubmed search results'.A$999998];0)" office:value-type="string" office:string-value="" calcext:value-type="error">
            <text:p>#N/A</text:p>
          </table:table-cell>
          <table:table-cell table:formula="of:=IF(ISNA([.B359]);[.A3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0];[$'pubmed search results'.A$2:$'pubmed search results'.A$999998];0)" office:value-type="string" office:string-value="" calcext:value-type="error">
            <text:p>#N/A</text:p>
          </table:table-cell>
          <table:table-cell table:formula="of:=IF(ISNA([.B360]);[.A3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1];[$'pubmed search results'.A$2:$'pubmed search results'.A$999998];0)" office:value-type="string" office:string-value="" calcext:value-type="error">
            <text:p>#N/A</text:p>
          </table:table-cell>
          <table:table-cell table:formula="of:=IF(ISNA([.B361]);[.A3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2];[$'pubmed search results'.A$2:$'pubmed search results'.A$999998];0)" office:value-type="string" office:string-value="" calcext:value-type="error">
            <text:p>#N/A</text:p>
          </table:table-cell>
          <table:table-cell table:formula="of:=IF(ISNA([.B362]);[.A3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3];[$'pubmed search results'.A$2:$'pubmed search results'.A$999998];0)" office:value-type="string" office:string-value="" calcext:value-type="error">
            <text:p>#N/A</text:p>
          </table:table-cell>
          <table:table-cell table:formula="of:=IF(ISNA([.B363]);[.A3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4];[$'pubmed search results'.A$2:$'pubmed search results'.A$999998];0)" office:value-type="string" office:string-value="" calcext:value-type="error">
            <text:p>#N/A</text:p>
          </table:table-cell>
          <table:table-cell table:formula="of:=IF(ISNA([.B364]);[.A3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5];[$'pubmed search results'.A$2:$'pubmed search results'.A$999998];0)" office:value-type="string" office:string-value="" calcext:value-type="error">
            <text:p>#N/A</text:p>
          </table:table-cell>
          <table:table-cell table:formula="of:=IF(ISNA([.B365]);[.A3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6];[$'pubmed search results'.A$2:$'pubmed search results'.A$999998];0)" office:value-type="string" office:string-value="" calcext:value-type="error">
            <text:p>#N/A</text:p>
          </table:table-cell>
          <table:table-cell table:formula="of:=IF(ISNA([.B366]);[.A3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7];[$'pubmed search results'.A$2:$'pubmed search results'.A$999998];0)" office:value-type="string" office:string-value="" calcext:value-type="error">
            <text:p>#N/A</text:p>
          </table:table-cell>
          <table:table-cell table:formula="of:=IF(ISNA([.B367]);[.A3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8];[$'pubmed search results'.A$2:$'pubmed search results'.A$999998];0)" office:value-type="string" office:string-value="" calcext:value-type="error">
            <text:p>#N/A</text:p>
          </table:table-cell>
          <table:table-cell table:formula="of:=IF(ISNA([.B368]);[.A3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69];[$'pubmed search results'.A$2:$'pubmed search results'.A$999998];0)" office:value-type="string" office:string-value="" calcext:value-type="error">
            <text:p>#N/A</text:p>
          </table:table-cell>
          <table:table-cell table:formula="of:=IF(ISNA([.B369]);[.A3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0];[$'pubmed search results'.A$2:$'pubmed search results'.A$999998];0)" office:value-type="string" office:string-value="" calcext:value-type="error">
            <text:p>#N/A</text:p>
          </table:table-cell>
          <table:table-cell table:formula="of:=IF(ISNA([.B370]);[.A3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1];[$'pubmed search results'.A$2:$'pubmed search results'.A$999998];0)" office:value-type="string" office:string-value="" calcext:value-type="error">
            <text:p>#N/A</text:p>
          </table:table-cell>
          <table:table-cell table:formula="of:=IF(ISNA([.B371]);[.A3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2];[$'pubmed search results'.A$2:$'pubmed search results'.A$999998];0)" office:value-type="string" office:string-value="" calcext:value-type="error">
            <text:p>#N/A</text:p>
          </table:table-cell>
          <table:table-cell table:formula="of:=IF(ISNA([.B372]);[.A3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3];[$'pubmed search results'.A$2:$'pubmed search results'.A$999998];0)" office:value-type="string" office:string-value="" calcext:value-type="error">
            <text:p>#N/A</text:p>
          </table:table-cell>
          <table:table-cell table:formula="of:=IF(ISNA([.B373]);[.A3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4];[$'pubmed search results'.A$2:$'pubmed search results'.A$999998];0)" office:value-type="string" office:string-value="" calcext:value-type="error">
            <text:p>#N/A</text:p>
          </table:table-cell>
          <table:table-cell table:formula="of:=IF(ISNA([.B374]);[.A3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5];[$'pubmed search results'.A$2:$'pubmed search results'.A$999998];0)" office:value-type="string" office:string-value="" calcext:value-type="error">
            <text:p>#N/A</text:p>
          </table:table-cell>
          <table:table-cell table:formula="of:=IF(ISNA([.B375]);[.A3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6];[$'pubmed search results'.A$2:$'pubmed search results'.A$999998];0)" office:value-type="string" office:string-value="" calcext:value-type="error">
            <text:p>#N/A</text:p>
          </table:table-cell>
          <table:table-cell table:formula="of:=IF(ISNA([.B376]);[.A3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7];[$'pubmed search results'.A$2:$'pubmed search results'.A$999998];0)" office:value-type="string" office:string-value="" calcext:value-type="error">
            <text:p>#N/A</text:p>
          </table:table-cell>
          <table:table-cell table:formula="of:=IF(ISNA([.B377]);[.A3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8];[$'pubmed search results'.A$2:$'pubmed search results'.A$999998];0)" office:value-type="string" office:string-value="" calcext:value-type="error">
            <text:p>#N/A</text:p>
          </table:table-cell>
          <table:table-cell table:formula="of:=IF(ISNA([.B378]);[.A3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79];[$'pubmed search results'.A$2:$'pubmed search results'.A$999998];0)" office:value-type="string" office:string-value="" calcext:value-type="error">
            <text:p>#N/A</text:p>
          </table:table-cell>
          <table:table-cell table:formula="of:=IF(ISNA([.B379]);[.A3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0];[$'pubmed search results'.A$2:$'pubmed search results'.A$999998];0)" office:value-type="string" office:string-value="" calcext:value-type="error">
            <text:p>#N/A</text:p>
          </table:table-cell>
          <table:table-cell table:formula="of:=IF(ISNA([.B380]);[.A3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1];[$'pubmed search results'.A$2:$'pubmed search results'.A$999998];0)" office:value-type="string" office:string-value="" calcext:value-type="error">
            <text:p>#N/A</text:p>
          </table:table-cell>
          <table:table-cell table:formula="of:=IF(ISNA([.B381]);[.A3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2];[$'pubmed search results'.A$2:$'pubmed search results'.A$999998];0)" office:value-type="string" office:string-value="" calcext:value-type="error">
            <text:p>#N/A</text:p>
          </table:table-cell>
          <table:table-cell table:formula="of:=IF(ISNA([.B382]);[.A3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3];[$'pubmed search results'.A$2:$'pubmed search results'.A$999998];0)" office:value-type="string" office:string-value="" calcext:value-type="error">
            <text:p>#N/A</text:p>
          </table:table-cell>
          <table:table-cell table:formula="of:=IF(ISNA([.B383]);[.A3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4];[$'pubmed search results'.A$2:$'pubmed search results'.A$999998];0)" office:value-type="string" office:string-value="" calcext:value-type="error">
            <text:p>#N/A</text:p>
          </table:table-cell>
          <table:table-cell table:formula="of:=IF(ISNA([.B384]);[.A3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5];[$'pubmed search results'.A$2:$'pubmed search results'.A$999998];0)" office:value-type="string" office:string-value="" calcext:value-type="error">
            <text:p>#N/A</text:p>
          </table:table-cell>
          <table:table-cell table:formula="of:=IF(ISNA([.B385]);[.A3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6];[$'pubmed search results'.A$2:$'pubmed search results'.A$999998];0)" office:value-type="string" office:string-value="" calcext:value-type="error">
            <text:p>#N/A</text:p>
          </table:table-cell>
          <table:table-cell table:formula="of:=IF(ISNA([.B386]);[.A3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7];[$'pubmed search results'.A$2:$'pubmed search results'.A$999998];0)" office:value-type="string" office:string-value="" calcext:value-type="error">
            <text:p>#N/A</text:p>
          </table:table-cell>
          <table:table-cell table:formula="of:=IF(ISNA([.B387]);[.A3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8];[$'pubmed search results'.A$2:$'pubmed search results'.A$999998];0)" office:value-type="string" office:string-value="" calcext:value-type="error">
            <text:p>#N/A</text:p>
          </table:table-cell>
          <table:table-cell table:formula="of:=IF(ISNA([.B388]);[.A3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89];[$'pubmed search results'.A$2:$'pubmed search results'.A$999998];0)" office:value-type="string" office:string-value="" calcext:value-type="error">
            <text:p>#N/A</text:p>
          </table:table-cell>
          <table:table-cell table:formula="of:=IF(ISNA([.B389]);[.A3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0];[$'pubmed search results'.A$2:$'pubmed search results'.A$999998];0)" office:value-type="string" office:string-value="" calcext:value-type="error">
            <text:p>#N/A</text:p>
          </table:table-cell>
          <table:table-cell table:formula="of:=IF(ISNA([.B390]);[.A3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1];[$'pubmed search results'.A$2:$'pubmed search results'.A$999998];0)" office:value-type="string" office:string-value="" calcext:value-type="error">
            <text:p>#N/A</text:p>
          </table:table-cell>
          <table:table-cell table:formula="of:=IF(ISNA([.B391]);[.A3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2];[$'pubmed search results'.A$2:$'pubmed search results'.A$999998];0)" office:value-type="string" office:string-value="" calcext:value-type="error">
            <text:p>#N/A</text:p>
          </table:table-cell>
          <table:table-cell table:formula="of:=IF(ISNA([.B392]);[.A3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3];[$'pubmed search results'.A$2:$'pubmed search results'.A$999998];0)" office:value-type="string" office:string-value="" calcext:value-type="error">
            <text:p>#N/A</text:p>
          </table:table-cell>
          <table:table-cell table:formula="of:=IF(ISNA([.B393]);[.A3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4];[$'pubmed search results'.A$2:$'pubmed search results'.A$999998];0)" office:value-type="string" office:string-value="" calcext:value-type="error">
            <text:p>#N/A</text:p>
          </table:table-cell>
          <table:table-cell table:formula="of:=IF(ISNA([.B394]);[.A3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5];[$'pubmed search results'.A$2:$'pubmed search results'.A$999998];0)" office:value-type="string" office:string-value="" calcext:value-type="error">
            <text:p>#N/A</text:p>
          </table:table-cell>
          <table:table-cell table:formula="of:=IF(ISNA([.B395]);[.A3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6];[$'pubmed search results'.A$2:$'pubmed search results'.A$999998];0)" office:value-type="string" office:string-value="" calcext:value-type="error">
            <text:p>#N/A</text:p>
          </table:table-cell>
          <table:table-cell table:formula="of:=IF(ISNA([.B396]);[.A3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7];[$'pubmed search results'.A$2:$'pubmed search results'.A$999998];0)" office:value-type="string" office:string-value="" calcext:value-type="error">
            <text:p>#N/A</text:p>
          </table:table-cell>
          <table:table-cell table:formula="of:=IF(ISNA([.B397]);[.A3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8];[$'pubmed search results'.A$2:$'pubmed search results'.A$999998];0)" office:value-type="string" office:string-value="" calcext:value-type="error">
            <text:p>#N/A</text:p>
          </table:table-cell>
          <table:table-cell table:formula="of:=IF(ISNA([.B398]);[.A3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399];[$'pubmed search results'.A$2:$'pubmed search results'.A$999998];0)" office:value-type="string" office:string-value="" calcext:value-type="error">
            <text:p>#N/A</text:p>
          </table:table-cell>
          <table:table-cell table:formula="of:=IF(ISNA([.B399]);[.A3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0];[$'pubmed search results'.A$2:$'pubmed search results'.A$999998];0)" office:value-type="string" office:string-value="" calcext:value-type="error">
            <text:p>#N/A</text:p>
          </table:table-cell>
          <table:table-cell table:formula="of:=IF(ISNA([.B400]);[.A40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1];[$'pubmed search results'.A$2:$'pubmed search results'.A$999998];0)" office:value-type="string" office:string-value="" calcext:value-type="error">
            <text:p>#N/A</text:p>
          </table:table-cell>
          <table:table-cell table:formula="of:=IF(ISNA([.B401]);[.A40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2];[$'pubmed search results'.A$2:$'pubmed search results'.A$999998];0)" office:value-type="string" office:string-value="" calcext:value-type="error">
            <text:p>#N/A</text:p>
          </table:table-cell>
          <table:table-cell table:formula="of:=IF(ISNA([.B402]);[.A40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3];[$'pubmed search results'.A$2:$'pubmed search results'.A$999998];0)" office:value-type="string" office:string-value="" calcext:value-type="error">
            <text:p>#N/A</text:p>
          </table:table-cell>
          <table:table-cell table:formula="of:=IF(ISNA([.B403]);[.A40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4];[$'pubmed search results'.A$2:$'pubmed search results'.A$999998];0)" office:value-type="string" office:string-value="" calcext:value-type="error">
            <text:p>#N/A</text:p>
          </table:table-cell>
          <table:table-cell table:formula="of:=IF(ISNA([.B404]);[.A40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5];[$'pubmed search results'.A$2:$'pubmed search results'.A$999998];0)" office:value-type="string" office:string-value="" calcext:value-type="error">
            <text:p>#N/A</text:p>
          </table:table-cell>
          <table:table-cell table:formula="of:=IF(ISNA([.B405]);[.A40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6];[$'pubmed search results'.A$2:$'pubmed search results'.A$999998];0)" office:value-type="string" office:string-value="" calcext:value-type="error">
            <text:p>#N/A</text:p>
          </table:table-cell>
          <table:table-cell table:formula="of:=IF(ISNA([.B406]);[.A40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7];[$'pubmed search results'.A$2:$'pubmed search results'.A$999998];0)" office:value-type="string" office:string-value="" calcext:value-type="error">
            <text:p>#N/A</text:p>
          </table:table-cell>
          <table:table-cell table:formula="of:=IF(ISNA([.B407]);[.A40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8];[$'pubmed search results'.A$2:$'pubmed search results'.A$999998];0)" office:value-type="string" office:string-value="" calcext:value-type="error">
            <text:p>#N/A</text:p>
          </table:table-cell>
          <table:table-cell table:formula="of:=IF(ISNA([.B408]);[.A40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09];[$'pubmed search results'.A$2:$'pubmed search results'.A$999998];0)" office:value-type="string" office:string-value="" calcext:value-type="error">
            <text:p>#N/A</text:p>
          </table:table-cell>
          <table:table-cell table:formula="of:=IF(ISNA([.B409]);[.A40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0];[$'pubmed search results'.A$2:$'pubmed search results'.A$999998];0)" office:value-type="string" office:string-value="" calcext:value-type="error">
            <text:p>#N/A</text:p>
          </table:table-cell>
          <table:table-cell table:formula="of:=IF(ISNA([.B410]);[.A41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1];[$'pubmed search results'.A$2:$'pubmed search results'.A$999998];0)" office:value-type="string" office:string-value="" calcext:value-type="error">
            <text:p>#N/A</text:p>
          </table:table-cell>
          <table:table-cell table:formula="of:=IF(ISNA([.B411]);[.A41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2];[$'pubmed search results'.A$2:$'pubmed search results'.A$999998];0)" office:value-type="string" office:string-value="" calcext:value-type="error">
            <text:p>#N/A</text:p>
          </table:table-cell>
          <table:table-cell table:formula="of:=IF(ISNA([.B412]);[.A41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3];[$'pubmed search results'.A$2:$'pubmed search results'.A$999998];0)" office:value-type="string" office:string-value="" calcext:value-type="error">
            <text:p>#N/A</text:p>
          </table:table-cell>
          <table:table-cell table:formula="of:=IF(ISNA([.B413]);[.A41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4];[$'pubmed search results'.A$2:$'pubmed search results'.A$999998];0)" office:value-type="string" office:string-value="" calcext:value-type="error">
            <text:p>#N/A</text:p>
          </table:table-cell>
          <table:table-cell table:formula="of:=IF(ISNA([.B414]);[.A41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5];[$'pubmed search results'.A$2:$'pubmed search results'.A$999998];0)" office:value-type="string" office:string-value="" calcext:value-type="error">
            <text:p>#N/A</text:p>
          </table:table-cell>
          <table:table-cell table:formula="of:=IF(ISNA([.B415]);[.A41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6];[$'pubmed search results'.A$2:$'pubmed search results'.A$999998];0)" office:value-type="string" office:string-value="" calcext:value-type="error">
            <text:p>#N/A</text:p>
          </table:table-cell>
          <table:table-cell table:formula="of:=IF(ISNA([.B416]);[.A41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7];[$'pubmed search results'.A$2:$'pubmed search results'.A$999998];0)" office:value-type="string" office:string-value="" calcext:value-type="error">
            <text:p>#N/A</text:p>
          </table:table-cell>
          <table:table-cell table:formula="of:=IF(ISNA([.B417]);[.A41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8];[$'pubmed search results'.A$2:$'pubmed search results'.A$999998];0)" office:value-type="string" office:string-value="" calcext:value-type="error">
            <text:p>#N/A</text:p>
          </table:table-cell>
          <table:table-cell table:formula="of:=IF(ISNA([.B418]);[.A41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19];[$'pubmed search results'.A$2:$'pubmed search results'.A$999998];0)" office:value-type="string" office:string-value="" calcext:value-type="error">
            <text:p>#N/A</text:p>
          </table:table-cell>
          <table:table-cell table:formula="of:=IF(ISNA([.B419]);[.A41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0];[$'pubmed search results'.A$2:$'pubmed search results'.A$999998];0)" office:value-type="string" office:string-value="" calcext:value-type="error">
            <text:p>#N/A</text:p>
          </table:table-cell>
          <table:table-cell table:formula="of:=IF(ISNA([.B420]);[.A42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1];[$'pubmed search results'.A$2:$'pubmed search results'.A$999998];0)" office:value-type="string" office:string-value="" calcext:value-type="error">
            <text:p>#N/A</text:p>
          </table:table-cell>
          <table:table-cell table:formula="of:=IF(ISNA([.B421]);[.A42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2];[$'pubmed search results'.A$2:$'pubmed search results'.A$999998];0)" office:value-type="string" office:string-value="" calcext:value-type="error">
            <text:p>#N/A</text:p>
          </table:table-cell>
          <table:table-cell table:formula="of:=IF(ISNA([.B422]);[.A42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3];[$'pubmed search results'.A$2:$'pubmed search results'.A$999998];0)" office:value-type="string" office:string-value="" calcext:value-type="error">
            <text:p>#N/A</text:p>
          </table:table-cell>
          <table:table-cell table:formula="of:=IF(ISNA([.B423]);[.A42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4];[$'pubmed search results'.A$2:$'pubmed search results'.A$999998];0)" office:value-type="string" office:string-value="" calcext:value-type="error">
            <text:p>#N/A</text:p>
          </table:table-cell>
          <table:table-cell table:formula="of:=IF(ISNA([.B424]);[.A42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5];[$'pubmed search results'.A$2:$'pubmed search results'.A$999998];0)" office:value-type="string" office:string-value="" calcext:value-type="error">
            <text:p>#N/A</text:p>
          </table:table-cell>
          <table:table-cell table:formula="of:=IF(ISNA([.B425]);[.A42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6];[$'pubmed search results'.A$2:$'pubmed search results'.A$999998];0)" office:value-type="string" office:string-value="" calcext:value-type="error">
            <text:p>#N/A</text:p>
          </table:table-cell>
          <table:table-cell table:formula="of:=IF(ISNA([.B426]);[.A42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7];[$'pubmed search results'.A$2:$'pubmed search results'.A$999998];0)" office:value-type="string" office:string-value="" calcext:value-type="error">
            <text:p>#N/A</text:p>
          </table:table-cell>
          <table:table-cell table:formula="of:=IF(ISNA([.B427]);[.A42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8];[$'pubmed search results'.A$2:$'pubmed search results'.A$999998];0)" office:value-type="string" office:string-value="" calcext:value-type="error">
            <text:p>#N/A</text:p>
          </table:table-cell>
          <table:table-cell table:formula="of:=IF(ISNA([.B428]);[.A42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29];[$'pubmed search results'.A$2:$'pubmed search results'.A$999998];0)" office:value-type="string" office:string-value="" calcext:value-type="error">
            <text:p>#N/A</text:p>
          </table:table-cell>
          <table:table-cell table:formula="of:=IF(ISNA([.B429]);[.A42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0];[$'pubmed search results'.A$2:$'pubmed search results'.A$999998];0)" office:value-type="string" office:string-value="" calcext:value-type="error">
            <text:p>#N/A</text:p>
          </table:table-cell>
          <table:table-cell table:formula="of:=IF(ISNA([.B430]);[.A43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1];[$'pubmed search results'.A$2:$'pubmed search results'.A$999998];0)" office:value-type="string" office:string-value="" calcext:value-type="error">
            <text:p>#N/A</text:p>
          </table:table-cell>
          <table:table-cell table:formula="of:=IF(ISNA([.B431]);[.A43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2];[$'pubmed search results'.A$2:$'pubmed search results'.A$999998];0)" office:value-type="string" office:string-value="" calcext:value-type="error">
            <text:p>#N/A</text:p>
          </table:table-cell>
          <table:table-cell table:formula="of:=IF(ISNA([.B432]);[.A43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3];[$'pubmed search results'.A$2:$'pubmed search results'.A$999998];0)" office:value-type="string" office:string-value="" calcext:value-type="error">
            <text:p>#N/A</text:p>
          </table:table-cell>
          <table:table-cell table:formula="of:=IF(ISNA([.B433]);[.A43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4];[$'pubmed search results'.A$2:$'pubmed search results'.A$999998];0)" office:value-type="string" office:string-value="" calcext:value-type="error">
            <text:p>#N/A</text:p>
          </table:table-cell>
          <table:table-cell table:formula="of:=IF(ISNA([.B434]);[.A43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5];[$'pubmed search results'.A$2:$'pubmed search results'.A$999998];0)" office:value-type="string" office:string-value="" calcext:value-type="error">
            <text:p>#N/A</text:p>
          </table:table-cell>
          <table:table-cell table:formula="of:=IF(ISNA([.B435]);[.A43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6];[$'pubmed search results'.A$2:$'pubmed search results'.A$999998];0)" office:value-type="string" office:string-value="" calcext:value-type="error">
            <text:p>#N/A</text:p>
          </table:table-cell>
          <table:table-cell table:formula="of:=IF(ISNA([.B436]);[.A43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7];[$'pubmed search results'.A$2:$'pubmed search results'.A$999998];0)" office:value-type="string" office:string-value="" calcext:value-type="error">
            <text:p>#N/A</text:p>
          </table:table-cell>
          <table:table-cell table:formula="of:=IF(ISNA([.B437]);[.A43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8];[$'pubmed search results'.A$2:$'pubmed search results'.A$999998];0)" office:value-type="string" office:string-value="" calcext:value-type="error">
            <text:p>#N/A</text:p>
          </table:table-cell>
          <table:table-cell table:formula="of:=IF(ISNA([.B438]);[.A43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39];[$'pubmed search results'.A$2:$'pubmed search results'.A$999998];0)" office:value-type="string" office:string-value="" calcext:value-type="error">
            <text:p>#N/A</text:p>
          </table:table-cell>
          <table:table-cell table:formula="of:=IF(ISNA([.B439]);[.A43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0];[$'pubmed search results'.A$2:$'pubmed search results'.A$999998];0)" office:value-type="string" office:string-value="" calcext:value-type="error">
            <text:p>#N/A</text:p>
          </table:table-cell>
          <table:table-cell table:formula="of:=IF(ISNA([.B440]);[.A44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1];[$'pubmed search results'.A$2:$'pubmed search results'.A$999998];0)" office:value-type="string" office:string-value="" calcext:value-type="error">
            <text:p>#N/A</text:p>
          </table:table-cell>
          <table:table-cell table:formula="of:=IF(ISNA([.B441]);[.A44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2];[$'pubmed search results'.A$2:$'pubmed search results'.A$999998];0)" office:value-type="string" office:string-value="" calcext:value-type="error">
            <text:p>#N/A</text:p>
          </table:table-cell>
          <table:table-cell table:formula="of:=IF(ISNA([.B442]);[.A44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3];[$'pubmed search results'.A$2:$'pubmed search results'.A$999998];0)" office:value-type="string" office:string-value="" calcext:value-type="error">
            <text:p>#N/A</text:p>
          </table:table-cell>
          <table:table-cell table:formula="of:=IF(ISNA([.B443]);[.A44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4];[$'pubmed search results'.A$2:$'pubmed search results'.A$999998];0)" office:value-type="string" office:string-value="" calcext:value-type="error">
            <text:p>#N/A</text:p>
          </table:table-cell>
          <table:table-cell table:formula="of:=IF(ISNA([.B444]);[.A44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5];[$'pubmed search results'.A$2:$'pubmed search results'.A$999998];0)" office:value-type="string" office:string-value="" calcext:value-type="error">
            <text:p>#N/A</text:p>
          </table:table-cell>
          <table:table-cell table:formula="of:=IF(ISNA([.B445]);[.A44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6];[$'pubmed search results'.A$2:$'pubmed search results'.A$999998];0)" office:value-type="string" office:string-value="" calcext:value-type="error">
            <text:p>#N/A</text:p>
          </table:table-cell>
          <table:table-cell table:formula="of:=IF(ISNA([.B446]);[.A44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7];[$'pubmed search results'.A$2:$'pubmed search results'.A$999998];0)" office:value-type="string" office:string-value="" calcext:value-type="error">
            <text:p>#N/A</text:p>
          </table:table-cell>
          <table:table-cell table:formula="of:=IF(ISNA([.B447]);[.A44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8];[$'pubmed search results'.A$2:$'pubmed search results'.A$999998];0)" office:value-type="string" office:string-value="" calcext:value-type="error">
            <text:p>#N/A</text:p>
          </table:table-cell>
          <table:table-cell table:formula="of:=IF(ISNA([.B448]);[.A44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49];[$'pubmed search results'.A$2:$'pubmed search results'.A$999998];0)" office:value-type="string" office:string-value="" calcext:value-type="error">
            <text:p>#N/A</text:p>
          </table:table-cell>
          <table:table-cell table:formula="of:=IF(ISNA([.B449]);[.A44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0];[$'pubmed search results'.A$2:$'pubmed search results'.A$999998];0)" office:value-type="string" office:string-value="" calcext:value-type="error">
            <text:p>#N/A</text:p>
          </table:table-cell>
          <table:table-cell table:formula="of:=IF(ISNA([.B450]);[.A45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1];[$'pubmed search results'.A$2:$'pubmed search results'.A$999998];0)" office:value-type="string" office:string-value="" calcext:value-type="error">
            <text:p>#N/A</text:p>
          </table:table-cell>
          <table:table-cell table:formula="of:=IF(ISNA([.B451]);[.A45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2];[$'pubmed search results'.A$2:$'pubmed search results'.A$999998];0)" office:value-type="string" office:string-value="" calcext:value-type="error">
            <text:p>#N/A</text:p>
          </table:table-cell>
          <table:table-cell table:formula="of:=IF(ISNA([.B452]);[.A45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3];[$'pubmed search results'.A$2:$'pubmed search results'.A$999998];0)" office:value-type="string" office:string-value="" calcext:value-type="error">
            <text:p>#N/A</text:p>
          </table:table-cell>
          <table:table-cell table:formula="of:=IF(ISNA([.B453]);[.A45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4];[$'pubmed search results'.A$2:$'pubmed search results'.A$999998];0)" office:value-type="string" office:string-value="" calcext:value-type="error">
            <text:p>#N/A</text:p>
          </table:table-cell>
          <table:table-cell table:formula="of:=IF(ISNA([.B454]);[.A45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5];[$'pubmed search results'.A$2:$'pubmed search results'.A$999998];0)" office:value-type="string" office:string-value="" calcext:value-type="error">
            <text:p>#N/A</text:p>
          </table:table-cell>
          <table:table-cell table:formula="of:=IF(ISNA([.B455]);[.A45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6];[$'pubmed search results'.A$2:$'pubmed search results'.A$999998];0)" office:value-type="string" office:string-value="" calcext:value-type="error">
            <text:p>#N/A</text:p>
          </table:table-cell>
          <table:table-cell table:formula="of:=IF(ISNA([.B456]);[.A45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7];[$'pubmed search results'.A$2:$'pubmed search results'.A$999998];0)" office:value-type="string" office:string-value="" calcext:value-type="error">
            <text:p>#N/A</text:p>
          </table:table-cell>
          <table:table-cell table:formula="of:=IF(ISNA([.B457]);[.A45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8];[$'pubmed search results'.A$2:$'pubmed search results'.A$999998];0)" office:value-type="string" office:string-value="" calcext:value-type="error">
            <text:p>#N/A</text:p>
          </table:table-cell>
          <table:table-cell table:formula="of:=IF(ISNA([.B458]);[.A45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59];[$'pubmed search results'.A$2:$'pubmed search results'.A$999998];0)" office:value-type="string" office:string-value="" calcext:value-type="error">
            <text:p>#N/A</text:p>
          </table:table-cell>
          <table:table-cell table:formula="of:=IF(ISNA([.B459]);[.A45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0];[$'pubmed search results'.A$2:$'pubmed search results'.A$999998];0)" office:value-type="string" office:string-value="" calcext:value-type="error">
            <text:p>#N/A</text:p>
          </table:table-cell>
          <table:table-cell table:formula="of:=IF(ISNA([.B460]);[.A46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1];[$'pubmed search results'.A$2:$'pubmed search results'.A$999998];0)" office:value-type="string" office:string-value="" calcext:value-type="error">
            <text:p>#N/A</text:p>
          </table:table-cell>
          <table:table-cell table:formula="of:=IF(ISNA([.B461]);[.A46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2];[$'pubmed search results'.A$2:$'pubmed search results'.A$999998];0)" office:value-type="string" office:string-value="" calcext:value-type="error">
            <text:p>#N/A</text:p>
          </table:table-cell>
          <table:table-cell table:formula="of:=IF(ISNA([.B462]);[.A46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3];[$'pubmed search results'.A$2:$'pubmed search results'.A$999998];0)" office:value-type="string" office:string-value="" calcext:value-type="error">
            <text:p>#N/A</text:p>
          </table:table-cell>
          <table:table-cell table:formula="of:=IF(ISNA([.B463]);[.A46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4];[$'pubmed search results'.A$2:$'pubmed search results'.A$999998];0)" office:value-type="string" office:string-value="" calcext:value-type="error">
            <text:p>#N/A</text:p>
          </table:table-cell>
          <table:table-cell table:formula="of:=IF(ISNA([.B464]);[.A46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5];[$'pubmed search results'.A$2:$'pubmed search results'.A$999998];0)" office:value-type="string" office:string-value="" calcext:value-type="error">
            <text:p>#N/A</text:p>
          </table:table-cell>
          <table:table-cell table:formula="of:=IF(ISNA([.B465]);[.A46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6];[$'pubmed search results'.A$2:$'pubmed search results'.A$999998];0)" office:value-type="string" office:string-value="" calcext:value-type="error">
            <text:p>#N/A</text:p>
          </table:table-cell>
          <table:table-cell table:formula="of:=IF(ISNA([.B466]);[.A46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7];[$'pubmed search results'.A$2:$'pubmed search results'.A$999998];0)" office:value-type="string" office:string-value="" calcext:value-type="error">
            <text:p>#N/A</text:p>
          </table:table-cell>
          <table:table-cell table:formula="of:=IF(ISNA([.B467]);[.A46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8];[$'pubmed search results'.A$2:$'pubmed search results'.A$999998];0)" office:value-type="string" office:string-value="" calcext:value-type="error">
            <text:p>#N/A</text:p>
          </table:table-cell>
          <table:table-cell table:formula="of:=IF(ISNA([.B468]);[.A46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69];[$'pubmed search results'.A$2:$'pubmed search results'.A$999998];0)" office:value-type="string" office:string-value="" calcext:value-type="error">
            <text:p>#N/A</text:p>
          </table:table-cell>
          <table:table-cell table:formula="of:=IF(ISNA([.B469]);[.A46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0];[$'pubmed search results'.A$2:$'pubmed search results'.A$999998];0)" office:value-type="string" office:string-value="" calcext:value-type="error">
            <text:p>#N/A</text:p>
          </table:table-cell>
          <table:table-cell table:formula="of:=IF(ISNA([.B470]);[.A47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1];[$'pubmed search results'.A$2:$'pubmed search results'.A$999998];0)" office:value-type="string" office:string-value="" calcext:value-type="error">
            <text:p>#N/A</text:p>
          </table:table-cell>
          <table:table-cell table:formula="of:=IF(ISNA([.B471]);[.A47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2];[$'pubmed search results'.A$2:$'pubmed search results'.A$999998];0)" office:value-type="string" office:string-value="" calcext:value-type="error">
            <text:p>#N/A</text:p>
          </table:table-cell>
          <table:table-cell table:formula="of:=IF(ISNA([.B472]);[.A47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3];[$'pubmed search results'.A$2:$'pubmed search results'.A$999998];0)" office:value-type="string" office:string-value="" calcext:value-type="error">
            <text:p>#N/A</text:p>
          </table:table-cell>
          <table:table-cell table:formula="of:=IF(ISNA([.B473]);[.A47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4];[$'pubmed search results'.A$2:$'pubmed search results'.A$999998];0)" office:value-type="string" office:string-value="" calcext:value-type="error">
            <text:p>#N/A</text:p>
          </table:table-cell>
          <table:table-cell table:formula="of:=IF(ISNA([.B474]);[.A47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5];[$'pubmed search results'.A$2:$'pubmed search results'.A$999998];0)" office:value-type="string" office:string-value="" calcext:value-type="error">
            <text:p>#N/A</text:p>
          </table:table-cell>
          <table:table-cell table:formula="of:=IF(ISNA([.B475]);[.A47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6];[$'pubmed search results'.A$2:$'pubmed search results'.A$999998];0)" office:value-type="string" office:string-value="" calcext:value-type="error">
            <text:p>#N/A</text:p>
          </table:table-cell>
          <table:table-cell table:formula="of:=IF(ISNA([.B476]);[.A47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7];[$'pubmed search results'.A$2:$'pubmed search results'.A$999998];0)" office:value-type="string" office:string-value="" calcext:value-type="error">
            <text:p>#N/A</text:p>
          </table:table-cell>
          <table:table-cell table:formula="of:=IF(ISNA([.B477]);[.A47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8];[$'pubmed search results'.A$2:$'pubmed search results'.A$999998];0)" office:value-type="string" office:string-value="" calcext:value-type="error">
            <text:p>#N/A</text:p>
          </table:table-cell>
          <table:table-cell table:formula="of:=IF(ISNA([.B478]);[.A47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79];[$'pubmed search results'.A$2:$'pubmed search results'.A$999998];0)" office:value-type="string" office:string-value="" calcext:value-type="error">
            <text:p>#N/A</text:p>
          </table:table-cell>
          <table:table-cell table:formula="of:=IF(ISNA([.B479]);[.A47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0];[$'pubmed search results'.A$2:$'pubmed search results'.A$999998];0)" office:value-type="string" office:string-value="" calcext:value-type="error">
            <text:p>#N/A</text:p>
          </table:table-cell>
          <table:table-cell table:formula="of:=IF(ISNA([.B480]);[.A48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1];[$'pubmed search results'.A$2:$'pubmed search results'.A$999998];0)" office:value-type="string" office:string-value="" calcext:value-type="error">
            <text:p>#N/A</text:p>
          </table:table-cell>
          <table:table-cell table:formula="of:=IF(ISNA([.B481]);[.A48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2];[$'pubmed search results'.A$2:$'pubmed search results'.A$999998];0)" office:value-type="string" office:string-value="" calcext:value-type="error">
            <text:p>#N/A</text:p>
          </table:table-cell>
          <table:table-cell table:formula="of:=IF(ISNA([.B482]);[.A48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3];[$'pubmed search results'.A$2:$'pubmed search results'.A$999998];0)" office:value-type="string" office:string-value="" calcext:value-type="error">
            <text:p>#N/A</text:p>
          </table:table-cell>
          <table:table-cell table:formula="of:=IF(ISNA([.B483]);[.A48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4];[$'pubmed search results'.A$2:$'pubmed search results'.A$999998];0)" office:value-type="string" office:string-value="" calcext:value-type="error">
            <text:p>#N/A</text:p>
          </table:table-cell>
          <table:table-cell table:formula="of:=IF(ISNA([.B484]);[.A48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5];[$'pubmed search results'.A$2:$'pubmed search results'.A$999998];0)" office:value-type="string" office:string-value="" calcext:value-type="error">
            <text:p>#N/A</text:p>
          </table:table-cell>
          <table:table-cell table:formula="of:=IF(ISNA([.B485]);[.A48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6];[$'pubmed search results'.A$2:$'pubmed search results'.A$999998];0)" office:value-type="string" office:string-value="" calcext:value-type="error">
            <text:p>#N/A</text:p>
          </table:table-cell>
          <table:table-cell table:formula="of:=IF(ISNA([.B486]);[.A48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7];[$'pubmed search results'.A$2:$'pubmed search results'.A$999998];0)" office:value-type="string" office:string-value="" calcext:value-type="error">
            <text:p>#N/A</text:p>
          </table:table-cell>
          <table:table-cell table:formula="of:=IF(ISNA([.B487]);[.A48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8];[$'pubmed search results'.A$2:$'pubmed search results'.A$999998];0)" office:value-type="string" office:string-value="" calcext:value-type="error">
            <text:p>#N/A</text:p>
          </table:table-cell>
          <table:table-cell table:formula="of:=IF(ISNA([.B488]);[.A48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89];[$'pubmed search results'.A$2:$'pubmed search results'.A$999998];0)" office:value-type="string" office:string-value="" calcext:value-type="error">
            <text:p>#N/A</text:p>
          </table:table-cell>
          <table:table-cell table:formula="of:=IF(ISNA([.B489]);[.A48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0];[$'pubmed search results'.A$2:$'pubmed search results'.A$999998];0)" office:value-type="string" office:string-value="" calcext:value-type="error">
            <text:p>#N/A</text:p>
          </table:table-cell>
          <table:table-cell table:formula="of:=IF(ISNA([.B490]);[.A490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1];[$'pubmed search results'.A$2:$'pubmed search results'.A$999998];0)" office:value-type="string" office:string-value="" calcext:value-type="error">
            <text:p>#N/A</text:p>
          </table:table-cell>
          <table:table-cell table:formula="of:=IF(ISNA([.B491]);[.A491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2];[$'pubmed search results'.A$2:$'pubmed search results'.A$999998];0)" office:value-type="string" office:string-value="" calcext:value-type="error">
            <text:p>#N/A</text:p>
          </table:table-cell>
          <table:table-cell table:formula="of:=IF(ISNA([.B492]);[.A492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3];[$'pubmed search results'.A$2:$'pubmed search results'.A$999998];0)" office:value-type="string" office:string-value="" calcext:value-type="error">
            <text:p>#N/A</text:p>
          </table:table-cell>
          <table:table-cell table:formula="of:=IF(ISNA([.B493]);[.A493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4];[$'pubmed search results'.A$2:$'pubmed search results'.A$999998];0)" office:value-type="string" office:string-value="" calcext:value-type="error">
            <text:p>#N/A</text:p>
          </table:table-cell>
          <table:table-cell table:formula="of:=IF(ISNA([.B494]);[.A494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5];[$'pubmed search results'.A$2:$'pubmed search results'.A$999998];0)" office:value-type="string" office:string-value="" calcext:value-type="error">
            <text:p>#N/A</text:p>
          </table:table-cell>
          <table:table-cell table:formula="of:=IF(ISNA([.B495]);[.A495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6];[$'pubmed search results'.A$2:$'pubmed search results'.A$999998];0)" office:value-type="string" office:string-value="" calcext:value-type="error">
            <text:p>#N/A</text:p>
          </table:table-cell>
          <table:table-cell table:formula="of:=IF(ISNA([.B496]);[.A496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7];[$'pubmed search results'.A$2:$'pubmed search results'.A$999998];0)" office:value-type="string" office:string-value="" calcext:value-type="error">
            <text:p>#N/A</text:p>
          </table:table-cell>
          <table:table-cell table:formula="of:=IF(ISNA([.B497]);[.A497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8];[$'pubmed search results'.A$2:$'pubmed search results'.A$999998];0)" office:value-type="string" office:string-value="" calcext:value-type="error">
            <text:p>#N/A</text:p>
          </table:table-cell>
          <table:table-cell table:formula="of:=IF(ISNA([.B498]);[.A498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499];[$'pubmed search results'.A$2:$'pubmed search results'.A$999998];0)" office:value-type="string" office:string-value="" calcext:value-type="error">
            <text:p>#N/A</text:p>
          </table:table-cell>
          <table:table-cell table:formula="of:=IF(ISNA([.B499]);[.A499];&quot;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/>
          <table:table-cell table:formula="of:=MATCH([.A500];[$'pubmed search results'.A$2:$'pubmed search results'.A$999998];0)" office:value-type="string" office:string-value="" calcext:value-type="error">
            <text:p>#N/A</text:p>
          </table:table-cell>
          <table:table-cell table:formula="of:=IF(ISNA([.B500]);[.A500];&quot;&quot;)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'pubmed search results'.A1:'pubmed search results'.XFD1048576">
          <table:sort>
            <table:sort-by table:field-number="7" table:data-type="automatic"/>
          </table:sort>
        </table:database-range>
        <table:database-range table:name="__Anonymous_Sheet_DB__1" table:target-range-address="'check whether already present'.E3:'check whether already present'.E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05:42:15.235918298</dc:date>
    <meta:editing-duration>P4DT9H28M55S</meta:editing-duration>
    <meta:editing-cycles>94</meta:editing-cycles>
    <meta:generator>LibreOffice/7.4.7.2$Linux_X86_64 LibreOffice_project/40$Build-2</meta:generator>
    <meta:document-statistic meta:table-count="2" meta:cell-count="1463" meta:object-count="0"/>
  </office:meta>
</office:document-meta>
</file>